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526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55323±1139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52807±64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planbeneficios.net.br</text:p>
          </table:table-cell>
          <table:table-cell office:value-type="string" calcext:value-type="string">
            <text:p>217883±150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45913±74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59530±78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162017±278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udalina.com.br</text:p>
          </table:table-cell>
          <table:table-cell office:value-type="string" calcext:value-type="string">
            <text:p>210798±1946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305738±249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feriasmes2.com.br</text:p>
          </table:table-cell>
          <table:table-cell office:value-type="string" calcext:value-type="string">
            <text:p>54943±1410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grandeshow2.com.br</text:p>
          </table:table-cell>
          <table:table-cell office:value-type="string" calcext:value-type="string">
            <text:p>52629±78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4.paineldeenvio.com.br</text:p>
          </table:table-cell>
          <table:table-cell office:value-type="string" calcext:value-type="string">
            <text:p>130159±61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1.paineldeenvio.com.br</text:p>
          </table:table-cell>
          <table:table-cell office:value-type="string" calcext:value-type="string">
            <text:p>158384±50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9.paineldeenvio.com.br</text:p>
          </table:table-cell>
          <table:table-cell office:value-type="string" calcext:value-type="string">
            <text:p>145430±54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tgapnet.com.br</text:p>
          </table:table-cell>
          <table:table-cell office:value-type="string" calcext:value-type="string">
            <text:p>220076±1534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osdesaudeonline.net.br</text:p>
          </table:table-cell>
          <table:table-cell office:value-type="string" calcext:value-type="string">
            <text:p>204733±101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dadecomercio.com.br</text:p>
          </table:table-cell>
          <table:table-cell office:value-type="string" calcext:value-type="string">
            <text:p>41565±82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71105±219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.serv55.com.br</text:p>
          </table:table-cell>
          <table:table-cell office:value-type="string" calcext:value-type="string">
            <text:p>101925±183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43884±90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55323±1139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59.8.74.155-static.reverse.softlayer.com</text:p>
          </table:table-cell>
          <table:table-cell office:value-type="string" calcext:value-type="string">
            <text:p>213629±119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161.202.163.11-static.reverse.softlayer.com</text:p>
          </table:table-cell>
          <table:table-cell office:value-type="string" calcext:value-type="string">
            <text:p>173839±188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acessonahora.com.br</text:p>
          </table:table-cell>
          <table:table-cell office:value-type="string" calcext:value-type="string">
            <text:p>52807±64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baratinhobarato.com.br</text:p>
          </table:table-cell>
          <table:table-cell office:value-type="string" calcext:value-type="string">
            <text:p>45913±74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59530±78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chegaaih.com.br</text:p>
          </table:table-cell>
          <table:table-cell office:value-type="string" calcext:value-type="string">
            <text:p>162017±278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-view.adplanbeneficios.net.br</text:p>
          </table:table-cell>
          <table:table-cell office:value-type="string" calcext:value-type="string">
            <text:p>217883±150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d-view.dudalina.com.br</text:p>
          </table:table-cell>
          <table:table-cell office:value-type="string" calcext:value-type="string">
            <text:p>237150±154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emailpublicitario.com.br</text:p>
          </table:table-cell>
          <table:table-cell office:value-type="string" calcext:value-type="string">
            <text:p>305738±249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54943±1410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52629±78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igualnatv.info</text:p>
          </table:table-cell>
          <table:table-cell office:value-type="string" calcext:value-type="string">
            <text:p>98995±88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mail143.atl171.mcdlv.net</text:p>
          </table:table-cell>
          <table:table-cell office:value-type="string" calcext:value-type="string">
            <text:p>251412±81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planosdesaudeonline.net.br</text:p>
          </table:table-cell>
          <table:table-cell office:value-type="string" calcext:value-type="string">
            <text:p>204733±101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wer48.topatudoyes.com.br</text:p>
          </table:table-cell>
          <table:table-cell office:value-type="string" calcext:value-type="string">
            <text:p>179730±216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qualidadecomercio.com.br</text:p>
          </table:table-cell>
          <table:table-cell office:value-type="string" calcext:value-type="string">
            <text:p>41565±82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sejaseupatrao.com.br</text:p>
          </table:table-cell>
          <table:table-cell office:value-type="string" calcext:value-type="string">
            <text:p>71105±219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101925±183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trateagota.com.br</text:p>
          </table:table-cell>
          <table:table-cell office:value-type="string" calcext:value-type="string">
            <text:p>72977±1979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2">
          <table:table-cell office:value-type="string" calcext:value-type="string">
            <text:p>@wwq.com.br</text:p>
          </table:table-cell>
          <table:table-cell office:value-type="string" calcext:value-type="string">
            <text:p>43884±90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848.452/0001-89</text:p>
          </table:table-cell>
          <table:table-cell office:value-type="string" calcext:value-type="string">
            <text:p>204733±101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1.223.946/0001-33</text:p>
          </table:table-cell>
          <table:table-cell office:value-type="string" calcext:value-type="string">
            <text:p>217883±150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5.678.752/0001-44</text:p>
          </table:table-cell>
          <table:table-cell office:value-type="string" calcext:value-type="string">
            <text:p>220076±1534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5.120.939/0004-95</text:p>
          </table:table-cell>
          <table:table-cell office:value-type="string" calcext:value-type="string">
            <text:p>210798±1946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66078±187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nsedns.com.br</text:p>
          </table:table-cell>
          <table:table-cell office:value-type="string" calcext:value-type="string">
            <text:p>2665±4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serverbr.com.br</text:p>
          </table:table-cell>
          <table:table-cell office:value-type="string" calcext:value-type="string">
            <text:p>82617±7563s</text:p>
          </table:table-cell>
          <table:table-cell office:value-type="string" calcext:value-type="string">
            <text:p>BLACK</text:p>
          </table:table-cell>
          <table:table-cell office:value-type="percentage" office:value="0.993" calcext:value-type="percentage">
            <text:p>99,30%</text:p>
          </table:table-cell>
        </table:table-row>
        <table:table-row table:style-name="ro2">
          <table:table-cell office:value-type="string" calcext:value-type="string">
            <text:p>@fastserverbr.com.br</text:p>
          </table:table-cell>
          <table:table-cell office:value-type="string" calcext:value-type="string">
            <text:p>82617±7563s</text:p>
          </table:table-cell>
          <table:table-cell office:value-type="string" calcext:value-type="string">
            <text:p>BLACK</text:p>
          </table:table-cell>
          <table:table-cell office:value-type="percentage" office:value="0.993" calcext:value-type="percentage">
            <text:p>99,30%</text:p>
          </table:table-cell>
        </table:table-row>
        <table:table-row table:style-name="ro1">
          <table:table-cell office:value-type="string" calcext:value-type="string">
            <text:p>.maildescontos.com</text:p>
          </table:table-cell>
          <table:table-cell office:value-type="string" calcext:value-type="string">
            <text:p>83114±17940s</text:p>
          </table:table-cell>
          <table:table-cell office:value-type="string" calcext:value-type="string">
            <text:p>BLACK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2">
          <table:table-cell office:value-type="string" calcext:value-type="string">
            <text:p>@b.maildescontos.com</text:p>
          </table:table-cell>
          <table:table-cell office:value-type="string" calcext:value-type="string">
            <text:p>199509±6004s</text:p>
          </table:table-cell>
          <table:table-cell office:value-type="string" calcext:value-type="string">
            <text:p>BLA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2">
          <table:table-cell office:value-type="string" calcext:value-type="string">
            <text:p>.publicaweb001.com.br</text:p>
          </table:table-cell>
          <table:table-cell office:value-type="string" calcext:value-type="string">
            <text:p>38086±11731s</text:p>
          </table:table-cell>
          <table:table-cell office:value-type="string" calcext:value-type="string">
            <text:p>BLACK</text:p>
          </table:table-cell>
          <table:table-cell office:value-type="percentage" office:value="0.959" calcext:value-type="percentage">
            <text:p>95,9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38086±11731s</text:p>
          </table:table-cell>
          <table:table-cell office:value-type="string" calcext:value-type="string">
            <text:p>BLACK</text:p>
          </table:table-cell>
          <table:table-cell office:value-type="percentage" office:value="0.959" calcext:value-type="percentage">
            <text:p>95,9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38086±11731s</text:p>
          </table:table-cell>
          <table:table-cell office:value-type="string" calcext:value-type="string">
            <text:p>BLACK</text:p>
          </table:table-cell>
          <table:table-cell office:value-type="percentage" office:value="0.959" calcext:value-type="percentage">
            <text:p>95,90%</text:p>
          </table:table-cell>
        </table:table-row>
        <table:table-row table:style-name="ro1">
          <table:table-cell office:value-type="string" calcext:value-type="string">
            <text:p>290.032.428-95</text:p>
          </table:table-cell>
          <table:table-cell office:value-type="string" calcext:value-type="string">
            <text:p>232610±50815s</text:p>
          </table:table-cell>
          <table:table-cell office:value-type="string" calcext:value-type="string">
            <text:p>BLACK</text:p>
          </table:table-cell>
          <table:table-cell office:value-type="percentage" office:value="0.902" calcext:value-type="percentage">
            <text:p>90,2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42177±3383s</text:p>
          </table:table-cell>
          <table:table-cell office:value-type="string" calcext:value-type="string">
            <text:p>BLACK</text:p>
          </table:table-cell>
          <table:table-cell office:value-type="percentage" office:value="0.898" calcext:value-type="percentage">
            <text:p>89,80%</text:p>
          </table:table-cell>
        </table:table-row>
        <table:table-row table:style-name="ro2">
          <table:table-cell office:value-type="string" calcext:value-type="string">
            <text:p>@descontohoje.com.br</text:p>
          </table:table-cell>
          <table:table-cell office:value-type="string" calcext:value-type="string">
            <text:p>42177±3383s</text:p>
          </table:table-cell>
          <table:table-cell office:value-type="string" calcext:value-type="string">
            <text:p>BLACK</text:p>
          </table:table-cell>
          <table:table-cell office:value-type="percentage" office:value="0.898" calcext:value-type="percentage">
            <text:p>89,80%</text:p>
          </table:table-cell>
        </table:table-row>
        <table:table-row table:style-name="ro2">
          <table:table-cell office:value-type="string" calcext:value-type="string">
            <text:p>.leader10.com.br</text:p>
          </table:table-cell>
          <table:table-cell office:value-type="string" calcext:value-type="string">
            <text:p>5891±2666s</text:p>
          </table:table-cell>
          <table:table-cell office:value-type="string" calcext:value-type="string">
            <text:p>BLOCK</text:p>
          </table:table-cell>
          <table:table-cell office:value-type="percentage" office:value="0.885" calcext:value-type="percentage">
            <text:p>88,5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5891±2666s</text:p>
          </table:table-cell>
          <table:table-cell office:value-type="string" calcext:value-type="string">
            <text:p>BLOCK</text:p>
          </table:table-cell>
          <table:table-cell office:value-type="percentage" office:value="0.885" calcext:value-type="percentage">
            <text:p>88,50%</text:p>
          </table:table-cell>
        </table:table-row>
        <table:table-row table:style-name="ro1">
          <table:table-cell office:value-type="string" calcext:value-type="string">
            <text:p>.touristcard.com.br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2">
          <table:table-cell office:value-type="string" calcext:value-type="string">
            <text:p>@d-view.touristcard.com.br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030.904.460/0001-05</text:p>
          </table:table-cell>
          <table:table-cell office:value-type="string" calcext:value-type="string">
            <text:p>132913s</text:p>
          </table:table-cell>
          <table:table-cell office:value-type="string" calcext:value-type="string">
            <text:p>BLA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.gsf-5.paineldeenvio.com.br</text:p>
          </table:table-cell>
          <table:table-cell office:value-type="string" calcext:value-type="string">
            <text:p>111135±5997s</text:p>
          </table:table-cell>
          <table:table-cell office:value-type="string" calcext:value-type="string">
            <text:p>BLACK</text:p>
          </table:table-cell>
          <table:table-cell office:value-type="percentage" office:value="0.869" calcext:value-type="percentage">
            <text:p>86,9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17071±5022s</text:p>
          </table:table-cell>
          <table:table-cell office:value-type="string" calcext:value-type="string">
            <text:p>BLOCK</text:p>
          </table:table-cell>
          <table:table-cell office:value-type="percentage" office:value="0.857" calcext:value-type="percentage">
            <text:p>85,7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17071±5022s</text:p>
          </table:table-cell>
          <table:table-cell office:value-type="string" calcext:value-type="string">
            <text:p>BLOCK</text:p>
          </table:table-cell>
          <table:table-cell office:value-type="percentage" office:value="0.857" calcext:value-type="percentage">
            <text:p>85,70%</text:p>
          </table:table-cell>
        </table:table-row>
        <table:table-row table:style-name="ro1">
          <table:table-cell office:value-type="string" calcext:value-type="string">
            <text:p>.mi-5.paineldeenvio.com.br</text:p>
          </table:table-cell>
          <table:table-cell office:value-type="string" calcext:value-type="string">
            <text:p>171671s</text:p>
          </table:table-cell>
          <table:table-cell office:value-type="string" calcext:value-type="string">
            <text:p>BLACK</text:p>
          </table:table-cell>
          <table:table-cell office:value-type="percentage" office:value="0.852" calcext:value-type="percentage">
            <text:p>85,20%</text:p>
          </table:table-cell>
        </table:table-row>
        <table:table-row table:style-name="ro1">
          <table:table-cell office:value-type="string" calcext:value-type="string">
            <text:p>.mktturbomail.com.br</text:p>
          </table:table-cell>
          <table:table-cell office:value-type="string" calcext:value-type="string">
            <text:p>14302±3196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1">
          <table:table-cell office:value-type="string" calcext:value-type="string">
            <text:p>.landingpagebrasil.com.br</text:p>
          </table:table-cell>
          <table:table-cell office:value-type="string" calcext:value-type="string">
            <text:p>1419±791s</text:p>
          </table:table-cell>
          <table:table-cell office:value-type="string" calcext:value-type="string">
            <text:p>BLOCK</text:p>
          </table:table-cell>
          <table:table-cell office:value-type="percentage" office:value="0.826" calcext:value-type="percentage">
            <text:p>82,6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414±107s</text:p>
          </table:table-cell>
          <table:table-cell office:value-type="string" calcext:value-type="string">
            <text:p>BLOCK</text:p>
          </table:table-cell>
          <table:table-cell office:value-type="percentage" office:value="0.809" calcext:value-type="percentage">
            <text:p>80,90%</text:p>
          </table:table-cell>
        </table:table-row>
        <table:table-row table:style-name="ro2">
          <table:table-cell office:value-type="string" calcext:value-type="string">
            <text:p>@161.202.163.5-static.reverse.softlayer.com</text:p>
          </table:table-cell>
          <table:table-cell office:value-type="string" calcext:value-type="string">
            <text:p>166207±3833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15972±7130s</text:p>
          </table:table-cell>
          <table:table-cell office:value-type="string" calcext:value-type="string">
            <text:p>BLOCK</text:p>
          </table:table-cell>
          <table:table-cell office:value-type="percentage" office:value="0.775" calcext:value-type="percentage">
            <text:p>77,50%</text:p>
          </table:table-cell>
        </table:table-row>
        <table:table-row table:style-name="ro2">
          <table:table-cell office:value-type="string" calcext:value-type="string">
            <text:p>@ciadoseg.com.br</text:p>
          </table:table-cell>
          <table:table-cell office:value-type="string" calcext:value-type="string">
            <text:p>15972±7130s</text:p>
          </table:table-cell>
          <table:table-cell office:value-type="string" calcext:value-type="string">
            <text:p>BLOCK</text:p>
          </table:table-cell>
          <table:table-cell office:value-type="percentage" office:value="0.775" calcext:value-type="percentage">
            <text:p>77,5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39659±13656s</text:p>
          </table:table-cell>
          <table:table-cell office:value-type="string" calcext:value-type="string">
            <text:p>BLACK</text:p>
          </table:table-cell>
          <table:table-cell office:value-type="percentage" office:value="0.774" calcext:value-type="percentage">
            <text:p>77,4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39659±13656s</text:p>
          </table:table-cell>
          <table:table-cell office:value-type="string" calcext:value-type="string">
            <text:p>BLACK</text:p>
          </table:table-cell>
          <table:table-cell office:value-type="percentage" office:value="0.774" calcext:value-type="percentage">
            <text:p>77,40%</text:p>
          </table:table-cell>
        </table:table-row>
        <table:table-row table:style-name="ro1">
          <table:table-cell office:value-type="string" calcext:value-type="string">
            <text:p>.rr-6.paineldeenvio.com.br</text:p>
          </table:table-cell>
          <table:table-cell office:value-type="string" calcext:value-type="string">
            <text:p>157701±5006s</text:p>
          </table:table-cell>
          <table:table-cell office:value-type="string" calcext:value-type="string">
            <text:p>BLACK</text:p>
          </table:table-cell>
          <table:table-cell office:value-type="percentage" office:value="0.757" calcext:value-type="percentage">
            <text:p>75,70%</text:p>
          </table:table-cell>
        </table:table-row>
        <table:table-row table:style-name="ro1">
          <table:table-cell office:value-type="string" calcext:value-type="string">
            <text:p>.intensepro.com.br</text:p>
          </table:table-cell>
          <table:table-cell office:value-type="string" calcext:value-type="string">
            <text:p>1195±602s</text:p>
          </table:table-cell>
          <table:table-cell office:value-type="string" calcext:value-type="string">
            <text:p>BLOCK</text:p>
          </table:table-cell>
          <table:table-cell office:value-type="percentage" office:value="0.751" calcext:value-type="percentage">
            <text:p>75,10%</text:p>
          </table:table-cell>
        </table:table-row>
        <table:table-row table:style-name="ro1">
          <table:table-cell office:value-type="string" calcext:value-type="string">
            <text:p>405.565.638-67</text:p>
          </table:table-cell>
          <table:table-cell office:value-type="string" calcext:value-type="string">
            <text:p>1195±602s</text:p>
          </table:table-cell>
          <table:table-cell office:value-type="string" calcext:value-type="string">
            <text:p>BLOCK</text:p>
          </table:table-cell>
          <table:table-cell office:value-type="percentage" office:value="0.751" calcext:value-type="percentage">
            <text:p>75,1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27023±3753s</text:p>
          </table:table-cell>
          <table:table-cell office:value-type="string" calcext:value-type="string">
            <text:p>BLACK</text:p>
          </table:table-cell>
          <table:table-cell office:value-type="percentage" office:value="0.731" calcext:value-type="percentage">
            <text:p>73,10%</text:p>
          </table:table-cell>
        </table:table-row>
        <table:table-row table:style-name="ro2">
          <table:table-cell office:value-type="string" calcext:value-type="string">
            <text:p>@safirearts.com.br</text:p>
          </table:table-cell>
          <table:table-cell office:value-type="string" calcext:value-type="string">
            <text:p>27023±3753s</text:p>
          </table:table-cell>
          <table:table-cell office:value-type="string" calcext:value-type="string">
            <text:p>BLACK</text:p>
          </table:table-cell>
          <table:table-cell office:value-type="percentage" office:value="0.731" calcext:value-type="percentage">
            <text:p>73,10%</text:p>
          </table:table-cell>
        </table:table-row>
        <table:table-row table:style-name="ro2">
          <table:table-cell office:value-type="string" calcext:value-type="string">
            <text:p>.a02.com.br</text:p>
          </table:table-cell>
          <table:table-cell office:value-type="string" calcext:value-type="string">
            <text:p>54431±18591s</text:p>
          </table:table-cell>
          <table:table-cell office:value-type="string" calcext:value-type="string">
            <text:p>BLACK</text:p>
          </table:table-cell>
          <table:table-cell office:value-type="percentage" office:value="0.711" calcext:value-type="percentage">
            <text:p>71,1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54431±18591s</text:p>
          </table:table-cell>
          <table:table-cell office:value-type="string" calcext:value-type="string">
            <text:p>BLACK</text:p>
          </table:table-cell>
          <table:table-cell office:value-type="percentage" office:value="0.711" calcext:value-type="percentage">
            <text:p>71,10%</text:p>
          </table:table-cell>
        </table:table-row>
        <table:table-row table:style-name="ro1">
          <table:table-cell office:value-type="string" calcext:value-type="string">
            <text:p>.leadsp.com.br</text:p>
          </table:table-cell>
          <table:table-cell office:value-type="string" calcext:value-type="string">
            <text:p>66376±5082s</text:p>
          </table:table-cell>
          <table:table-cell office:value-type="string" calcext:value-type="string">
            <text:p>BLA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2">
          <table:table-cell office:value-type="string" calcext:value-type="string">
            <text:p>@leadsp.com.br</text:p>
          </table:table-cell>
          <table:table-cell office:value-type="string" calcext:value-type="string">
            <text:p>66376±5082s</text:p>
          </table:table-cell>
          <table:table-cell office:value-type="string" calcext:value-type="string">
            <text:p>BLACK</text:p>
          </table:table-cell>
          <table:table-cell office:value-type="percentage" office:value="0.709" calcext:value-type="percentage">
            <text:p>70,9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48382±11818s</text:p>
          </table:table-cell>
          <table:table-cell office:value-type="string" calcext:value-type="string">
            <text:p>BLACK</text:p>
          </table:table-cell>
          <table:table-cell office:value-type="percentage" office:value="0.665" calcext:value-type="percentage">
            <text:p>66,50%</text:p>
          </table:table-cell>
        </table:table-row>
        <table:table-row table:style-name="ro2">
          <table:table-cell office:value-type="string" calcext:value-type="string">
            <text:p>@positivobr.com.br</text:p>
          </table:table-cell>
          <table:table-cell office:value-type="string" calcext:value-type="string">
            <text:p>48382±11818s</text:p>
          </table:table-cell>
          <table:table-cell office:value-type="string" calcext:value-type="string">
            <text:p>BLACK</text:p>
          </table:table-cell>
          <table:table-cell office:value-type="percentage" office:value="0.665" calcext:value-type="percentage">
            <text:p>66,5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11633±3242s</text:p>
          </table:table-cell>
          <table:table-cell office:value-type="string" calcext:value-type="string">
            <text:p>BLOCK</text:p>
          </table:table-cell>
          <table:table-cell office:value-type="percentage" office:value="0.652" calcext:value-type="percentage">
            <text:p>65,20%</text:p>
          </table:table-cell>
        </table:table-row>
        <table:table-row table:style-name="ro2">
          <table:table-cell office:value-type="string" calcext:value-type="string">
            <text:p>.webhot123.com.br</text:p>
          </table:table-cell>
          <table:table-cell office:value-type="string" calcext:value-type="string">
            <text:p>12504±5589s</text:p>
          </table:table-cell>
          <table:table-cell office:value-type="string" calcext:value-type="string">
            <text:p>BLOCK</text:p>
          </table:table-cell>
          <table:table-cell office:value-type="percentage" office:value="0.652" calcext:value-type="percentage">
            <text:p>65,2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11633±3242s</text:p>
          </table:table-cell>
          <table:table-cell office:value-type="string" calcext:value-type="string">
            <text:p>BLOCK</text:p>
          </table:table-cell>
          <table:table-cell office:value-type="percentage" office:value="0.652" calcext:value-type="percentage">
            <text:p>65,2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12504±5589s</text:p>
          </table:table-cell>
          <table:table-cell office:value-type="string" calcext:value-type="string">
            <text:p>BLOCK</text:p>
          </table:table-cell>
          <table:table-cell office:value-type="percentage" office:value="0.652" calcext:value-type="percentage">
            <text:p>65,20%</text:p>
          </table:table-cell>
        </table:table-row>
        <table:table-row table:style-name="ro2">
          <table:table-cell office:value-type="string" calcext:value-type="string">
            <text:p>.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@vmi48157.contabo.host</text:p>
          </table:table-cell>
          <table:table-cell office:value-type="string" calcext:value-type="string">
            <text:p>137450±11158s</text:p>
          </table:table-cell>
          <table:table-cell office:value-type="string" calcext:value-type="string">
            <text:p>BLA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.e-supracil.com.br</text:p>
          </table:table-cell>
          <table:table-cell office:value-type="string" calcext:value-type="string">
            <text:p>116357±22257s</text:p>
          </table:table-cell>
          <table:table-cell office:value-type="string" calcext:value-type="string">
            <text:p>BLA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2">
          <table:table-cell office:value-type="string" calcext:value-type="string">
            <text:p>@e-supracil.com.br</text:p>
          </table:table-cell>
          <table:table-cell office:value-type="string" calcext:value-type="string">
            <text:p>116357±22257s</text:p>
          </table:table-cell>
          <table:table-cell office:value-type="string" calcext:value-type="string">
            <text:p>BLA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068.154.244/0001-62</text:p>
          </table:table-cell>
          <table:table-cell office:value-type="string" calcext:value-type="string">
            <text:p>116357±22257s</text:p>
          </table:table-cell>
          <table:table-cell office:value-type="string" calcext:value-type="string">
            <text:p>BLA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45275±11149s</text:p>
          </table:table-cell>
          <table:table-cell office:value-type="string" calcext:value-type="string">
            <text:p>BLACK</text:p>
          </table:table-cell>
          <table:table-cell office:value-type="percentage" office:value="0.621" calcext:value-type="percentage">
            <text:p>62,1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45275±11149s</text:p>
          </table:table-cell>
          <table:table-cell office:value-type="string" calcext:value-type="string">
            <text:p>BLACK</text:p>
          </table:table-cell>
          <table:table-cell office:value-type="percentage" office:value="0.621" calcext:value-type="percentage">
            <text:p>62,1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111882±18204s</text:p>
          </table:table-cell>
          <table:table-cell office:value-type="string" calcext:value-type="string">
            <text:p>BLA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2">
          <table:table-cell office:value-type="string" calcext:value-type="string">
            <text:p>@srvlead.com.br</text:p>
          </table:table-cell>
          <table:table-cell office:value-type="string" calcext:value-type="string">
            <text:p>111882±18204s</text:p>
          </table:table-cell>
          <table:table-cell office:value-type="string" calcext:value-type="string">
            <text:p>BLACK</text:p>
          </table:table-cell>
          <table:table-cell office:value-type="percentage" office:value="0.62" calcext:value-type="percentage">
            <text:p>62,0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22090±6614s</text:p>
          </table:table-cell>
          <table:table-cell office:value-type="string" calcext:value-type="string">
            <text:p>BLACK</text:p>
          </table:table-cell>
          <table:table-cell office:value-type="percentage" office:value="0.614" calcext:value-type="percentage">
            <text:p>61,40%</text:p>
          </table:table-cell>
        </table:table-row>
        <table:table-row table:style-name="ro2">
          <table:table-cell office:value-type="string" calcext:value-type="string">
            <text:p>@campanha.net.br</text:p>
          </table:table-cell>
          <table:table-cell office:value-type="string" calcext:value-type="string">
            <text:p>22090±6614s</text:p>
          </table:table-cell>
          <table:table-cell office:value-type="string" calcext:value-type="string">
            <text:p>BLACK</text:p>
          </table:table-cell>
          <table:table-cell office:value-type="percentage" office:value="0.614" calcext:value-type="percentage">
            <text:p>61,40%</text:p>
          </table:table-cell>
        </table:table-row>
        <table:table-row table:style-name="ro2">
          <table:table-cell office:value-type="string" calcext:value-type="string">
            <text:p>.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@vmi48158.contabo.host</text:p>
          </table:table-cell>
          <table:table-cell office:value-type="string" calcext:value-type="string">
            <text:p>45191±4074s</text:p>
          </table:table-cell>
          <table:table-cell office:value-type="string" calcext:value-type="string">
            <text:p>BLA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.rr-8.paineldeenvio.com.br</text:p>
          </table:table-cell>
          <table:table-cell office:value-type="string" calcext:value-type="string">
            <text:p>76094±2216s</text:p>
          </table:table-cell>
          <table:table-cell office:value-type="string" calcext:value-type="string">
            <text:p>BLA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.gsf-8.paineldeenvio.com.br</text:p>
          </table:table-cell>
          <table:table-cell office:value-type="string" calcext:value-type="string">
            <text:p>125250±2668s</text:p>
          </table:table-cell>
          <table:table-cell office:value-type="string" calcext:value-type="string">
            <text:p>BLACK</text:p>
          </table:table-cell>
          <table:table-cell office:value-type="percentage" office:value="0.608" calcext:value-type="percentage">
            <text:p>60,8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66407±5392s</text:p>
          </table:table-cell>
          <table:table-cell office:value-type="string" calcext:value-type="string">
            <text:p>BLA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138792±16753s</text:p>
          </table:table-cell>
          <table:table-cell office:value-type="string" calcext:value-type="string">
            <text:p>BLA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2">
          <table:table-cell office:value-type="string" calcext:value-type="string">
            <text:p>@seuenvio.com.br</text:p>
          </table:table-cell>
          <table:table-cell office:value-type="string" calcext:value-type="string">
            <text:p>138792±16753s</text:p>
          </table:table-cell>
          <table:table-cell office:value-type="string" calcext:value-type="string">
            <text:p>BLA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395±83s</text:p>
          </table:table-cell>
          <table:table-cell office:value-type="string" calcext:value-type="string">
            <text:p>BLO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11221±5035s</text:p>
          </table:table-cell>
          <table:table-cell office:value-type="string" calcext:value-type="string">
            <text:p>BLOCK</text:p>
          </table:table-cell>
          <table:table-cell office:value-type="percentage" office:value="0.583" calcext:value-type="percentage">
            <text:p>58,3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40645±6563s</text:p>
          </table:table-cell>
          <table:table-cell office:value-type="string" calcext:value-type="string">
            <text:p>BLA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2">
          <table:table-cell office:value-type="string" calcext:value-type="string">
            <text:p>@ofertaseg.com.br</text:p>
          </table:table-cell>
          <table:table-cell office:value-type="string" calcext:value-type="string">
            <text:p>40645±6563s</text:p>
          </table:table-cell>
          <table:table-cell office:value-type="string" calcext:value-type="string">
            <text:p>BLACK</text:p>
          </table:table-cell>
          <table:table-cell office:value-type="percentage" office:value="0.564" calcext:value-type="percentage">
            <text:p>56,4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17572±3414s</text:p>
          </table:table-cell>
          <table:table-cell office:value-type="string" calcext:value-type="string">
            <text:p>BLA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2">
          <table:table-cell office:value-type="string" calcext:value-type="string">
            <text:p>@facildecomprarbr.com</text:p>
          </table:table-cell>
          <table:table-cell office:value-type="string" calcext:value-type="string">
            <text:p>17572±3414s</text:p>
          </table:table-cell>
          <table:table-cell office:value-type="string" calcext:value-type="string">
            <text:p>BLA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1">
          <table:table-cell office:value-type="string" calcext:value-type="string">
            <text:p>.editorfiscal.com.br</text:p>
          </table:table-cell>
          <table:table-cell office:value-type="string" calcext:value-type="string">
            <text:p>13006±9602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5869±2515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5869±2515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5240±4269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2">
          <table:table-cell office:value-type="string" calcext:value-type="string">
            <text:p>@descontoshoje.com.br</text:p>
          </table:table-cell>
          <table:table-cell office:value-type="string" calcext:value-type="string">
            <text:p>5240±4269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11064±2052s</text:p>
          </table:table-cell>
          <table:table-cell office:value-type="string" calcext:value-type="string">
            <text:p>BLA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2">
          <table:table-cell office:value-type="string" calcext:value-type="string">
            <text:p>@c.pedidosepropostas.com.br</text:p>
          </table:table-cell>
          <table:table-cell office:value-type="string" calcext:value-type="string">
            <text:p>110899±5954s</text:p>
          </table:table-cell>
          <table:table-cell office:value-type="string" calcext:value-type="string">
            <text:p>BLA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2">
          <table:table-cell office:value-type="string" calcext:value-type="string">
            <text:p>@tocadaforte.com.br</text:p>
          </table:table-cell>
          <table:table-cell office:value-type="string" calcext:value-type="string">
            <text:p>11064±2052s</text:p>
          </table:table-cell>
          <table:table-cell office:value-type="string" calcext:value-type="string">
            <text:p>BLA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2">
          <table:table-cell office:value-type="string" calcext:value-type="string">
            <text:p>@paineldeenvio.com.br</text:p>
          </table:table-cell>
          <table:table-cell office:value-type="string" calcext:value-type="string">
            <text:p>482±107s</text:p>
          </table:table-cell>
          <table:table-cell office:value-type="string" calcext:value-type="string">
            <text:p>BLACK</text:p>
          </table:table-cell>
          <table:table-cell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77411±14809s</text:p>
          </table:table-cell>
          <table:table-cell office:value-type="string" calcext:value-type="string">
            <text:p>BLA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2">
          <table:table-cell office:value-type="string" calcext:value-type="string">
            <text:p>@registrodesite.com.br</text:p>
          </table:table-cell>
          <table:table-cell office:value-type="string" calcext:value-type="string">
            <text:p>77411±14809s</text:p>
          </table:table-cell>
          <table:table-cell office:value-type="string" calcext:value-type="string">
            <text:p>BLA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60081±8367s</text:p>
          </table:table-cell>
          <table:table-cell office:value-type="string" calcext:value-type="string">
            <text:p>BLA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2">
          <table:table-cell office:value-type="string" calcext:value-type="string">
            <text:p>@ecologicamente.com.br</text:p>
          </table:table-cell>
          <table:table-cell office:value-type="string" calcext:value-type="string">
            <text:p>60081±8367s</text:p>
          </table:table-cell>
          <table:table-cell office:value-type="string" calcext:value-type="string">
            <text:p>BLA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.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@saudesupervip.com.br</text:p>
          </table:table-cell>
          <table:table-cell office:value-type="string" calcext:value-type="string">
            <text:p>41613±8570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2">
          <table:table-cell office:value-type="string" calcext:value-type="string">
            <text:p>.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2">
          <table:table-cell office:value-type="string" calcext:value-type="string">
            <text:p>@intensepro.com.br</text:p>
          </table:table-cell>
          <table:table-cell office:value-type="string" calcext:value-type="string">
            <text:p>1261±873s</text:p>
          </table:table-cell>
          <table:table-cell office:value-type="string" calcext:value-type="string">
            <text:p>BLA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@vmi48155.contabo.host</text:p>
          </table:table-cell>
          <table:table-cell office:value-type="string" calcext:value-type="string">
            <text:p>61172±1813s</text:p>
          </table:table-cell>
          <table:table-cell office:value-type="string" calcext:value-type="string">
            <text:p>BLA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.13liqidas.com.br</text:p>
          </table:table-cell>
          <table:table-cell office:value-type="string" calcext:value-type="string">
            <text:p>17464±3339s</text:p>
          </table:table-cell>
          <table:table-cell office:value-type="string" calcext:value-type="string">
            <text:p>BLACK</text:p>
          </table:table-cell>
          <table:table-cell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@13liqidas.com.br</text:p>
          </table:table-cell>
          <table:table-cell office:value-type="string" calcext:value-type="string">
            <text:p>17464±3339s</text:p>
          </table:table-cell>
          <table:table-cell office:value-type="string" calcext:value-type="string">
            <text:p>BLACK</text:p>
          </table:table-cell>
          <table:table-cell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.a2-sniper1.uol.com.br</text:p>
          </table:table-cell>
          <table:table-cell office:value-type="string" calcext:value-type="string">
            <text:p>100852±4457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2">
          <table:table-cell office:value-type="string" calcext:value-type="string">
            <text:p>.feriasmes7.com.br</text:p>
          </table:table-cell>
          <table:table-cell office:value-type="string" calcext:value-type="string">
            <text:p>21123±3154s</text:p>
          </table:table-cell>
          <table:table-cell office:value-type="string" calcext:value-type="string">
            <text:p>BLACK</text:p>
          </table:table-cell>
          <table:table-cell office:value-type="percentage" office:value="0.475" calcext:value-type="percentage">
            <text:p>47,50%</text:p>
          </table:table-cell>
        </table:table-row>
        <table:table-row table:style-name="ro1">
          <table:table-cell office:value-type="string" calcext:value-type="string">
            <text:p>@feriasmes7.com.br</text:p>
          </table:table-cell>
          <table:table-cell office:value-type="string" calcext:value-type="string">
            <text:p>21123±3154s</text:p>
          </table:table-cell>
          <table:table-cell office:value-type="string" calcext:value-type="string">
            <text:p>BLACK</text:p>
          </table:table-cell>
          <table:table-cell office:value-type="percentage" office:value="0.475" calcext:value-type="percentage">
            <text:p>47,5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384±72s</text:p>
          </table:table-cell>
          <table:table-cell office:value-type="string" calcext:value-type="string">
            <text:p>BLACK</text:p>
          </table:table-cell>
          <table:table-cell office:value-type="percentage" office:value="0.475" calcext:value-type="percentage">
            <text:p>47,5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1565±307s</text:p>
          </table:table-cell>
          <table:table-cell office:value-type="string" calcext:value-type="string">
            <text:p>BLA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2703±899s</text:p>
          </table:table-cell>
          <table:table-cell office:value-type="string" calcext:value-type="string">
            <text:p>BLA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2">
          <table:table-cell office:value-type="string" calcext:value-type="string">
            <text:p>@aquisotemdesconto.com.br</text:p>
          </table:table-cell>
          <table:table-cell office:value-type="string" calcext:value-type="string">
            <text:p>2703±899s</text:p>
          </table:table-cell>
          <table:table-cell office:value-type="string" calcext:value-type="string">
            <text:p>BLA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2703±899s</text:p>
          </table:table-cell>
          <table:table-cell office:value-type="string" calcext:value-type="string">
            <text:p>BLA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2">
          <table:table-cell office:value-type="string" calcext:value-type="string">
            <text:p>.ag201.com.br</text:p>
          </table:table-cell>
          <table:table-cell office:value-type="string" calcext:value-type="string">
            <text:p>3367±1120s</text:p>
          </table:table-cell>
          <table:table-cell office:value-type="string" calcext:value-type="string">
            <text:p>BLOCK</text:p>
          </table:table-cell>
          <table:table-cell office:value-type="percentage" office:value="0.464" calcext:value-type="percentage">
            <text:p>46,4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3367±1120s</text:p>
          </table:table-cell>
          <table:table-cell office:value-type="string" calcext:value-type="string">
            <text:p>BLOCK</text:p>
          </table:table-cell>
          <table:table-cell office:value-type="percentage" office:value="0.464" calcext:value-type="percentage">
            <text:p>46,40%</text:p>
          </table:table-cell>
        </table:table-row>
        <table:table-row table:style-name="ro2">
          <table:table-cell office:value-type="string" calcext:value-type="string">
            <text:p>.serverfr1.com.br</text:p>
          </table:table-cell>
          <table:table-cell office:value-type="string" calcext:value-type="string">
            <text:p>18050±4043s</text:p>
          </table:table-cell>
          <table:table-cell office:value-type="string" calcext:value-type="string">
            <text:p>BLACK</text:p>
          </table:table-cell>
          <table:table-cell office:value-type="percentage" office:value="0.463" calcext:value-type="percentage">
            <text:p>46,3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18050±4043s</text:p>
          </table:table-cell>
          <table:table-cell office:value-type="string" calcext:value-type="string">
            <text:p>BLACK</text:p>
          </table:table-cell>
          <table:table-cell office:value-type="percentage" office:value="0.463" calcext:value-type="percentage">
            <text:p>46,3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346±91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2">
          <table:table-cell office:value-type="string" calcext:value-type="string">
            <text:p>@169.55.70.58-static.reverse.softlayer.com</text:p>
          </table:table-cell>
          <table:table-cell office:value-type="string" calcext:value-type="string">
            <text:p>31308±3446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4919±1134s</text:p>
          </table:table-cell>
          <table:table-cell office:value-type="string" calcext:value-type="string">
            <text:p>BLA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2">
          <table:table-cell office:value-type="string" calcext:value-type="string">
            <text:p>@mundofavorito.com.br</text:p>
          </table:table-cell>
          <table:table-cell office:value-type="string" calcext:value-type="string">
            <text:p>4919±1134s</text:p>
          </table:table-cell>
          <table:table-cell office:value-type="string" calcext:value-type="string">
            <text:p>BLA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.seuobjetivo.com.br</text:p>
          </table:table-cell>
          <table:table-cell office:value-type="string" calcext:value-type="string">
            <text:p>9163±4067s</text:p>
          </table:table-cell>
          <table:table-cell office:value-type="string" calcext:value-type="string">
            <text:p>BLO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2">
          <table:table-cell office:value-type="string" calcext:value-type="string">
            <text:p>@seuobjetivo.com.br</text:p>
          </table:table-cell>
          <table:table-cell office:value-type="string" calcext:value-type="string">
            <text:p>9163±4067s</text:p>
          </table:table-cell>
          <table:table-cell office:value-type="string" calcext:value-type="string">
            <text:p>BLO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2">
          <table:table-cell office:value-type="string" calcext:value-type="string">
            <text:p>@161.202.164.240-static.reverse.softlayer.com</text:p>
          </table:table-cell>
          <table:table-cell office:value-type="string" calcext:value-type="string">
            <text:p>36920±3340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.sismsdns.com</text:p>
          </table:table-cell>
          <table:table-cell office:value-type="string" calcext:value-type="string">
            <text:p>37044±3563s</text:p>
          </table:table-cell>
          <table:table-cell office:value-type="string" calcext:value-type="string">
            <text:p>BLA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2">
          <table:table-cell office:value-type="string" calcext:value-type="string">
            <text:p>@sismsdns.com</text:p>
          </table:table-cell>
          <table:table-cell office:value-type="string" calcext:value-type="string">
            <text:p>37044±3563s</text:p>
          </table:table-cell>
          <table:table-cell office:value-type="string" calcext:value-type="string">
            <text:p>BLA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19136±8511s</text:p>
          </table:table-cell>
          <table:table-cell office:value-type="string" calcext:value-type="string">
            <text:p>BLACK</text:p>
          </table:table-cell>
          <table:table-cell office:value-type="percentage" office:value="0.439" calcext:value-type="percentage">
            <text:p>43,90%</text:p>
          </table:table-cell>
        </table:table-row>
        <table:table-row table:style-name="ro2">
          <table:table-cell office:value-type="string" calcext:value-type="string">
            <text:p>@cityplanos.com.br</text:p>
          </table:table-cell>
          <table:table-cell office:value-type="string" calcext:value-type="string">
            <text:p>19136±8511s</text:p>
          </table:table-cell>
          <table:table-cell office:value-type="string" calcext:value-type="string">
            <text:p>BLACK</text:p>
          </table:table-cell>
          <table:table-cell office:value-type="percentage" office:value="0.439" calcext:value-type="percentage">
            <text:p>43,90%</text:p>
          </table:table-cell>
        </table:table-row>
        <table:table-row table:style-name="ro2">
          <table:table-cell office:value-type="string" calcext:value-type="string">
            <text:p>.1000-saude.com.br</text:p>
          </table:table-cell>
          <table:table-cell office:value-type="string" calcext:value-type="string">
            <text:p>81033±15281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2">
          <table:table-cell office:value-type="string" calcext:value-type="string">
            <text:p>@1000-saude.com.br</text:p>
          </table:table-cell>
          <table:table-cell office:value-type="string" calcext:value-type="string">
            <text:p>81033±15281s</text:p>
          </table:table-cell>
          <table:table-cell office:value-type="string" calcext:value-type="string">
            <text:p>BLACK</text:p>
          </table:table-cell>
          <table:table-cell office:value-type="percentage" office:value="0.435" calcext:value-type="percentage">
            <text:p>43,50%</text:p>
          </table:table-cell>
        </table:table-row>
        <table:table-row table:style-name="ro1">
          <table:table-cell office:value-type="string" calcext:value-type="string">
            <text:p>.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@bee-pot10.mduol.com.br</text:p>
          </table:table-cell>
          <table:table-cell office:value-type="string" calcext:value-type="string">
            <text:p>1632±274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2">
          <table:table-cell office:value-type="string" calcext:value-type="string">
            <text:p>@plano.tmp.br</text:p>
          </table:table-cell>
          <table:table-cell office:value-type="string" calcext:value-type="string">
            <text:p>13636±5527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.sendenpro.com.br</text:p>
          </table:table-cell>
          <table:table-cell office:value-type="string" calcext:value-type="string">
            <text:p>277±102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2">
          <table:table-cell office:value-type="string" calcext:value-type="string">
            <text:p>@sendenpro.com.br</text:p>
          </table:table-cell>
          <table:table-cell office:value-type="string" calcext:value-type="string">
            <text:p>277±102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096.103.196-45</text:p>
          </table:table-cell>
          <table:table-cell office:value-type="string" calcext:value-type="string">
            <text:p>277±102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293±77s</text:p>
          </table:table-cell>
          <table:table-cell office:value-type="string" calcext:value-type="string">
            <text:p>BLO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2">
          <table:table-cell office:value-type="string" calcext:value-type="string">
            <text:p>.feriasmes13.com.br</text:p>
          </table:table-cell>
          <table:table-cell office:value-type="string" calcext:value-type="string">
            <text:p>46062±3113s</text:p>
          </table:table-cell>
          <table:table-cell office:value-type="string" calcext:value-type="string">
            <text:p>BLA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46062±3113s</text:p>
          </table:table-cell>
          <table:table-cell office:value-type="string" calcext:value-type="string">
            <text:p>BLA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2">
          <table:table-cell office:value-type="string" calcext:value-type="string">
            <text:p>@a.clubmart.com.br</text:p>
          </table:table-cell>
          <table:table-cell office:value-type="string" calcext:value-type="string">
            <text:p>75193±11889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1273±691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.gs-7.paineldeenvio.com.br</text:p>
          </table:table-cell>
          <table:table-cell office:value-type="string" calcext:value-type="string">
            <text:p>86681±3079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2">
          <table:table-cell office:value-type="string" calcext:value-type="string">
            <text:p>.server5.mktturbomail.com.br</text:p>
          </table:table-cell>
          <table:table-cell office:value-type="string" calcext:value-type="string">
            <text:p>9845±3477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@bee-pot5.mduol.com.br</text:p>
          </table:table-cell>
          <table:table-cell office:value-type="string" calcext:value-type="string">
            <text:p>1728±246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12033±5323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2">
          <table:table-cell office:value-type="string" calcext:value-type="string">
            <text:p>@d.virtualtrade.com.br</text:p>
          </table:table-cell>
          <table:table-cell office:value-type="string" calcext:value-type="string">
            <text:p>65236±3191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2">
          <table:table-cell office:value-type="string" calcext:value-type="string">
            <text:p>@roteirocomercio.com.br</text:p>
          </table:table-cell>
          <table:table-cell office:value-type="string" calcext:value-type="string">
            <text:p>12033±5323s</text:p>
          </table:table-cell>
          <table:table-cell office:value-type="string" calcext:value-type="string">
            <text:p>BLA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@bee-pot9.mduol.com.br</text:p>
          </table:table-cell>
          <table:table-cell office:value-type="string" calcext:value-type="string">
            <text:p>1890±299s</text:p>
          </table:table-cell>
          <table:table-cell office:value-type="string" calcext:value-type="string">
            <text:p>BLA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9580±2943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metaleads.com.br</text:p>
          </table:table-cell>
          <table:table-cell office:value-type="string" calcext:value-type="string">
            <text:p>2714±2302s</text:p>
          </table:table-cell>
          <table:table-cell office:value-type="string" calcext:value-type="string">
            <text:p>BLO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2">
          <table:table-cell office:value-type="string" calcext:value-type="string">
            <text:p>@metaleads.com.br</text:p>
          </table:table-cell>
          <table:table-cell office:value-type="string" calcext:value-type="string">
            <text:p>2714±2302s</text:p>
          </table:table-cell>
          <table:table-cell office:value-type="string" calcext:value-type="string">
            <text:p>BLO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380.193.578-74</text:p>
          </table:table-cell>
          <table:table-cell office:value-type="string" calcext:value-type="string">
            <text:p>2714±2302s</text:p>
          </table:table-cell>
          <table:table-cell office:value-type="string" calcext:value-type="string">
            <text:p>BLO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gsx-4.paineldeenvio.com.br</text:p>
          </table:table-cell>
          <table:table-cell office:value-type="string" calcext:value-type="string">
            <text:p>83312±1919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2">
          <table:table-cell office:value-type="string" calcext:value-type="string">
            <text:p>.mailgvtop10.com.br</text:p>
          </table:table-cell>
          <table:table-cell office:value-type="string" calcext:value-type="string">
            <text:p>39193±4618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39193±4618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envia.tmp.br</text:p>
          </table:table-cell>
          <table:table-cell office:value-type="string" calcext:value-type="string">
            <text:p>1568±307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2">
          <table:table-cell office:value-type="string" calcext:value-type="string">
            <text:p>@envia.tmp.br</text:p>
          </table:table-cell>
          <table:table-cell office:value-type="string" calcext:value-type="string">
            <text:p>1568±307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2514±1416s</text:p>
          </table:table-cell>
          <table:table-cell office:value-type="string" calcext:value-type="string">
            <text:p>BLO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2">
          <table:table-cell office:value-type="string" calcext:value-type="string">
            <text:p>@bolseguros.com.br</text:p>
          </table:table-cell>
          <table:table-cell office:value-type="string" calcext:value-type="string">
            <text:p>2514±1416s</text:p>
          </table:table-cell>
          <table:table-cell office:value-type="string" calcext:value-type="string">
            <text:p>BLO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17521±7580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estadaoproducao.send.esp.br</text:p>
          </table:table-cell>
          <table:table-cell office:value-type="string" calcext:value-type="string">
            <text:p>62381±2860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2">
          <table:table-cell office:value-type="string" calcext:value-type="string">
            <text:p>@xlsaude.com.br</text:p>
          </table:table-cell>
          <table:table-cell office:value-type="string" calcext:value-type="string">
            <text:p>17521±7580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@bee-pot12.mduol.com.br</text:p>
          </table:table-cell>
          <table:table-cell office:value-type="string" calcext:value-type="string">
            <text:p>1739±289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@bee-pot13.mduol.com.br</text:p>
          </table:table-cell>
          <table:table-cell office:value-type="string" calcext:value-type="string">
            <text:p>1574±275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@bee-pot14.mduol.com.br</text:p>
          </table:table-cell>
          <table:table-cell office:value-type="string" calcext:value-type="string">
            <text:p>1731±334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@web-dot6.landingpagebrasil.com.br</text:p>
          </table:table-cell>
          <table:table-cell office:value-type="string" calcext:value-type="string">
            <text:p>8950±3212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2">
          <table:table-cell office:value-type="string" calcext:value-type="string">
            <text:p>.topofertas3.com.br</text:p>
          </table:table-cell>
          <table:table-cell office:value-type="string" calcext:value-type="string">
            <text:p>80758±3018s</text:p>
          </table:table-cell>
          <table:table-cell office:value-type="string" calcext:value-type="string">
            <text:p>BLA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@topofertas3.com.br</text:p>
          </table:table-cell>
          <table:table-cell office:value-type="string" calcext:value-type="string">
            <text:p>80758±3018s</text:p>
          </table:table-cell>
          <table:table-cell office:value-type="string" calcext:value-type="string">
            <text:p>BLA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5642±3411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30425±4690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.gsx-6.paineldeenvio.com.br</text:p>
          </table:table-cell>
          <table:table-cell office:value-type="string" calcext:value-type="string">
            <text:p>58058±109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.12liqudas.com.br</text:p>
          </table:table-cell>
          <table:table-cell office:value-type="string" calcext:value-type="string">
            <text:p>13933±4360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2">
          <table:table-cell office:value-type="string" calcext:value-type="string">
            <text:p>.ag202.com.br</text:p>
          </table:table-cell>
          <table:table-cell office:value-type="string" calcext:value-type="string">
            <text:p>5642±3411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@12liqudas.com.br</text:p>
          </table:table-cell>
          <table:table-cell office:value-type="string" calcext:value-type="string">
            <text:p>13933±4360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@ag202.com.br</text:p>
          </table:table-cell>
          <table:table-cell office:value-type="string" calcext:value-type="string">
            <text:p>5642±3411s</text:p>
          </table:table-cell>
          <table:table-cell office:value-type="string" calcext:value-type="string">
            <text:p>BLACK</text:p>
          </table:table-cell>
          <table:table-cell office:value-type="percentage" office:value="0.38" calcext:value-type="percentage">
            <text:p>38,00%</text:p>
          </table:table-cell>
        </table:table-row>
        <table:table-row table:style-name="ro1">
          <table:table-cell office:value-type="string" calcext:value-type="string">
            <text:p>.baratodanet.com.br</text:p>
          </table:table-cell>
          <table:table-cell office:value-type="string" calcext:value-type="string">
            <text:p>169±30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2">
          <table:table-cell office:value-type="string" calcext:value-type="string">
            <text:p>@baratodanet.com.br</text:p>
          </table:table-cell>
          <table:table-cell office:value-type="string" calcext:value-type="string">
            <text:p>169±30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2">
          <table:table-cell office:value-type="string" calcext:value-type="string">
            <text:p>.mail2.newsproduct.com.br</text:p>
          </table:table-cell>
          <table:table-cell office:value-type="string" calcext:value-type="string">
            <text:p>21333±5036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dns8.dnsedns.com.br</text:p>
          </table:table-cell>
          <table:table-cell office:value-type="string" calcext:value-type="string">
            <text:p>6525±1770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169±30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.wrglass.com.br</text:p>
          </table:table-cell>
          <table:table-cell office:value-type="string" calcext:value-type="string">
            <text:p>78950±4166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2">
          <table:table-cell office:value-type="string" calcext:value-type="string">
            <text:p>@d-view.wrglass.com.br</text:p>
          </table:table-cell>
          <table:table-cell office:value-type="string" calcext:value-type="string">
            <text:p>78950±4166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420.366.858-11</text:p>
          </table:table-cell>
          <table:table-cell office:value-type="string" calcext:value-type="string">
            <text:p>78950±4166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belaplanos.com.br</text:p>
          </table:table-cell>
          <table:table-cell office:value-type="string" calcext:value-type="string">
            <text:p>17700±9093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2">
          <table:table-cell office:value-type="string" calcext:value-type="string">
            <text:p>.note04.com.br</text:p>
          </table:table-cell>
          <table:table-cell office:value-type="string" calcext:value-type="string">
            <text:p>11194±6529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2">
          <table:table-cell office:value-type="string" calcext:value-type="string">
            <text:p>@belaplanos.com.br</text:p>
          </table:table-cell>
          <table:table-cell office:value-type="string" calcext:value-type="string">
            <text:p>17700±9093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11194±6529s</text:p>
          </table:table-cell>
          <table:table-cell office:value-type="string" calcext:value-type="string">
            <text:p>BLACK</text:p>
          </table:table-cell>
          <table:table-cell office:value-type="percentage" office:value="0.37" calcext:value-type="percentage">
            <text:p>37,00%</text:p>
          </table:table-cell>
        </table:table-row>
        <table:table-row table:style-name="ro1">
          <table:table-cell office:value-type="string" calcext:value-type="string">
            <text:p>@web-dot16.landingpagebrasil.com.br</text:p>
          </table:table-cell>
          <table:table-cell office:value-type="string" calcext:value-type="string">
            <text:p>8815±4255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6027±2695s</text:p>
          </table:table-cell>
          <table:table-cell office:value-type="string" calcext:value-type="string">
            <text:p>BLA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.serversmtp.com.br</text:p>
          </table:table-cell>
          <table:table-cell office:value-type="string" calcext:value-type="string">
            <text:p>77252±3566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2">
          <table:table-cell office:value-type="string" calcext:value-type="string">
            <text:p>@h.clublead.com.br</text:p>
          </table:table-cell>
          <table:table-cell office:value-type="string" calcext:value-type="string">
            <text:p>60899±5536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2">
          <table:table-cell office:value-type="string" calcext:value-type="string">
            <text:p>@q.solicitarcotacao.com.br</text:p>
          </table:table-cell>
          <table:table-cell office:value-type="string" calcext:value-type="string">
            <text:p>74335±584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2">
          <table:table-cell office:value-type="string" calcext:value-type="string">
            <text:p>@serversmtp.com.br</text:p>
          </table:table-cell>
          <table:table-cell office:value-type="string" calcext:value-type="string">
            <text:p>77252±3566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21273±7522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2">
          <table:table-cell office:value-type="string" calcext:value-type="string">
            <text:p>@smaximo.com</text:p>
          </table:table-cell>
          <table:table-cell office:value-type="string" calcext:value-type="string">
            <text:p>21273±7522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@bee-pot2.mduol.com.br</text:p>
          </table:table-cell>
          <table:table-cell office:value-type="string" calcext:value-type="string">
            <text:p>1570±239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2">
          <table:table-cell office:value-type="string" calcext:value-type="string">
            <text:p>@r.promailer.com.br</text:p>
          </table:table-cell>
          <table:table-cell office:value-type="string" calcext:value-type="string">
            <text:p>39377±2962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1">
          <table:table-cell office:value-type="string" calcext:value-type="string">
            <text:p>.olxdicas.com.br</text:p>
          </table:table-cell>
          <table:table-cell office:value-type="string" calcext:value-type="string">
            <text:p>48794±5231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2">
          <table:table-cell office:value-type="string" calcext:value-type="string">
            <text:p>@d-view.olxdicas.com.br</text:p>
          </table:table-cell>
          <table:table-cell office:value-type="string" calcext:value-type="string">
            <text:p>48794±5231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maximosdescontos.com.br</text:p>
          </table:table-cell>
          <table:table-cell office:value-type="string" calcext:value-type="string">
            <text:p>4414±971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2">
          <table:table-cell office:value-type="string" calcext:value-type="string">
            <text:p>@maximosdescontos.com.br</text:p>
          </table:table-cell>
          <table:table-cell office:value-type="string" calcext:value-type="string">
            <text:p>4414±971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2">
          <table:table-cell office:value-type="string" calcext:value-type="string">
            <text:p>.feriasmes11.com.br</text:p>
          </table:table-cell>
          <table:table-cell office:value-type="string" calcext:value-type="string">
            <text:p>11661±2659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@feriasmes11.com.br</text:p>
          </table:table-cell>
          <table:table-cell office:value-type="string" calcext:value-type="string">
            <text:p>11661±2659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4529±1452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23serqurma.com.br</text:p>
          </table:table-cell>
          <table:table-cell office:value-type="string" calcext:value-type="string">
            <text:p>13519±4581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@23serqurma.com.br</text:p>
          </table:table-cell>
          <table:table-cell office:value-type="string" calcext:value-type="string">
            <text:p>13519±4581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2">
          <table:table-cell office:value-type="string" calcext:value-type="string">
            <text:p>.ag206.com.br</text:p>
          </table:table-cell>
          <table:table-cell office:value-type="string" calcext:value-type="string">
            <text:p>10831±4155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35313±17528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@ag206.com.br</text:p>
          </table:table-cell>
          <table:table-cell office:value-type="string" calcext:value-type="string">
            <text:p>10831±4155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2">
          <table:table-cell office:value-type="string" calcext:value-type="string">
            <text:p>@bemdirigido.com.br</text:p>
          </table:table-cell>
          <table:table-cell office:value-type="string" calcext:value-type="string">
            <text:p>35313±17528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@bee-pot6.mduol.com.br</text:p>
          </table:table-cell>
          <table:table-cell office:value-type="string" calcext:value-type="string">
            <text:p>1782±366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.gsf-4.paineldeenvio.com.br</text:p>
          </table:table-cell>
          <table:table-cell office:value-type="string" calcext:value-type="string">
            <text:p>55212±2311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.oppered03.com</text:p>
          </table:table-cell>
          <table:table-cell office:value-type="string" calcext:value-type="string">
            <text:p>53136±11353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2">
          <table:table-cell office:value-type="string" calcext:value-type="string">
            <text:p>.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oppered03.com</text:p>
          </table:table-cell>
          <table:table-cell office:value-type="string" calcext:value-type="string">
            <text:p>53136±11353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1">
          <table:table-cell office:value-type="string" calcext:value-type="string">
            <text:p>@queroplanodesaudeagora1.com.br</text:p>
          </table:table-cell>
          <table:table-cell office:value-type="string" calcext:value-type="string">
            <text:p>46215±4489s</text:p>
          </table:table-cell>
          <table:table-cell office:value-type="string" calcext:value-type="string">
            <text:p>BLACK</text:p>
          </table:table-cell>
          <table:table-cell office:value-type="percentage" office:value="0.345" calcext:value-type="percentage">
            <text:p>34,50%</text:p>
          </table:table-cell>
        </table:table-row>
        <table:table-row table:style-name="ro2">
          <table:table-cell office:value-type="string" calcext:value-type="string">
            <text:p>.feriasmes4.com.br</text:p>
          </table:table-cell>
          <table:table-cell office:value-type="string" calcext:value-type="string">
            <text:p>12129±2261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@feriasmes4.com.br</text:p>
          </table:table-cell>
          <table:table-cell office:value-type="string" calcext:value-type="string">
            <text:p>12129±2261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2">
          <table:table-cell office:value-type="string" calcext:value-type="string">
            <text:p>.feriasmes18.com.br</text:p>
          </table:table-cell>
          <table:table-cell office:value-type="string" calcext:value-type="string">
            <text:p>37443±3103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37443±3103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@web-dot5.landingpagebrasil.com.br</text:p>
          </table:table-cell>
          <table:table-cell office:value-type="string" calcext:value-type="string">
            <text:p>8884±4500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rr-3.paineldeenvio.com.br</text:p>
          </table:table-cell>
          <table:table-cell office:value-type="string" calcext:value-type="string">
            <text:p>36678±2414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@dns11.dnsedns.com.br</text:p>
          </table:table-cell>
          <table:table-cell office:value-type="string" calcext:value-type="string">
            <text:p>7236±2569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.escritoriocolaborativo.com.br</text:p>
          </table:table-cell>
          <table:table-cell office:value-type="string" calcext:value-type="string">
            <text:p>856±354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2">
          <table:table-cell office:value-type="string" calcext:value-type="string">
            <text:p>@escritoriocolaborativo.com.br</text:p>
          </table:table-cell>
          <table:table-cell office:value-type="string" calcext:value-type="string">
            <text:p>856±354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2">
          <table:table-cell office:value-type="string" calcext:value-type="string">
            <text:p>.feriasmes14.com.br</text:p>
          </table:table-cell>
          <table:table-cell office:value-type="string" calcext:value-type="string">
            <text:p>15800±2173s</text:p>
          </table:table-cell>
          <table:table-cell office:value-type="string" calcext:value-type="string">
            <text:p>BLA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1">
          <table:table-cell office:value-type="string" calcext:value-type="string">
            <text:p>@feriasmes14.com.br</text:p>
          </table:table-cell>
          <table:table-cell office:value-type="string" calcext:value-type="string">
            <text:p>15800±2173s</text:p>
          </table:table-cell>
          <table:table-cell office:value-type="string" calcext:value-type="string">
            <text:p>BLACK</text:p>
          </table:table-cell>
          <table:table-cell office:value-type="percentage" office:value="0.338" calcext:value-type="percentage">
            <text:p>33,80%</text:p>
          </table:table-cell>
        </table:table-row>
        <table:table-row table:style-name="ro1">
          <table:table-cell office:value-type="string" calcext:value-type="string">
            <text:p>@web-dot13.landingpagebrasil.com.br</text:p>
          </table:table-cell>
          <table:table-cell office:value-type="string" calcext:value-type="string">
            <text:p>8742±3895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1912±574s</text:p>
          </table:table-cell>
          <table:table-cell office:value-type="string" calcext:value-type="string">
            <text:p>BLO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1912±574s</text:p>
          </table:table-cell>
          <table:table-cell office:value-type="string" calcext:value-type="string">
            <text:p>BLO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2">
          <table:table-cell office:value-type="string" calcext:value-type="string">
            <text:p>@i.hyperclub.com.br</text:p>
          </table:table-cell>
          <table:table-cell office:value-type="string" calcext:value-type="string">
            <text:p>44040±3658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38645±9990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38645±9990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.leaddequalidade.com.br</text:p>
          </table:table-cell>
          <table:table-cell office:value-type="string" calcext:value-type="string">
            <text:p>4400±890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2">
          <table:table-cell office:value-type="string" calcext:value-type="string">
            <text:p>@leaddequalidade.com.br</text:p>
          </table:table-cell>
          <table:table-cell office:value-type="string" calcext:value-type="string">
            <text:p>4400±890s</text:p>
          </table:table-cell>
          <table:table-cell office:value-type="string" calcext:value-type="string">
            <text:p>BLACK</text:p>
          </table:table-cell>
          <table:table-cell office:value-type="percentage" office:value="0.331" calcext:value-type="percentage">
            <text:p>33,10%</text:p>
          </table:table-cell>
        </table:table-row>
        <table:table-row table:style-name="ro1">
          <table:table-cell office:value-type="string" calcext:value-type="string">
            <text:p>@dns10.dnsedns.com.br</text:p>
          </table:table-cell>
          <table:table-cell office:value-type="string" calcext:value-type="string">
            <text:p>6721±2250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mark3t.com.br</text:p>
          </table:table-cell>
          <table:table-cell office:value-type="string" calcext:value-type="string">
            <text:p>3977±125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@mark3t.com.br</text:p>
          </table:table-cell>
          <table:table-cell office:value-type="string" calcext:value-type="string">
            <text:p>3977±1259s</text:p>
          </table:table-cell>
          <table:table-cell office:value-type="string" calcext:value-type="string">
            <text:p>BLA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2">
          <table:table-cell office:value-type="string" calcext:value-type="string">
            <text:p>.feriasmes9.com.br</text:p>
          </table:table-cell>
          <table:table-cell office:value-type="string" calcext:value-type="string">
            <text:p>16772±1781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@feriasmes9.com.br</text:p>
          </table:table-cell>
          <table:table-cell office:value-type="string" calcext:value-type="string">
            <text:p>16772±1781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@dns6.dnsedns.com.br</text:p>
          </table:table-cell>
          <table:table-cell office:value-type="string" calcext:value-type="string">
            <text:p>6914±1946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2">
          <table:table-cell office:value-type="string" calcext:value-type="string">
            <text:p>@h.planetmailer.com.br</text:p>
          </table:table-cell>
          <table:table-cell office:value-type="string" calcext:value-type="string">
            <text:p>69693±5249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@web-dot15.landingpagebrasil.com.br</text:p>
          </table:table-cell>
          <table:table-cell office:value-type="string" calcext:value-type="string">
            <text:p>8591±4289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@bee-pot4.mduol.com.br</text:p>
          </table:table-cell>
          <table:table-cell office:value-type="string" calcext:value-type="string">
            <text:p>1384±222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983±262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2">
          <table:table-cell office:value-type="string" calcext:value-type="string">
            <text:p>@novidadesnaturais.com.br</text:p>
          </table:table-cell>
          <table:table-cell office:value-type="string" calcext:value-type="string">
            <text:p>983±262s</text:p>
          </table:table-cell>
          <table:table-cell office:value-type="string" calcext:value-type="string">
            <text:p>BLACK</text:p>
          </table:table-cell>
          <table:table-cell office:value-type="percentage" office:value="0.312" calcext:value-type="percentage">
            <text:p>31,2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39585±8326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brasileirolegal.com.br</text:p>
          </table:table-cell>
          <table:table-cell office:value-type="string" calcext:value-type="string">
            <text:p>39585±8326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@dns5.dnsedns.com.br</text:p>
          </table:table-cell>
          <table:table-cell office:value-type="string" calcext:value-type="string">
            <text:p>7702±3242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@e.clubgain.com.br</text:p>
          </table:table-cell>
          <table:table-cell office:value-type="string" calcext:value-type="string">
            <text:p>13460±1751s</text:p>
          </table:table-cell>
          <table:table-cell office:value-type="string" calcext:value-type="string">
            <text:p>BLACK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1">
          <table:table-cell office:value-type="string" calcext:value-type="string">
            <text:p>.nocssd.com.br</text:p>
          </table:table-cell>
          <table:table-cell office:value-type="string" calcext:value-type="string">
            <text:p>2572±1615s</text:p>
          </table:table-cell>
          <table:table-cell office:value-type="string" calcext:value-type="string">
            <text:p>BLO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2">
          <table:table-cell office:value-type="string" calcext:value-type="string">
            <text:p>@nocssd.com.br</text:p>
          </table:table-cell>
          <table:table-cell office:value-type="string" calcext:value-type="string">
            <text:p>2572±1615s</text:p>
          </table:table-cell>
          <table:table-cell office:value-type="string" calcext:value-type="string">
            <text:p>BLO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.belaseg.com.br</text:p>
          </table:table-cell>
          <table:table-cell office:value-type="string" calcext:value-type="string">
            <text:p>18981±11831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1873±924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@bee-pot7.mduol.com.br</text:p>
          </table:table-cell>
          <table:table-cell office:value-type="string" calcext:value-type="string">
            <text:p>1408±232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2">
          <table:table-cell office:value-type="string" calcext:value-type="string">
            <text:p>@belaseg.com.br</text:p>
          </table:table-cell>
          <table:table-cell office:value-type="string" calcext:value-type="string">
            <text:p>18981±11831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2">
          <table:table-cell office:value-type="string" calcext:value-type="string">
            <text:p>@multinivelcomvoce.com.br</text:p>
          </table:table-cell>
          <table:table-cell office:value-type="string" calcext:value-type="string">
            <text:p>1873±924s</text:p>
          </table:table-cell>
          <table:table-cell office:value-type="string" calcext:value-type="string">
            <text:p>BLACK</text:p>
          </table:table-cell>
          <table:table-cell office:value-type="percentage" office:value="0.307" calcext:value-type="percentage">
            <text:p>30,70%</text:p>
          </table:table-cell>
        </table:table-row>
        <table:table-row table:style-name="ro1">
          <table:table-cell office:value-type="string" calcext:value-type="string">
            <text:p>@web-dot11.landingpagebrasil.com.br</text:p>
          </table:table-cell>
          <table:table-cell office:value-type="string" calcext:value-type="string">
            <text:p>8665±4293s</text:p>
          </table:table-cell>
          <table:table-cell office:value-type="string" calcext:value-type="string">
            <text:p>BLA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11487±5158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campuri.com.br</text:p>
          </table:table-cell>
          <table:table-cell office:value-type="string" calcext:value-type="string">
            <text:p>835±195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2">
          <table:table-cell office:value-type="string" calcext:value-type="string">
            <text:p>@campuri.com.br</text:p>
          </table:table-cell>
          <table:table-cell office:value-type="string" calcext:value-type="string">
            <text:p>835±195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@web-dot14.landingpagebrasil.com.br</text:p>
          </table:table-cell>
          <table:table-cell office:value-type="string" calcext:value-type="string">
            <text:p>8603±3663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.sucessosnaturais.com.br</text:p>
          </table:table-cell>
          <table:table-cell office:value-type="string" calcext:value-type="string">
            <text:p>1225±414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@sucessosnaturais.com.br</text:p>
          </table:table-cell>
          <table:table-cell office:value-type="string" calcext:value-type="string">
            <text:p>1225±414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2">
          <table:table-cell office:value-type="string" calcext:value-type="string">
            <text:p>.lead10.com.br</text:p>
          </table:table-cell>
          <table:table-cell office:value-type="string" calcext:value-type="string">
            <text:p>18966±8903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1500±423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lead10.com.br</text:p>
          </table:table-cell>
          <table:table-cell office:value-type="string" calcext:value-type="string">
            <text:p>18966±8903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@cpro29162.publiccloud.com.br</text:p>
          </table:table-cell>
          <table:table-cell office:value-type="string" calcext:value-type="string">
            <text:p>15976±3953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web-dot9.landingpagebrasil.com.br</text:p>
          </table:table-cell>
          <table:table-cell office:value-type="string" calcext:value-type="string">
            <text:p>7718±3328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infotvleao.com.br</text:p>
          </table:table-cell>
          <table:table-cell office:value-type="string" calcext:value-type="string">
            <text:p>18920±4081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@bee-pot3.mduol.com.br</text:p>
          </table:table-cell>
          <table:table-cell office:value-type="string" calcext:value-type="string">
            <text:p>1382±240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2">
          <table:table-cell office:value-type="string" calcext:value-type="string">
            <text:p>@infotvleao.com.br</text:p>
          </table:table-cell>
          <table:table-cell office:value-type="string" calcext:value-type="string">
            <text:p>18920±4081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059.263.145/0001-28</text:p>
          </table:table-cell>
          <table:table-cell office:value-type="string" calcext:value-type="string">
            <text:p>18920±4081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2">
          <table:table-cell office:value-type="string" calcext:value-type="string">
            <text:p>.gold80.com.br</text:p>
          </table:table-cell>
          <table:table-cell office:value-type="string" calcext:value-type="string">
            <text:p>13774±4490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gold80.com.br</text:p>
          </table:table-cell>
          <table:table-cell office:value-type="string" calcext:value-type="string">
            <text:p>13774±4490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143.425.178-09</text:p>
          </table:table-cell>
          <table:table-cell office:value-type="string" calcext:value-type="string">
            <text:p>13774±4490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bee-pot11.mduol.com.br</text:p>
          </table:table-cell>
          <table:table-cell office:value-type="string" calcext:value-type="string">
            <text:p>1455±263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@web-dot3.landingpagebrasil.com.br</text:p>
          </table:table-cell>
          <table:table-cell office:value-type="string" calcext:value-type="string">
            <text:p>7158±3427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.235planos.com.br</text:p>
          </table:table-cell>
          <table:table-cell office:value-type="string" calcext:value-type="string">
            <text:p>25946±6530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@235planos.com.br</text:p>
          </table:table-cell>
          <table:table-cell office:value-type="string" calcext:value-type="string">
            <text:p>25946±6530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8397±2590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.midia2000.com.br</text:p>
          </table:table-cell>
          <table:table-cell office:value-type="string" calcext:value-type="string">
            <text:p>159±42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portalsucesso.com.br</text:p>
          </table:table-cell>
          <table:table-cell office:value-type="string" calcext:value-type="string">
            <text:p>17062±543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2">
          <table:table-cell office:value-type="string" calcext:value-type="string">
            <text:p>@d-view.portalsucesso.com.br</text:p>
          </table:table-cell>
          <table:table-cell office:value-type="string" calcext:value-type="string">
            <text:p>17062±543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@midia2000.com.br</text:p>
          </table:table-cell>
          <table:table-cell office:value-type="string" calcext:value-type="string">
            <text:p>159±42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003.015.515/0001-53</text:p>
          </table:table-cell>
          <table:table-cell office:value-type="string" calcext:value-type="string">
            <text:p>17062±5437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10458±6431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2">
          <table:table-cell office:value-type="string" calcext:value-type="string">
            <text:p>@xlvida.com.br</text:p>
          </table:table-cell>
          <table:table-cell office:value-type="string" calcext:value-type="string">
            <text:p>10458±6431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2">
          <table:table-cell office:value-type="string" calcext:value-type="string">
            <text:p>@thomsonreuters.com</text:p>
          </table:table-cell>
          <table:table-cell office:value-type="string" calcext:value-type="string">
            <text:p>23121±7468s</text:p>
          </table:table-cell>
          <table:table-cell office:value-type="string" calcext:value-type="string">
            <text:p>BLA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33801±5128s</text:p>
          </table:table-cell>
          <table:table-cell office:value-type="string" calcext:value-type="string">
            <text:p>BLACK</text:p>
          </table:table-cell>
          <table:table-cell office:value-type="percentage" office:value="0.284" calcext:value-type="percentage">
            <text:p>28,40%</text:p>
          </table:table-cell>
        </table:table-row>
        <table:table-row table:style-name="ro2">
          <table:table-cell office:value-type="string" calcext:value-type="string">
            <text:p>@hinarai.com.br</text:p>
          </table:table-cell>
          <table:table-cell office:value-type="string" calcext:value-type="string">
            <text:p>33801±5128s</text:p>
          </table:table-cell>
          <table:table-cell office:value-type="string" calcext:value-type="string">
            <text:p>BLACK</text:p>
          </table:table-cell>
          <table:table-cell office:value-type="percentage" office:value="0.284" calcext:value-type="percentage">
            <text:p>28,40%</text:p>
          </table:table-cell>
        </table:table-row>
        <table:table-row table:style-name="ro1">
          <table:table-cell office:value-type="string" calcext:value-type="string">
            <text:p>.vidac.com.br</text:p>
          </table:table-cell>
          <table:table-cell office:value-type="string" calcext:value-type="string">
            <text:p>18436±2861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9853±4657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2">
          <table:table-cell office:value-type="string" calcext:value-type="string">
            <text:p>@vidac.com.br</text:p>
          </table:table-cell>
          <table:table-cell office:value-type="string" calcext:value-type="string">
            <text:p>18436±2861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13995±4035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2">
          <table:table-cell office:value-type="string" calcext:value-type="string">
            <text:p>@melaomaduro.com.br</text:p>
          </table:table-cell>
          <table:table-cell office:value-type="string" calcext:value-type="string">
            <text:p>13995±4035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@web-dot18.landingpagebrasil.com.br</text:p>
          </table:table-cell>
          <table:table-cell office:value-type="string" calcext:value-type="string">
            <text:p>10541±6515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248.816.458-54</text:p>
          </table:table-cell>
          <table:table-cell office:value-type="string" calcext:value-type="string">
            <text:p>1324±677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2920±1657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2">
          <table:table-cell office:value-type="string" calcext:value-type="string">
            <text:p>@sksaude.com.br</text:p>
          </table:table-cell>
          <table:table-cell office:value-type="string" calcext:value-type="string">
            <text:p>2920±1657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24012±5750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2">
          <table:table-cell office:value-type="string" calcext:value-type="string">
            <text:p>@enviomais.com.br</text:p>
          </table:table-cell>
          <table:table-cell office:value-type="string" calcext:value-type="string">
            <text:p>24012±5750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@dns9.dnsedns.com.br</text:p>
          </table:table-cell>
          <table:table-cell office:value-type="string" calcext:value-type="string">
            <text:p>6807±2810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lead1net.com.br</text:p>
          </table:table-cell>
          <table:table-cell office:value-type="string" calcext:value-type="string">
            <text:p>31051±4086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2">
          <table:table-cell office:value-type="string" calcext:value-type="string">
            <text:p>@161.202.164.252-static.reverse.softlayer.com</text:p>
          </table:table-cell>
          <table:table-cell office:value-type="string" calcext:value-type="string">
            <text:p>43285±2782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lead1net.com.br</text:p>
          </table:table-cell>
          <table:table-cell office:value-type="string" calcext:value-type="string">
            <text:p>31051±4086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11016±5038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4825±1084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4689±1340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pvsaude.com.br</text:p>
          </table:table-cell>
          <table:table-cell office:value-type="string" calcext:value-type="string">
            <text:p>24958±8854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4825±1084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2">
          <table:table-cell office:value-type="string" calcext:value-type="string">
            <text:p>@bomdivulga.com.br</text:p>
          </table:table-cell>
          <table:table-cell office:value-type="string" calcext:value-type="string">
            <text:p>4689±1340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2">
          <table:table-cell office:value-type="string" calcext:value-type="string">
            <text:p>@pvsaude.com.br</text:p>
          </table:table-cell>
          <table:table-cell office:value-type="string" calcext:value-type="string">
            <text:p>24958±8854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@dns7.dnsedns.com.br</text:p>
          </table:table-cell>
          <table:table-cell office:value-type="string" calcext:value-type="string">
            <text:p>6055±2044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@web-dot2.landingpagebrasil.com.br</text:p>
          </table:table-cell>
          <table:table-cell office:value-type="string" calcext:value-type="string">
            <text:p>7960±4144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@web-dot4.landingpagebrasil.com.br</text:p>
          </table:table-cell>
          <table:table-cell office:value-type="string" calcext:value-type="string">
            <text:p>7632±3302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9777±5473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@bee-pot8.mduol.com.br</text:p>
          </table:table-cell>
          <table:table-cell office:value-type="string" calcext:value-type="string">
            <text:p>1342±266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2">
          <table:table-cell office:value-type="string" calcext:value-type="string">
            <text:p>@educacaoiob.com.br</text:p>
          </table:table-cell>
          <table:table-cell office:value-type="string" calcext:value-type="string">
            <text:p>9777±5473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@web-dot8.landingpagebrasil.com.br</text:p>
          </table:table-cell>
          <table:table-cell office:value-type="string" calcext:value-type="string">
            <text:p>7534±3830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9777±5473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@web-dot17.landingpagebrasil.com.br</text:p>
          </table:table-cell>
          <table:table-cell office:value-type="string" calcext:value-type="string">
            <text:p>7871±4002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minder-d.com.br</text:p>
          </table:table-cell>
          <table:table-cell office:value-type="string" calcext:value-type="string">
            <text:p>1165±424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2">
          <table:table-cell office:value-type="string" calcext:value-type="string">
            <text:p>@minder-d.com.br</text:p>
          </table:table-cell>
          <table:table-cell office:value-type="string" calcext:value-type="string">
            <text:p>1165±424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2">
          <table:table-cell office:value-type="string" calcext:value-type="string">
            <text:p>.imoveisweb011.com.br</text:p>
          </table:table-cell>
          <table:table-cell office:value-type="string" calcext:value-type="string">
            <text:p>3638±632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@imoveisweb011.com.br</text:p>
          </table:table-cell>
          <table:table-cell office:value-type="string" calcext:value-type="string">
            <text:p>3638±632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15191±4108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2">
          <table:table-cell office:value-type="string" calcext:value-type="string">
            <text:p>.ofertagora5.com.br</text:p>
          </table:table-cell>
          <table:table-cell office:value-type="string" calcext:value-type="string">
            <text:p>22354±2926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2931±573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2">
          <table:table-cell office:value-type="string" calcext:value-type="string">
            <text:p>@informacaoextra.com.br</text:p>
          </table:table-cell>
          <table:table-cell office:value-type="string" calcext:value-type="string">
            <text:p>15191±4108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22354±2926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2">
          <table:table-cell office:value-type="string" calcext:value-type="string">
            <text:p>@sistemaximo.com.br</text:p>
          </table:table-cell>
          <table:table-cell office:value-type="string" calcext:value-type="string">
            <text:p>2931±573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@web-dot10.landingpagebrasil.com.br</text:p>
          </table:table-cell>
          <table:table-cell office:value-type="string" calcext:value-type="string">
            <text:p>8248±4628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@web-dot20.landingpagebrasil.com.br</text:p>
          </table:table-cell>
          <table:table-cell office:value-type="string" calcext:value-type="string">
            <text:p>7750±3552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correiomtk.com.br</text:p>
          </table:table-cell>
          <table:table-cell office:value-type="string" calcext:value-type="string">
            <text:p>3050±1586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2">
          <table:table-cell office:value-type="string" calcext:value-type="string">
            <text:p>@correiomtk.com.br</text:p>
          </table:table-cell>
          <table:table-cell office:value-type="string" calcext:value-type="string">
            <text:p>3050±1586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3671±972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2">
          <table:table-cell office:value-type="string" calcext:value-type="string">
            <text:p>@muitoenvio.com.br</text:p>
          </table:table-cell>
          <table:table-cell office:value-type="string" calcext:value-type="string">
            <text:p>3671±972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whatsenvios.com.br</text:p>
          </table:table-cell>
          <table:table-cell office:value-type="string" calcext:value-type="string">
            <text:p>2654±2070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2">
          <table:table-cell office:value-type="string" calcext:value-type="string">
            <text:p>@whatsenvios.com.br</text:p>
          </table:table-cell>
          <table:table-cell office:value-type="string" calcext:value-type="string">
            <text:p>2654±2070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1303±291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1303±291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11758±2358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disparoconfiavel.com.br</text:p>
          </table:table-cell>
          <table:table-cell office:value-type="string" calcext:value-type="string">
            <text:p>9991±2473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2">
          <table:table-cell office:value-type="string" calcext:value-type="string">
            <text:p>@azulartes.com.br</text:p>
          </table:table-cell>
          <table:table-cell office:value-type="string" calcext:value-type="string">
            <text:p>11758±2358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2">
          <table:table-cell office:value-type="string" calcext:value-type="string">
            <text:p>@disparoconfiavel.com.br</text:p>
          </table:table-cell>
          <table:table-cell office:value-type="string" calcext:value-type="string">
            <text:p>9991±2473s</text:p>
          </table:table-cell>
          <table:table-cell office:value-type="string" calcext:value-type="string">
            <text:p>BLACK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adentro.com.br</text:p>
          </table:table-cell>
          <table:table-cell office:value-type="string" calcext:value-type="string">
            <text:p>57285±7179s</text:p>
          </table:table-cell>
          <table:table-cell office:value-type="string" calcext:value-type="string">
            <text:p>WHITE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2">
          <table:table-cell office:value-type="string" calcext:value-type="string">
            <text:p>@adentro.com.br</text:p>
          </table:table-cell>
          <table:table-cell office:value-type="string" calcext:value-type="string">
            <text:p>57285±7179s</text:p>
          </table:table-cell>
          <table:table-cell office:value-type="string" calcext:value-type="string">
            <text:p>WHITE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1703±449s</text:p>
          </table:table-cell>
          <table:table-cell office:value-type="string" calcext:value-type="string">
            <text:p>BLA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10760±4859s</text:p>
          </table:table-cell>
          <table:table-cell office:value-type="string" calcext:value-type="string">
            <text:p>BLACK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10612±653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6915±2166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10612±6532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2">
          <table:table-cell office:value-type="string" calcext:value-type="string">
            <text:p>@olhougostoulevou.com.br</text:p>
          </table:table-cell>
          <table:table-cell office:value-type="string" calcext:value-type="string">
            <text:p>6915±2166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adamastor.com.br</text:p>
          </table:table-cell>
          <table:table-cell office:value-type="string" calcext:value-type="string">
            <text:p>53481±4634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9718±3616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8252±2151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solusdc.com.br</text:p>
          </table:table-cell>
          <table:table-cell office:value-type="string" calcext:value-type="string">
            <text:p>7931±3354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15703±5242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adamastor.com.br</text:p>
          </table:table-cell>
          <table:table-cell office:value-type="string" calcext:value-type="string">
            <text:p>53481±4634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divulgass.com.br</text:p>
          </table:table-cell>
          <table:table-cell office:value-type="string" calcext:value-type="string">
            <text:p>9718±3616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8252±2151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solusdc.com.br</text:p>
          </table:table-cell>
          <table:table-cell office:value-type="string" calcext:value-type="string">
            <text:p>7931±3354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2">
          <table:table-cell office:value-type="string" calcext:value-type="string">
            <text:p>@yagor.com.br</text:p>
          </table:table-cell>
          <table:table-cell office:value-type="string" calcext:value-type="string">
            <text:p>15703±5242s</text:p>
          </table:table-cell>
          <table:table-cell office:value-type="string" calcext:value-type="string">
            <text:p>BLACK</text:p>
          </table:table-cell>
          <table:table-cell office:value-type="percentage" office:value="0.242" calcext:value-type="percentage">
            <text:p>24,2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5869±1931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5869±1931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@dns12.dnsedns.com.br</text:p>
          </table:table-cell>
          <table:table-cell office:value-type="string" calcext:value-type="string">
            <text:p>7118±2698s</text:p>
          </table:table-cell>
          <table:table-cell office:value-type="string" calcext:value-type="string">
            <text:p>BLA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.lilasarts.com.br</text:p>
          </table:table-cell>
          <table:table-cell office:value-type="string" calcext:value-type="string">
            <text:p>5398±1685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2">
          <table:table-cell office:value-type="string" calcext:value-type="string">
            <text:p>@lilasarts.com.br</text:p>
          </table:table-cell>
          <table:table-cell office:value-type="string" calcext:value-type="string">
            <text:p>5398±1685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5717±2198s</text:p>
          </table:table-cell>
          <table:table-cell office:value-type="string" calcext:value-type="string">
            <text:p>BLA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318.658.188-52</text:p>
          </table:table-cell>
          <table:table-cell office:value-type="string" calcext:value-type="string">
            <text:p>3354±1334s</text:p>
          </table:table-cell>
          <table:table-cell office:value-type="string" calcext:value-type="string">
            <text:p>BLACK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19190±6262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2">
          <table:table-cell office:value-type="string" calcext:value-type="string">
            <text:p>@sentadocalado.com.br</text:p>
          </table:table-cell>
          <table:table-cell office:value-type="string" calcext:value-type="string">
            <text:p>19190±6262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maximaoferta.com.br</text:p>
          </table:table-cell>
          <table:table-cell office:value-type="string" calcext:value-type="string">
            <text:p>581±117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2">
          <table:table-cell office:value-type="string" calcext:value-type="string">
            <text:p>@maximaoferta.com.br</text:p>
          </table:table-cell>
          <table:table-cell office:value-type="string" calcext:value-type="string">
            <text:p>581±117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web-dot7.landingpagebrasil.com.br</text:p>
          </table:table-cell>
          <table:table-cell office:value-type="string" calcext:value-type="string">
            <text:p>8075±5027s</text:p>
          </table:table-cell>
          <table:table-cell office:value-type="string" calcext:value-type="string">
            <text:p>BLA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33qurmai.com.br</text:p>
          </table:table-cell>
          <table:table-cell office:value-type="string" calcext:value-type="string">
            <text:p>9768±2424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@33qurmai.com.br</text:p>
          </table:table-cell>
          <table:table-cell office:value-type="string" calcext:value-type="string">
            <text:p>9768±2424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2">
          <table:table-cell office:value-type="string" calcext:value-type="string">
            <text:p>.disparoseguro11.com.br</text:p>
          </table:table-cell>
          <table:table-cell office:value-type="string" calcext:value-type="string">
            <text:p>30997±11201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2">
          <table:table-cell office:value-type="string" calcext:value-type="string">
            <text:p>.feriasmes12.com.br</text:p>
          </table:table-cell>
          <table:table-cell office:value-type="string" calcext:value-type="string">
            <text:p>9168±1871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30997±11201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9168±1871s</text:p>
          </table:table-cell>
          <table:table-cell office:value-type="string" calcext:value-type="string">
            <text:p>BLACK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.cotacaosegurosaude.com.br</text:p>
          </table:table-cell>
          <table:table-cell office:value-type="string" calcext:value-type="string">
            <text:p>55315±9409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.zxcv.com.br</text:p>
          </table:table-cell>
          <table:table-cell office:value-type="string" calcext:value-type="string">
            <text:p>50161±4289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@cotacaosegurosaude.com.br</text:p>
          </table:table-cell>
          <table:table-cell office:value-type="string" calcext:value-type="string">
            <text:p>55315±9409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@zxcv.com.br</text:p>
          </table:table-cell>
          <table:table-cell office:value-type="string" calcext:value-type="string">
            <text:p>50161±4289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2">
          <table:table-cell office:value-type="string" calcext:value-type="string">
            <text:p>.serverfr2.com.br</text:p>
          </table:table-cell>
          <table:table-cell office:value-type="string" calcext:value-type="string">
            <text:p>10715±2142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8705±4774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@serverfr2.com.br</text:p>
          </table:table-cell>
          <table:table-cell office:value-type="string" calcext:value-type="string">
            <text:p>10715±2142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2">
          <table:table-cell office:value-type="string" calcext:value-type="string">
            <text:p>.central365.com.br</text:p>
          </table:table-cell>
          <table:table-cell office:value-type="string" calcext:value-type="string">
            <text:p>18561±6123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3055±1583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18561±6123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2">
          <table:table-cell office:value-type="string" calcext:value-type="string">
            <text:p>@maxenviotudo.com.br</text:p>
          </table:table-cell>
          <table:table-cell office:value-type="string" calcext:value-type="string">
            <text:p>3055±1583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2">
          <table:table-cell office:value-type="string" calcext:value-type="string">
            <text:p>.feriasmes19.com.br</text:p>
          </table:table-cell>
          <table:table-cell office:value-type="string" calcext:value-type="string">
            <text:p>20069±3049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6991±2874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dns13.dnsedns.com.br</text:p>
          </table:table-cell>
          <table:table-cell office:value-type="string" calcext:value-type="string">
            <text:p>6830±2433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20069±3049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.beachsunny.com.br</text:p>
          </table:table-cell>
          <table:table-cell office:value-type="string" calcext:value-type="string">
            <text:p>50856±5675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4543±1726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2">
          <table:table-cell office:value-type="string" calcext:value-type="string">
            <text:p>@beachsunny.com.br</text:p>
          </table:table-cell>
          <table:table-cell office:value-type="string" calcext:value-type="string">
            <text:p>50856±5675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2">
          <table:table-cell office:value-type="string" calcext:value-type="string">
            <text:p>@entregarapidamtk.com.br</text:p>
          </table:table-cell>
          <table:table-cell office:value-type="string" calcext:value-type="string">
            <text:p>4565±1738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5138±1513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5138±1513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1051±167s</text:p>
          </table:table-cell>
          <table:table-cell office:value-type="string" calcext:value-type="string">
            <text:p>BLA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@touchmta.com.br</text:p>
          </table:table-cell>
          <table:table-cell office:value-type="string" calcext:value-type="string">
            <text:p>1343±1011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2">
          <table:table-cell office:value-type="string" calcext:value-type="string">
            <text:p>.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1448±747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emailpro6.com.br</text:p>
          </table:table-cell>
          <table:table-cell office:value-type="string" calcext:value-type="string">
            <text:p>29795±7471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touchmta.com.br</text:p>
          </table:table-cell>
          <table:table-cell office:value-type="string" calcext:value-type="string">
            <text:p>1341±1011s</text:p>
          </table:table-cell>
          <table:table-cell office:value-type="string" calcext:value-type="string">
            <text:p>WHITE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manatural.com.br</text:p>
          </table:table-cell>
          <table:table-cell office:value-type="string" calcext:value-type="string">
            <text:p>5831±1796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16072±8252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2">
          <table:table-cell office:value-type="string" calcext:value-type="string">
            <text:p>@manatural.com.br</text:p>
          </table:table-cell>
          <table:table-cell office:value-type="string" calcext:value-type="string">
            <text:p>5831±1796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2">
          <table:table-cell office:value-type="string" calcext:value-type="string">
            <text:p>@sejaligado.com.br</text:p>
          </table:table-cell>
          <table:table-cell office:value-type="string" calcext:value-type="string">
            <text:p>16072±8252s</text:p>
          </table:table-cell>
          <table:table-cell office:value-type="string" calcext:value-type="string">
            <text:p>BLA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839±294s</text:p>
          </table:table-cell>
          <table:table-cell office:value-type="string" calcext:value-type="string">
            <text:p>BLACK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3081±878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4663±1367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8091±3198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18359±10121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3081±878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b.planetmailer.com.br</text:p>
          </table:table-cell>
          <table:table-cell office:value-type="string" calcext:value-type="string">
            <text:p>46683±2744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onossosports.com.br</text:p>
          </table:table-cell>
          <table:table-cell office:value-type="string" calcext:value-type="string">
            <text:p>4663±1367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@qslead.com.br</text:p>
          </table:table-cell>
          <table:table-cell office:value-type="string" calcext:value-type="string">
            <text:p>8091±3198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18359±10121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2">
          <table:table-cell office:value-type="string" calcext:value-type="string">
            <text:p>.disparoseguro20.com.br</text:p>
          </table:table-cell>
          <table:table-cell office:value-type="string" calcext:value-type="string">
            <text:p>52304±8871s</text:p>
          </table:table-cell>
          <table:table-cell office:value-type="string" calcext:value-type="string">
            <text:p>WHITE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@disparoseguro20.com.br</text:p>
          </table:table-cell>
          <table:table-cell office:value-type="string" calcext:value-type="string">
            <text:p>52304±8871s</text:p>
          </table:table-cell>
          <table:table-cell office:value-type="string" calcext:value-type="string">
            <text:p>WHITE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2">
          <table:table-cell office:value-type="string" calcext:value-type="string">
            <text:p>.bkoenvio1.com.br</text:p>
          </table:table-cell>
          <table:table-cell office:value-type="string" calcext:value-type="string">
            <text:p>5024±1787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bkoenvio1.com.br</text:p>
          </table:table-cell>
          <table:table-cell office:value-type="string" calcext:value-type="string">
            <text:p>5024±1787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7388±1794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2">
          <table:table-cell office:value-type="string" calcext:value-type="string">
            <text:p>@bispobranco.com.br</text:p>
          </table:table-cell>
          <table:table-cell office:value-type="string" calcext:value-type="string">
            <text:p>7388±1794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2">
          <table:table-cell office:value-type="string" calcext:value-type="string">
            <text:p>@bkoenvio.com.br</text:p>
          </table:table-cell>
          <table:table-cell office:value-type="string" calcext:value-type="string">
            <text:p>7683±4290s</text:p>
          </table:table-cell>
          <table:table-cell office:value-type="string" calcext:value-type="string">
            <text:p>BLACK</text:p>
          </table:table-cell>
          <table:table-cell office:value-type="percentage" office:value="0.213" calcext:value-type="percentage">
            <text:p>21,3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7482±2155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2">
          <table:table-cell office:value-type="string" calcext:value-type="string">
            <text:p>@diamondarts.com.br</text:p>
          </table:table-cell>
          <table:table-cell office:value-type="string" calcext:value-type="string">
            <text:p>7482±2155s</text:p>
          </table:table-cell>
          <table:table-cell office:value-type="string" calcext:value-type="string">
            <text:p>BLACK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5509±165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5509±1659s</text:p>
          </table:table-cell>
          <table:table-cell office:value-type="string" calcext:value-type="string">
            <text:p>BLACK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modelosdemtkmassa.com.br</text:p>
          </table:table-cell>
          <table:table-cell office:value-type="string" calcext:value-type="string">
            <text:p>3307±1764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2">
          <table:table-cell office:value-type="string" calcext:value-type="string">
            <text:p>@modelosdemtkmassa.com.br</text:p>
          </table:table-cell>
          <table:table-cell office:value-type="string" calcext:value-type="string">
            <text:p>3307±1764s</text:p>
          </table:table-cell>
          <table:table-cell office:value-type="string" calcext:value-type="string">
            <text:p>BLA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carteironaweb.com.br</text:p>
          </table:table-cell>
          <table:table-cell office:value-type="string" calcext:value-type="string">
            <text:p>27859±2746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enviofenix.com.br</text:p>
          </table:table-cell>
          <table:table-cell office:value-type="string" calcext:value-type="string">
            <text:p>4202±1526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carteironaweb.com.br</text:p>
          </table:table-cell>
          <table:table-cell office:value-type="string" calcext:value-type="string">
            <text:p>27859±2746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2">
          <table:table-cell office:value-type="string" calcext:value-type="string">
            <text:p>@enviofenix.com.br</text:p>
          </table:table-cell>
          <table:table-cell office:value-type="string" calcext:value-type="string">
            <text:p>4202±1526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8313±1727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j.clubnet.com.br</text:p>
          </table:table-cell>
          <table:table-cell office:value-type="string" calcext:value-type="string">
            <text:p>44853±3169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2">
          <table:table-cell office:value-type="string" calcext:value-type="string">
            <text:p>@pinkarts.com.br</text:p>
          </table:table-cell>
          <table:table-cell office:value-type="string" calcext:value-type="string">
            <text:p>8313±1727s</text:p>
          </table:table-cell>
          <table:table-cell office:value-type="string" calcext:value-type="string">
            <text:p>BLACK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7676±2693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6529±1905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7676±2693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2">
          <table:table-cell office:value-type="string" calcext:value-type="string">
            <text:p>@brownarts.com.br</text:p>
          </table:table-cell>
          <table:table-cell office:value-type="string" calcext:value-type="string">
            <text:p>6529±1905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169.54.142.10</text:p>
          </table:table-cell>
          <table:table-cell office:value-type="string" calcext:value-type="string">
            <text:p>32850±1636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17350±4959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2">
          <table:table-cell office:value-type="string" calcext:value-type="string">
            <text:p>@supercarteiro.com.br</text:p>
          </table:table-cell>
          <table:table-cell office:value-type="string" calcext:value-type="string">
            <text:p>17350±4959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17350±4959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2">
          <table:table-cell office:value-type="string" calcext:value-type="string">
            <text:p>.servps1.com.br</text:p>
          </table:table-cell>
          <table:table-cell office:value-type="string" calcext:value-type="string">
            <text:p>7076±4615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7076±4615s</text:p>
          </table:table-cell>
          <table:table-cell office:value-type="string" calcext:value-type="string">
            <text:p>BLACK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4931±2863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2">
          <table:table-cell office:value-type="string" calcext:value-type="string">
            <text:p>@autenticado.net.br</text:p>
          </table:table-cell>
          <table:table-cell office:value-type="string" calcext:value-type="string">
            <text:p>4931±2863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8253±4312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24ervquerma.com.br</text:p>
          </table:table-cell>
          <table:table-cell office:value-type="string" calcext:value-type="string">
            <text:p>3559±1175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econeteditora.com.br</text:p>
          </table:table-cell>
          <table:table-cell office:value-type="string" calcext:value-type="string">
            <text:p>5722±3384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vidaecartaoportoseguro.info</text:p>
          </table:table-cell>
          <table:table-cell office:value-type="string" calcext:value-type="string">
            <text:p>5869±2188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@24ervquerma.com.br</text:p>
          </table:table-cell>
          <table:table-cell office:value-type="string" calcext:value-type="string">
            <text:p>3559±1175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econeteditora.com.br</text:p>
          </table:table-cell>
          <table:table-cell office:value-type="string" calcext:value-type="string">
            <text:p>5722±3384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2">
          <table:table-cell office:value-type="string" calcext:value-type="string">
            <text:p>@vidaecartaoportoseguro.info</text:p>
          </table:table-cell>
          <table:table-cell office:value-type="string" calcext:value-type="string">
            <text:p>5869±2188s</text:p>
          </table:table-cell>
          <table:table-cell office:value-type="string" calcext:value-type="string">
            <text:p>BLACK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7435±1496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7435±1496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vpscloud.com.br</text:p>
          </table:table-cell>
          <table:table-cell office:value-type="string" calcext:value-type="string">
            <text:p>32016±2728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2">
          <table:table-cell office:value-type="string" calcext:value-type="string">
            <text:p>@vpscloud.com.br</text:p>
          </table:table-cell>
          <table:table-cell office:value-type="string" calcext:value-type="string">
            <text:p>32016±2728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lead4you.com.br</text:p>
          </table:table-cell>
          <table:table-cell office:value-type="string" calcext:value-type="string">
            <text:p>12542±3544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14nsequeromis.com.br</text:p>
          </table:table-cell>
          <table:table-cell office:value-type="string" calcext:value-type="string">
            <text:p>12394±2678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lead4you.com.br</text:p>
          </table:table-cell>
          <table:table-cell office:value-type="string" calcext:value-type="string">
            <text:p>12542±3544s</text:p>
          </table:table-cell>
          <table:table-cell office:value-type="string" calcext:value-type="string">
            <text:p>BLACK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divulgaproduto.com.br</text:p>
          </table:table-cell>
          <table:table-cell office:value-type="string" calcext:value-type="string">
            <text:p>5563±2241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.srvlead4.com.br</text:p>
          </table:table-cell>
          <table:table-cell office:value-type="string" calcext:value-type="string">
            <text:p>3730±1854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@divulgaproduto.com.br</text:p>
          </table:table-cell>
          <table:table-cell office:value-type="string" calcext:value-type="string">
            <text:p>5563±2241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2">
          <table:table-cell office:value-type="string" calcext:value-type="string">
            <text:p>@h.clubnet.com.br</text:p>
          </table:table-cell>
          <table:table-cell office:value-type="string" calcext:value-type="string">
            <text:p>40734±2085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3730±1854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3730±1854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93±31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2920±1788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2">
          <table:table-cell office:value-type="string" calcext:value-type="string">
            <text:p>@hotmaill.net.br</text:p>
          </table:table-cell>
          <table:table-cell office:value-type="string" calcext:value-type="string">
            <text:p>2920±1788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@web-dot12.landingpagebrasil.com.br</text:p>
          </table:table-cell>
          <table:table-cell office:value-type="string" calcext:value-type="string">
            <text:p>7721±4119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10900±4127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2">
          <table:table-cell office:value-type="string" calcext:value-type="string">
            <text:p>@megainformacao.com.br</text:p>
          </table:table-cell>
          <table:table-cell office:value-type="string" calcext:value-type="string">
            <text:p>10900±4127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9508±2783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2">
          <table:table-cell office:value-type="string" calcext:value-type="string">
            <text:p>@informacaobr.com.br</text:p>
          </table:table-cell>
          <table:table-cell office:value-type="string" calcext:value-type="string">
            <text:p>9508±2783s</text:p>
          </table:table-cell>
          <table:table-cell office:value-type="string" calcext:value-type="string">
            <text:p>BLACK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informacoesemail.com.br</text:p>
          </table:table-cell>
          <table:table-cell office:value-type="string" calcext:value-type="string">
            <text:p>679±146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topwebvendas.com.br</text:p>
          </table:table-cell>
          <table:table-cell office:value-type="string" calcext:value-type="string">
            <text:p>9466±2828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2">
          <table:table-cell office:value-type="string" calcext:value-type="string">
            <text:p>@informacoesemail.com.br</text:p>
          </table:table-cell>
          <table:table-cell office:value-type="string" calcext:value-type="string">
            <text:p>679±146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2">
          <table:table-cell office:value-type="string" calcext:value-type="string">
            <text:p>@topwebvendas.com.br</text:p>
          </table:table-cell>
          <table:table-cell office:value-type="string" calcext:value-type="string">
            <text:p>9466±2828s</text:p>
          </table:table-cell>
          <table:table-cell office:value-type="string" calcext:value-type="string">
            <text:p>BLA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.mduol.com.br</text:p>
          </table:table-cell>
          <table:table-cell office:value-type="string" calcext:value-type="string">
            <text:p>59±11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web-dot19.landingpagebrasil.com.br</text:p>
          </table:table-cell>
          <table:table-cell office:value-type="string" calcext:value-type="string">
            <text:p>8284±4540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010.273.286/0001-32</text:p>
          </table:table-cell>
          <table:table-cell office:value-type="string" calcext:value-type="string">
            <text:p>59±11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602±113s</text:p>
          </table:table-cell>
          <table:table-cell office:value-type="string" calcext:value-type="string">
            <text:p>BLACK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gianegeovani.com.br</text:p>
          </table:table-cell>
          <table:table-cell office:value-type="string" calcext:value-type="string">
            <text:p>8029±3152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2">
          <table:table-cell office:value-type="string" calcext:value-type="string">
            <text:p>@gianegeovani.com.br</text:p>
          </table:table-cell>
          <table:table-cell office:value-type="string" calcext:value-type="string">
            <text:p>8029±3152s</text:p>
          </table:table-cell>
          <table:table-cell office:value-type="string" calcext:value-type="string">
            <text:p>BLA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7972±4413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29sevliqu.com.br</text:p>
          </table:table-cell>
          <table:table-cell office:value-type="string" calcext:value-type="string">
            <text:p>29716±2233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7855±2349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7972±4413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29sevliqu.com.br</text:p>
          </table:table-cell>
          <table:table-cell office:value-type="string" calcext:value-type="string">
            <text:p>29716±2233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2">
          <table:table-cell office:value-type="string" calcext:value-type="string">
            <text:p>@maisconfiavel.com.br</text:p>
          </table:table-cell>
          <table:table-cell office:value-type="string" calcext:value-type="string">
            <text:p>7855±2349s</text:p>
          </table:table-cell>
          <table:table-cell office:value-type="string" calcext:value-type="string">
            <text:p>BLACK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5132±1084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ofertasuplemento.com.br</text:p>
          </table:table-cell>
          <table:table-cell office:value-type="string" calcext:value-type="string">
            <text:p>782±246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5132±1084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2">
          <table:table-cell office:value-type="string" calcext:value-type="string">
            <text:p>@ofertasuplemento.com.br</text:p>
          </table:table-cell>
          <table:table-cell office:value-type="string" calcext:value-type="string">
            <text:p>782±246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28srvqemis.com.br</text:p>
          </table:table-cell>
          <table:table-cell office:value-type="string" calcext:value-type="string">
            <text:p>10611±1628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1605±432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@28srvqemis.com.br</text:p>
          </table:table-cell>
          <table:table-cell office:value-type="string" calcext:value-type="string">
            <text:p>10611±1628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1605±432s</text:p>
          </table:table-cell>
          <table:table-cell office:value-type="string" calcext:value-type="string">
            <text:p>BLA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28359±7006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28359±7006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7062±4001s</text:p>
          </table:table-cell>
          <table:table-cell office:value-type="string" calcext:value-type="string">
            <text:p>BLACK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2">
          <table:table-cell office:value-type="string" calcext:value-type="string">
            <text:p>@mkt.mailcupompegou.com.br</text:p>
          </table:table-cell>
          <table:table-cell office:value-type="string" calcext:value-type="string">
            <text:p>38816±12221s</text:p>
          </table:table-cell>
          <table:table-cell office:value-type="string" calcext:value-type="string">
            <text:p>BLACK</text:p>
          </table:table-cell>
          <table:table-cell office:value-type="percentage" office:value="0.176" calcext:value-type="percentage">
            <text:p>17,6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14746±3038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@artesrosa.com.br</text:p>
          </table:table-cell>
          <table:table-cell office:value-type="string" calcext:value-type="string">
            <text:p>14746±3038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2">
          <table:table-cell office:value-type="string" calcext:value-type="string">
            <text:p>@ofertasmaxi.com.br</text:p>
          </table:table-cell>
          <table:table-cell office:value-type="string" calcext:value-type="string">
            <text:p>4010±1083s</text:p>
          </table:table-cell>
          <table:table-cell office:value-type="string" calcext:value-type="string">
            <text:p>BLACK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2719±1178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2719±1178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power44.topatudoyes.com.br</text:p>
          </table:table-cell>
          <table:table-cell office:value-type="string" calcext:value-type="string">
            <text:p>15835±7136s</text:p>
          </table:table-cell>
          <table:table-cell office:value-type="string" calcext:value-type="string">
            <text:p>BLACK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2">
          <table:table-cell office:value-type="string" calcext:value-type="string">
            <text:p>.ag200.com.br</text:p>
          </table:table-cell>
          <table:table-cell office:value-type="string" calcext:value-type="string">
            <text:p>4387±2169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sacaribdn.com.br</text:p>
          </table:table-cell>
          <table:table-cell office:value-type="string" calcext:value-type="string">
            <text:p>814±207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send92c.com.br</text:p>
          </table:table-cell>
          <table:table-cell office:value-type="string" calcext:value-type="string">
            <text:p>1786±301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4387±2169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2">
          <table:table-cell office:value-type="string" calcext:value-type="string">
            <text:p>@sacaribdn.com.br</text:p>
          </table:table-cell>
          <table:table-cell office:value-type="string" calcext:value-type="string">
            <text:p>814±207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send92c.com.br</text:p>
          </table:table-cell>
          <table:table-cell office:value-type="string" calcext:value-type="string">
            <text:p>1786±301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23080±2371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2">
          <table:table-cell office:value-type="string" calcext:value-type="string">
            <text:p>.ofertagora4.com.br</text:p>
          </table:table-cell>
          <table:table-cell office:value-type="string" calcext:value-type="string">
            <text:p>7894±1431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23080±2371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ofertagora4.com.br</text:p>
          </table:table-cell>
          <table:table-cell office:value-type="string" calcext:value-type="string">
            <text:p>7894±1431s</text:p>
          </table:table-cell>
          <table:table-cell office:value-type="string" calcext:value-type="string">
            <text:p>BLACK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gs-1.paineldeenvio.com.br</text:p>
          </table:table-cell>
          <table:table-cell office:value-type="string" calcext:value-type="string">
            <text:p>21322±681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.gs-5.paineldeenvio.com.br</text:p>
          </table:table-cell>
          <table:table-cell office:value-type="string" calcext:value-type="string">
            <text:p>41043±6506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513±71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8511±2484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2">
          <table:table-cell office:value-type="string" calcext:value-type="string">
            <text:p>.portalnews10.com.br</text:p>
          </table:table-cell>
          <table:table-cell office:value-type="string" calcext:value-type="string">
            <text:p>3245±688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8511±2484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3245±688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8072±2100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14358±3086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brothernes.com.br</text:p>
          </table:table-cell>
          <table:table-cell office:value-type="string" calcext:value-type="string">
            <text:p>8072±2100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2">
          <table:table-cell office:value-type="string" calcext:value-type="string">
            <text:p>@envioforte.com.br</text:p>
          </table:table-cell>
          <table:table-cell office:value-type="string" calcext:value-type="string">
            <text:p>14358±3086s</text:p>
          </table:table-cell>
          <table:table-cell office:value-type="string" calcext:value-type="string">
            <text:p>BLACK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novavidagora.com.br</text:p>
          </table:table-cell>
          <table:table-cell office:value-type="string" calcext:value-type="string">
            <text:p>2122±451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2">
          <table:table-cell office:value-type="string" calcext:value-type="string">
            <text:p>@novavidagora.com.br</text:p>
          </table:table-cell>
          <table:table-cell office:value-type="string" calcext:value-type="string">
            <text:p>2122±451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10612±2933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melanciaecia.com.br</text:p>
          </table:table-cell>
          <table:table-cell office:value-type="string" calcext:value-type="string">
            <text:p>14308±4341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@dicasfavoritas.com.br</text:p>
          </table:table-cell>
          <table:table-cell office:value-type="string" calcext:value-type="string">
            <text:p>10612±2933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2">
          <table:table-cell office:value-type="string" calcext:value-type="string">
            <text:p>@melanciaecia.com.br</text:p>
          </table:table-cell>
          <table:table-cell office:value-type="string" calcext:value-type="string">
            <text:p>14308±4341s</text:p>
          </table:table-cell>
          <table:table-cell office:value-type="string" calcext:value-type="string">
            <text:p>BLACK</text:p>
          </table:table-cell>
          <table:table-cell office:value-type="percentage" office:value="0.165" calcext:value-type="percentage">
            <text:p>16,5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6792±3129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nucleomtk.com.br</text:p>
          </table:table-cell>
          <table:table-cell office:value-type="string" calcext:value-type="string">
            <text:p>2050±573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arianesilva.com.br</text:p>
          </table:table-cell>
          <table:table-cell office:value-type="string" calcext:value-type="string">
            <text:p>6792±3129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2">
          <table:table-cell office:value-type="string" calcext:value-type="string">
            <text:p>@nucleomtk.com.br</text:p>
          </table:table-cell>
          <table:table-cell office:value-type="string" calcext:value-type="string">
            <text:p>2050±573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2904±811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23liqdresv.com.br</text:p>
          </table:table-cell>
          <table:table-cell office:value-type="string" calcext:value-type="string">
            <text:p>4917±1258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2904±811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23liqdresv.com.br</text:p>
          </table:table-cell>
          <table:table-cell office:value-type="string" calcext:value-type="string">
            <text:p>4917±1258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2">
          <table:table-cell office:value-type="string" calcext:value-type="string">
            <text:p>@50.23.56.4-static.reverse.softlayer.com</text:p>
          </table:table-cell>
          <table:table-cell office:value-type="string" calcext:value-type="string">
            <text:p>18190±1767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hdvida.com.br</text:p>
          </table:table-cell>
          <table:table-cell office:value-type="string" calcext:value-type="string">
            <text:p>4448±2363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2">
          <table:table-cell office:value-type="string" calcext:value-type="string">
            <text:p>@hdvida.com.br</text:p>
          </table:table-cell>
          <table:table-cell office:value-type="string" calcext:value-type="string">
            <text:p>4448±2363s</text:p>
          </table:table-cell>
          <table:table-cell office:value-type="string" calcext:value-type="string">
            <text:p>BLACK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2638±765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243±49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2">
          <table:table-cell office:value-type="string" calcext:value-type="string">
            <text:p>@simais.com.br</text:p>
          </table:table-cell>
          <table:table-cell office:value-type="string" calcext:value-type="string">
            <text:p>2638±765s</text:p>
          </table:table-cell>
          <table:table-cell office:value-type="string" calcext:value-type="string">
            <text:p>BLACK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2">
          <table:table-cell office:value-type="string" calcext:value-type="string">
            <text:p>@suplementosoriginais.com.br</text:p>
          </table:table-cell>
          <table:table-cell office:value-type="string" calcext:value-type="string">
            <text:p>243±49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skseguros.com.br</text:p>
          </table:table-cell>
          <table:table-cell office:value-type="string" calcext:value-type="string">
            <text:p>3491±1793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string" calcext:value-type="string">
            <text:p>.smegaenvios1.com.br</text:p>
          </table:table-cell>
          <table:table-cell office:value-type="string" calcext:value-type="string">
            <text:p>2047±536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2">
          <table:table-cell office:value-type="string" calcext:value-type="string">
            <text:p>@skseguros.com.br</text:p>
          </table:table-cell>
          <table:table-cell office:value-type="string" calcext:value-type="string">
            <text:p>3491±1793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smegaenvios1.com.br</text:p>
          </table:table-cell>
          <table:table-cell office:value-type="string" calcext:value-type="string">
            <text:p>2047±536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7119±1782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.grandeshow3.com.br</text:p>
          </table:table-cell>
          <table:table-cell office:value-type="string" calcext:value-type="string">
            <text:p>13994±331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7119±1782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3994±331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2">
          <table:table-cell office:value-type="string" calcext:value-type="string">
            <text:p>@ifregues.com.br</text:p>
          </table:table-cell>
          <table:table-cell office:value-type="string" calcext:value-type="string">
            <text:p>4151±2436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2179±921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4074±1078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casapoint.com.br</text:p>
          </table:table-cell>
          <table:table-cell office:value-type="string" calcext:value-type="string">
            <text:p>3179±671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.especialmes1.com.br</text:p>
          </table:table-cell>
          <table:table-cell office:value-type="string" calcext:value-type="string">
            <text:p>18461±2524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2179±921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4074±1078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2">
          <table:table-cell office:value-type="string" calcext:value-type="string">
            <text:p>@casapoint.com.br</text:p>
          </table:table-cell>
          <table:table-cell office:value-type="string" calcext:value-type="string">
            <text:p>3179±671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18461±2524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@power2.promocoesdeagora.com.br</text:p>
          </table:table-cell>
          <table:table-cell office:value-type="string" calcext:value-type="string">
            <text:p>21008±1900s</text:p>
          </table:table-cell>
          <table:table-cell office:value-type="string" calcext:value-type="string">
            <text:p>BLACK</text:p>
          </table:table-cell>
          <table:table-cell office:value-type="percentage" office:value="0.158" calcext:value-type="percentage">
            <text:p>15,80%</text:p>
          </table:table-cell>
        </table:table-row>
        <table:table-row table:style-name="ro1">
          <table:table-cell office:value-type="string" calcext:value-type="string">
            <text:p>.chefe2fun.com.br</text:p>
          </table:table-cell>
          <table:table-cell office:value-type="string" calcext:value-type="string">
            <text:p>7130±1839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entregafiel.com.br</text:p>
          </table:table-cell>
          <table:table-cell office:value-type="string" calcext:value-type="string">
            <text:p>6374±2728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chefe2fun.com.br</text:p>
          </table:table-cell>
          <table:table-cell office:value-type="string" calcext:value-type="string">
            <text:p>7130±1839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2">
          <table:table-cell office:value-type="string" calcext:value-type="string">
            <text:p>@entregafiel.com.br</text:p>
          </table:table-cell>
          <table:table-cell office:value-type="string" calcext:value-type="string">
            <text:p>6374±2728s</text:p>
          </table:table-cell>
          <table:table-cell office:value-type="string" calcext:value-type="string">
            <text:p>BLACK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alvinesquilo.com.br</text:p>
          </table:table-cell>
          <table:table-cell office:value-type="string" calcext:value-type="string">
            <text:p>19434±3673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2">
          <table:table-cell office:value-type="string" calcext:value-type="string">
            <text:p>@alvinesquilo.com.br</text:p>
          </table:table-cell>
          <table:table-cell office:value-type="string" calcext:value-type="string">
            <text:p>19434±3673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dns14.dnsedns.com.br</text:p>
          </table:table-cell>
          <table:table-cell office:value-type="string" calcext:value-type="string">
            <text:p>2424±538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186±37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4751±1111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h2lead.com.br</text:p>
          </table:table-cell>
          <table:table-cell office:value-type="string" calcext:value-type="string">
            <text:p>27839±9131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srv02fox.com.br</text:p>
          </table:table-cell>
          <table:table-cell office:value-type="string" calcext:value-type="string">
            <text:p>24921±1536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h2lead.com.br</text:p>
          </table:table-cell>
          <table:table-cell office:value-type="string" calcext:value-type="string">
            <text:p>27839±9131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srv02fox.com.br</text:p>
          </table:table-cell>
          <table:table-cell office:value-type="string" calcext:value-type="string">
            <text:p>24921±1536s</text:p>
          </table:table-cell>
          <table:table-cell office:value-type="string" calcext:value-type="string">
            <text:p>BLACK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3073±1087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hiriaforuns.com.br</text:p>
          </table:table-cell>
          <table:table-cell office:value-type="string" calcext:value-type="string">
            <text:p>38903±7877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5022±2744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blueartes.com.br</text:p>
          </table:table-cell>
          <table:table-cell office:value-type="string" calcext:value-type="string">
            <text:p>3073±1087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d-view.hiriaforuns.com.br</text:p>
          </table:table-cell>
          <table:table-cell office:value-type="string" calcext:value-type="string">
            <text:p>38903±7877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2">
          <table:table-cell office:value-type="string" calcext:value-type="string">
            <text:p>@uttc.com.br</text:p>
          </table:table-cell>
          <table:table-cell office:value-type="string" calcext:value-type="string">
            <text:p>5022±2744s</text:p>
          </table:table-cell>
          <table:table-cell office:value-type="string" calcext:value-type="string">
            <text:p>BLACK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6043±1644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.health10.com.br</text:p>
          </table:table-cell>
          <table:table-cell office:value-type="string" calcext:value-type="string">
            <text:p>26713±11264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.quality2.com.br</text:p>
          </table:table-cell>
          <table:table-cell office:value-type="string" calcext:value-type="string">
            <text:p>3378±1221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quaresmeira.com.br</text:p>
          </table:table-cell>
          <table:table-cell office:value-type="string" calcext:value-type="string">
            <text:p>23811±629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6043±1644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2">
          <table:table-cell office:value-type="string" calcext:value-type="string">
            <text:p>@d-view.snd.com.br</text:p>
          </table:table-cell>
          <table:table-cell office:value-type="string" calcext:value-type="string">
            <text:p>29518±6346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health10.com.br</text:p>
          </table:table-cell>
          <table:table-cell office:value-type="string" calcext:value-type="string">
            <text:p>26713±11264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3378±1221s</text:p>
          </table:table-cell>
          <table:table-cell office:value-type="string" calcext:value-type="string">
            <text:p>BLACK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4800±967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anjosenvio.com.br</text:p>
          </table:table-cell>
          <table:table-cell office:value-type="string" calcext:value-type="string">
            <text:p>650±180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vocebemvindo.com.br</text:p>
          </table:table-cell>
          <table:table-cell office:value-type="string" calcext:value-type="string">
            <text:p>4983±2630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4800±967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2">
          <table:table-cell office:value-type="string" calcext:value-type="string">
            <text:p>@anjosenvio.com.br</text:p>
          </table:table-cell>
          <table:table-cell office:value-type="string" calcext:value-type="string">
            <text:p>650±180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2">
          <table:table-cell office:value-type="string" calcext:value-type="string">
            <text:p>@vocebemvindo.com.br</text:p>
          </table:table-cell>
          <table:table-cell office:value-type="string" calcext:value-type="string">
            <text:p>4983±2630s</text:p>
          </table:table-cell>
          <table:table-cell office:value-type="string" calcext:value-type="string">
            <text:p>BLA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2">
          <table:table-cell office:value-type="string" calcext:value-type="string">
            <text:p>.bkoenvio2.com.br</text:p>
          </table:table-cell>
          <table:table-cell office:value-type="string" calcext:value-type="string">
            <text:p>4452±1683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bkoenvio2.com.br</text:p>
          </table:table-cell>
          <table:table-cell office:value-type="string" calcext:value-type="string">
            <text:p>4452±1683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5560±1791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1386±461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4071±1852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5560±1791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string" calcext:value-type="string">
            <text:p>@ofertadinamicamail.com.br</text:p>
          </table:table-cell>
          <table:table-cell office:value-type="string" calcext:value-type="string">
            <text:p>1386±461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2">
          <table:table-cell office:value-type="string" calcext:value-type="string">
            <text:p>@silverarts.com.br</text:p>
          </table:table-cell>
          <table:table-cell office:value-type="string" calcext:value-type="string">
            <text:p>4071±1852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386±72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c.promailer.com.br</text:p>
          </table:table-cell>
          <table:table-cell office:value-type="string" calcext:value-type="string">
            <text:p>25104±2636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2">
          <table:table-cell office:value-type="string" calcext:value-type="string">
            <text:p>@otimoproduto.com.br</text:p>
          </table:table-cell>
          <table:table-cell office:value-type="string" calcext:value-type="string">
            <text:p>386±72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7970±1596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13478±5327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4535±1981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pmsmail.com.br</text:p>
          </table:table-cell>
          <table:table-cell office:value-type="string" calcext:value-type="string">
            <text:p>1172±295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7970±1596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ncsolucao.com.br</text:p>
          </table:table-cell>
          <table:table-cell office:value-type="string" calcext:value-type="string">
            <text:p>13478±5327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ofertasboa.com.br</text:p>
          </table:table-cell>
          <table:table-cell office:value-type="string" calcext:value-type="string">
            <text:p>4535±1981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2">
          <table:table-cell office:value-type="string" calcext:value-type="string">
            <text:p>@pmsmail.com.br</text:p>
          </table:table-cell>
          <table:table-cell office:value-type="string" calcext:value-type="string">
            <text:p>1172±295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1172±295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entregadordecampanhas.net</text:p>
          </table:table-cell>
          <table:table-cell office:value-type="string" calcext:value-type="string">
            <text:p>13458±2298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7664±2109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@ecupomdesconto.com.br</text:p>
          </table:table-cell>
          <table:table-cell office:value-type="string" calcext:value-type="string">
            <text:p>7664±2109s</text:p>
          </table:table-cell>
          <table:table-cell office:value-type="string" calcext:value-type="string">
            <text:p>BLA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2">
          <table:table-cell office:value-type="string" calcext:value-type="string">
            <text:p>.mailgvtop02.com.br</text:p>
          </table:table-cell>
          <table:table-cell office:value-type="string" calcext:value-type="string">
            <text:p>3082±1022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dns4.dnsedns.com.br</text:p>
          </table:table-cell>
          <table:table-cell office:value-type="string" calcext:value-type="string">
            <text:p>6831±3433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3082±1022s</text:p>
          </table:table-cell>
          <table:table-cell office:value-type="string" calcext:value-type="string">
            <text:p>BLACK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true.com.br</text:p>
          </table:table-cell>
          <table:table-cell office:value-type="string" calcext:value-type="string">
            <text:p>27948±5945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2">
          <table:table-cell office:value-type="string" calcext:value-type="string">
            <text:p>@true.com.br</text:p>
          </table:table-cell>
          <table:table-cell office:value-type="string" calcext:value-type="string">
            <text:p>27948±5945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000.866.386/0001-19</text:p>
          </table:table-cell>
          <table:table-cell office:value-type="string" calcext:value-type="string">
            <text:p>27948±5945s</text:p>
          </table:table-cell>
          <table:table-cell office:value-type="string" calcext:value-type="string">
            <text:p>WHITE</text:p>
          </table:table-cell>
          <table:table-cell office:value-type="percentage" office:value="0.146" calcext:value-type="percentage">
            <text:p>14,6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7047±1562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8488±1724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maramota.com.br</text:p>
          </table:table-cell>
          <table:table-cell office:value-type="string" calcext:value-type="string">
            <text:p>8927±3781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7047±1562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darkarts.com.br</text:p>
          </table:table-cell>
          <table:table-cell office:value-type="string" calcext:value-type="string">
            <text:p>8488±1724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2">
          <table:table-cell office:value-type="string" calcext:value-type="string">
            <text:p>@maramota.com.br</text:p>
          </table:table-cell>
          <table:table-cell office:value-type="string" calcext:value-type="string">
            <text:p>8927±3781s</text:p>
          </table:table-cell>
          <table:table-cell office:value-type="string" calcext:value-type="string">
            <text:p>BLACK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11325±3407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clubnet.com.br</text:p>
          </table:table-cell>
          <table:table-cell office:value-type="string" calcext:value-type="string">
            <text:p>7431±4090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11799±4540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2">
          <table:table-cell office:value-type="string" calcext:value-type="string">
            <text:p>@acessarlivre.com.br</text:p>
          </table:table-cell>
          <table:table-cell office:value-type="string" calcext:value-type="string">
            <text:p>11325±3407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@cpro29160.publiccloud.com.br</text:p>
          </table:table-cell>
          <table:table-cell office:value-type="string" calcext:value-type="string">
            <text:p>5698±3844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11799±4540s</text:p>
          </table:table-cell>
          <table:table-cell office:value-type="string" calcext:value-type="string">
            <text:p>BLACK</text:p>
          </table:table-cell>
          <table:table-cell office:value-type="percentage" office:value="0.144" calcext:value-type="percentage">
            <text:p>14,4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8684±2032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bannersgbuscabrasil.com.br</text:p>
          </table:table-cell>
          <table:table-cell office:value-type="string" calcext:value-type="string">
            <text:p>19948±2645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cestadeinformacoes.com.br</text:p>
          </table:table-cell>
          <table:table-cell office:value-type="string" calcext:value-type="string">
            <text:p>34793±13181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indicado.net.br</text:p>
          </table:table-cell>
          <table:table-cell office:value-type="string" calcext:value-type="string">
            <text:p>13136±7720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artesverde.com.br</text:p>
          </table:table-cell>
          <table:table-cell office:value-type="string" calcext:value-type="string">
            <text:p>8684±2032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bannersgbuscabrasil.com.br</text:p>
          </table:table-cell>
          <table:table-cell office:value-type="string" calcext:value-type="string">
            <text:p>19948±2645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cestadeinformacoes.com.br</text:p>
          </table:table-cell>
          <table:table-cell office:value-type="string" calcext:value-type="string">
            <text:p>34793±13181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2">
          <table:table-cell office:value-type="string" calcext:value-type="string">
            <text:p>@indicado.net.br</text:p>
          </table:table-cell>
          <table:table-cell office:value-type="string" calcext:value-type="string">
            <text:p>13136±7720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6584±4032s</text:p>
          </table:table-cell>
          <table:table-cell office:value-type="string" calcext:value-type="string">
            <text:p>BLACK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1698±450s</text:p>
          </table:table-cell>
          <table:table-cell office:value-type="string" calcext:value-type="string">
            <text:p>BLACK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xanche.com.br</text:p>
          </table:table-cell>
          <table:table-cell office:value-type="string" calcext:value-type="string">
            <text:p>1901±1472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2">
          <table:table-cell office:value-type="string" calcext:value-type="string">
            <text:p>@xanche.com.br</text:p>
          </table:table-cell>
          <table:table-cell office:value-type="string" calcext:value-type="string">
            <text:p>1901±1472s</text:p>
          </table:table-cell>
          <table:table-cell office:value-type="string" calcext:value-type="string">
            <text:p>BLACK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5451±2074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atendimentomtk.com.br</text:p>
          </table:table-cell>
          <table:table-cell office:value-type="string" calcext:value-type="string">
            <text:p>652±234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5451±2074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2">
          <table:table-cell office:value-type="string" calcext:value-type="string">
            <text:p>@atendimentomtk.com.br</text:p>
          </table:table-cell>
          <table:table-cell office:value-type="string" calcext:value-type="string">
            <text:p>652±234s</text:p>
          </table:table-cell>
          <table:table-cell office:value-type="string" calcext:value-type="string">
            <text:p>BLA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4319±2358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4319±2358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server01.vendas.up.nom.br</text:p>
          </table:table-cell>
          <table:table-cell office:value-type="string" calcext:value-type="string">
            <text:p>18949±6903s</text:p>
          </table:table-cell>
          <table:table-cell office:value-type="string" calcext:value-type="string">
            <text:p>BLACK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7468±2820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softleads.com.br</text:p>
          </table:table-cell>
          <table:table-cell office:value-type="string" calcext:value-type="string">
            <text:p>936±750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exposicaodigital.com.br</text:p>
          </table:table-cell>
          <table:table-cell office:value-type="string" calcext:value-type="string">
            <text:p>7468±2820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ffcomercio.com.br</text:p>
          </table:table-cell>
          <table:table-cell office:value-type="string" calcext:value-type="string">
            <text:p>6602±3521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2">
          <table:table-cell office:value-type="string" calcext:value-type="string">
            <text:p>@softleads.com.br</text:p>
          </table:table-cell>
          <table:table-cell office:value-type="string" calcext:value-type="string">
            <text:p>936±750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069.482.457-73</text:p>
          </table:table-cell>
          <table:table-cell office:value-type="string" calcext:value-type="string">
            <text:p>936±750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gtamas.com.br</text:p>
          </table:table-cell>
          <table:table-cell office:value-type="string" calcext:value-type="string">
            <text:p>1821±1272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10221±2700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2">
          <table:table-cell office:value-type="string" calcext:value-type="string">
            <text:p>@gtamas.com.br</text:p>
          </table:table-cell>
          <table:table-cell office:value-type="string" calcext:value-type="string">
            <text:p>1821±1272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2">
          <table:table-cell office:value-type="string" calcext:value-type="string">
            <text:p>@informativoextra.com.br</text:p>
          </table:table-cell>
          <table:table-cell office:value-type="string" calcext:value-type="string">
            <text:p>10221±2700s</text:p>
          </table:table-cell>
          <table:table-cell office:value-type="string" calcext:value-type="string">
            <text:p>BLACK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8755±2423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newsproduct.com.br</text:p>
          </table:table-cell>
          <table:table-cell office:value-type="string" calcext:value-type="string">
            <text:p>5242±2397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3544±1540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promoleads.com.br</text:p>
          </table:table-cell>
          <table:table-cell office:value-type="string" calcext:value-type="string">
            <text:p>5393±1957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docecampanhas.com.br</text:p>
          </table:table-cell>
          <table:table-cell office:value-type="string" calcext:value-type="string">
            <text:p>8755±2423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planetaleads.com.br</text:p>
          </table:table-cell>
          <table:table-cell office:value-type="string" calcext:value-type="string">
            <text:p>3544±1540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2">
          <table:table-cell office:value-type="string" calcext:value-type="string">
            <text:p>@promoleads.com.br</text:p>
          </table:table-cell>
          <table:table-cell office:value-type="string" calcext:value-type="string">
            <text:p>5393±1957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41787±14654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5173±865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41787±14654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2">
          <table:table-cell office:value-type="string" calcext:value-type="string">
            <text:p>@oficialbr.com.br</text:p>
          </table:table-cell>
          <table:table-cell office:value-type="string" calcext:value-type="string">
            <text:p>5173±865s</text:p>
          </table:table-cell>
          <table:table-cell office:value-type="string" calcext:value-type="string">
            <text:p>BLACK</text:p>
          </table:table-cell>
          <table:table-cell office:value-type="percentage" office:value="0.135" calcext:value-type="percentage">
            <text:p>13,50%</text:p>
          </table:table-cell>
        </table:table-row>
        <table:table-row table:style-name="ro1">
          <table:table-cell office:value-type="string" calcext:value-type="string">
            <text:p>.brewster.com</text:p>
          </table:table-cell>
          <table:table-cell office:value-type="string" calcext:value-type="string">
            <text:p>12224±3225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20923±4687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brewster.com</text:p>
          </table:table-cell>
          <table:table-cell office:value-type="string" calcext:value-type="string">
            <text:p>12529±3530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2">
          <table:table-cell office:value-type="string" calcext:value-type="string">
            <text:p>@kimurah.com.br</text:p>
          </table:table-cell>
          <table:table-cell office:value-type="string" calcext:value-type="string">
            <text:p>20923±4687s</text:p>
          </table:table-cell>
          <table:table-cell office:value-type="string" calcext:value-type="string">
            <text:p>BLA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divulgueseusite.com.br</text:p>
          </table:table-cell>
          <table:table-cell office:value-type="string" calcext:value-type="string">
            <text:p>19390±7884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2">
          <table:table-cell office:value-type="string" calcext:value-type="string">
            <text:p>@divulgueseusite.com.br</text:p>
          </table:table-cell>
          <table:table-cell office:value-type="string" calcext:value-type="string">
            <text:p>19390±7884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052.169.109/0001-50</text:p>
          </table:table-cell>
          <table:table-cell office:value-type="string" calcext:value-type="string">
            <text:p>19390±7884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471.606.088-87</text:p>
          </table:table-cell>
          <table:table-cell office:value-type="string" calcext:value-type="string">
            <text:p>23978±7877s</text:p>
          </table:table-cell>
          <table:table-cell office:value-type="string" calcext:value-type="string">
            <text:p>BLACK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3698±961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5505±1917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vejasistema.com.br</text:p>
          </table:table-cell>
          <table:table-cell office:value-type="string" calcext:value-type="string">
            <text:p>1773±434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3698±961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turquoisearts.com.br</text:p>
          </table:table-cell>
          <table:table-cell office:value-type="string" calcext:value-type="string">
            <text:p>5505±1917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2">
          <table:table-cell office:value-type="string" calcext:value-type="string">
            <text:p>@vejasistema.com.br</text:p>
          </table:table-cell>
          <table:table-cell office:value-type="string" calcext:value-type="string">
            <text:p>1773±434s</text:p>
          </table:table-cell>
          <table:table-cell office:value-type="string" calcext:value-type="string">
            <text:p>BLACK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3197±165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5106±1827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716±40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3197±165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5106±1827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@americaofertas.com.br</text:p>
          </table:table-cell>
          <table:table-cell office:value-type="string" calcext:value-type="string">
            <text:p>716±40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987±192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750±506s</text:p>
          </table:table-cell>
          <table:table-cell office:value-type="string" calcext:value-type="string">
            <text:p>BLACK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2810±1847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plannorapido.com</text:p>
          </table:table-cell>
          <table:table-cell office:value-type="string" calcext:value-type="string">
            <text:p>23307±10259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cuty.com.br</text:p>
          </table:table-cell>
          <table:table-cell office:value-type="string" calcext:value-type="string">
            <text:p>2810±1847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locamailserver.com.br</text:p>
          </table:table-cell>
          <table:table-cell office:value-type="string" calcext:value-type="string">
            <text:p>4350±2446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2">
          <table:table-cell office:value-type="string" calcext:value-type="string">
            <text:p>@plannorapido.com</text:p>
          </table:table-cell>
          <table:table-cell office:value-type="string" calcext:value-type="string">
            <text:p>23307±10259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.enviandonewsletter.com.br</text:p>
          </table:table-cell>
          <table:table-cell office:value-type="string" calcext:value-type="string">
            <text:p>17563±4616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.riodejaneiro2.com.br</text:p>
          </table:table-cell>
          <table:table-cell office:value-type="string" calcext:value-type="string">
            <text:p>7395±3333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2">
          <table:table-cell office:value-type="string" calcext:value-type="string">
            <text:p>@enviandonewsletter.com.br</text:p>
          </table:table-cell>
          <table:table-cell office:value-type="string" calcext:value-type="string">
            <text:p>17563±4616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7395±3333s</text:p>
          </table:table-cell>
          <table:table-cell office:value-type="string" calcext:value-type="string">
            <text:p>BLA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7101±2288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2">
          <table:table-cell office:value-type="string" calcext:value-type="string">
            <text:p>.ofertagora1.com.br</text:p>
          </table:table-cell>
          <table:table-cell office:value-type="string" calcext:value-type="string">
            <text:p>5398±1348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2">
          <table:table-cell office:value-type="string" calcext:value-type="string">
            <text:p>@informativopositivo.com.br</text:p>
          </table:table-cell>
          <table:table-cell office:value-type="string" calcext:value-type="string">
            <text:p>7101±2288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ofertagora1.com.br</text:p>
          </table:table-cell>
          <table:table-cell office:value-type="string" calcext:value-type="string">
            <text:p>5398±1348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11073±469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2794±140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.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ecommerce.eng.br</text:p>
          </table:table-cell>
          <table:table-cell office:value-type="string" calcext:value-type="string">
            <text:p>2794±140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leads512.com.br</text:p>
          </table:table-cell>
          <table:table-cell office:value-type="string" calcext:value-type="string">
            <text:p>24157±897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2794±1405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2">
          <table:table-cell office:value-type="string" calcext:value-type="string">
            <text:p>@161.202.163.52-static.reverse.softlayer.com</text:p>
          </table:table-cell>
          <table:table-cell office:value-type="string" calcext:value-type="string">
            <text:p>13461±5092s</text:p>
          </table:table-cell>
          <table:table-cell office:value-type="string" calcext:value-type="string">
            <text:p>BLACK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4603±1197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corretorav.com.br</text:p>
          </table:table-cell>
          <table:table-cell office:value-type="string" calcext:value-type="string">
            <text:p>18885±3905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4603±1197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2">
          <table:table-cell office:value-type="string" calcext:value-type="string">
            <text:p>@corretorav.com.br</text:p>
          </table:table-cell>
          <table:table-cell office:value-type="string" calcext:value-type="string">
            <text:p>18885±3905s</text:p>
          </table:table-cell>
          <table:table-cell office:value-type="string" calcext:value-type="string">
            <text:p>BLACK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8843±1377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2054±874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visiteagora.com.br</text:p>
          </table:table-cell>
          <table:table-cell office:value-type="string" calcext:value-type="string">
            <text:p>27220±2415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8843±1377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certaentrega.net.br</text:p>
          </table:table-cell>
          <table:table-cell office:value-type="string" calcext:value-type="string">
            <text:p>2054±874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k.planetmailer.com.br</text:p>
          </table:table-cell>
          <table:table-cell office:value-type="string" calcext:value-type="string">
            <text:p>27110±2306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visiteagora.com.br</text:p>
          </table:table-cell>
          <table:table-cell office:value-type="string" calcext:value-type="string">
            <text:p>27220±2415s</text:p>
          </table:table-cell>
          <table:table-cell office:value-type="string" calcext:value-type="string">
            <text:p>BLACK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cpro29161.publiccloud.com.br</text:p>
          </table:table-cell>
          <table:table-cell office:value-type="string" calcext:value-type="string">
            <text:p>9256±3936s</text:p>
          </table:table-cell>
          <table:table-cell office:value-type="string" calcext:value-type="string">
            <text:p>GRAY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catarmedia.com.br</text:p>
          </table:table-cell>
          <table:table-cell office:value-type="string" calcext:value-type="string">
            <text:p>15073±4452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2">
          <table:table-cell office:value-type="string" calcext:value-type="string">
            <text:p>@catarmedia.com.br</text:p>
          </table:table-cell>
          <table:table-cell office:value-type="string" calcext:value-type="string">
            <text:p>15073±4452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bookstv.com.br</text:p>
          </table:table-cell>
          <table:table-cell office:value-type="string" calcext:value-type="string">
            <text:p>2258±1028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2626±1520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bookstv.com.br</text:p>
          </table:table-cell>
          <table:table-cell office:value-type="string" calcext:value-type="string">
            <text:p>2258±1028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@tudoreal.com.br</text:p>
          </table:table-cell>
          <table:table-cell office:value-type="string" calcext:value-type="string">
            <text:p>2626±1520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2718±717s</text:p>
          </table:table-cell>
          <table:table-cell office:value-type="string" calcext:value-type="string">
            <text:p>BLACK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2">
          <table:table-cell office:value-type="string" calcext:value-type="string">
            <text:p>.newserver001.com.br</text:p>
          </table:table-cell>
          <table:table-cell office:value-type="string" calcext:value-type="string">
            <text:p>4166±1549s</text:p>
          </table:table-cell>
          <table:table-cell office:value-type="string" calcext:value-type="string">
            <text:p>BLACK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4166±1549s</text:p>
          </table:table-cell>
          <table:table-cell office:value-type="string" calcext:value-type="string">
            <text:p>BLACK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disparadoremailmkt.com</text:p>
          </table:table-cell>
          <table:table-cell office:value-type="string" calcext:value-type="string">
            <text:p>10110±986s</text:p>
          </table:table-cell>
          <table:table-cell office:value-type="string" calcext:value-type="string">
            <text:p>GRAY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27ervlqudas.com.br</text:p>
          </table:table-cell>
          <table:table-cell office:value-type="string" calcext:value-type="string">
            <text:p>4321±877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2">
          <table:table-cell office:value-type="string" calcext:value-type="string">
            <text:p>.zy6.com.br</text:p>
          </table:table-cell>
          <table:table-cell office:value-type="string" calcext:value-type="string">
            <text:p>12863±3802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27ervlqudas.com.br</text:p>
          </table:table-cell>
          <table:table-cell office:value-type="string" calcext:value-type="string">
            <text:p>4321±877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12863±3802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15533±3543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clubmart.com.br</text:p>
          </table:table-cell>
          <table:table-cell office:value-type="string" calcext:value-type="string">
            <text:p>8117±2140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4825±821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afilios.net.br</text:p>
          </table:table-cell>
          <table:table-cell office:value-type="string" calcext:value-type="string">
            <text:p>15533±3543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miltrimm.com.br</text:p>
          </table:table-cell>
          <table:table-cell office:value-type="string" calcext:value-type="string">
            <text:p>4825±821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4825±821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15533±3543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437±175s</text:p>
          </table:table-cell>
          <table:table-cell office:value-type="string" calcext:value-type="string">
            <text:p>BLACK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2">
          <table:table-cell office:value-type="string" calcext:value-type="string">
            <text:p>@37.58.113.13-static.reverse.softlayer.com</text:p>
          </table:table-cell>
          <table:table-cell office:value-type="string" calcext:value-type="string">
            <text:p>15565±1122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6398±3432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2447±704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hp-legal.com.br</text:p>
          </table:table-cell>
          <table:table-cell office:value-type="string" calcext:value-type="string">
            <text:p>6398±3432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2">
          <table:table-cell office:value-type="string" calcext:value-type="string">
            <text:p>@instrutoriatreinar.com.br</text:p>
          </table:table-cell>
          <table:table-cell office:value-type="string" calcext:value-type="string">
            <text:p>2447±704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2447±704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emailvpis.com.br</text:p>
          </table:table-cell>
          <table:table-cell office:value-type="string" calcext:value-type="string">
            <text:p>1426±306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leadssd.com.br</text:p>
          </table:table-cell>
          <table:table-cell office:value-type="string" calcext:value-type="string">
            <text:p>2936±1892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17346±5601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@emailvpis.com.br</text:p>
          </table:table-cell>
          <table:table-cell office:value-type="string" calcext:value-type="string">
            <text:p>1426±306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@leadssd.com.br</text:p>
          </table:table-cell>
          <table:table-cell office:value-type="string" calcext:value-type="string">
            <text:p>2936±1892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@leonydas.com.br</text:p>
          </table:table-cell>
          <table:table-cell office:value-type="string" calcext:value-type="string">
            <text:p>17346±5601s</text:p>
          </table:table-cell>
          <table:table-cell office:value-type="string" calcext:value-type="string">
            <text:p>BLACK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2">
          <table:table-cell office:value-type="string" calcext:value-type="string">
            <text:p>.mailgvtop03.com.br</text:p>
          </table:table-cell>
          <table:table-cell office:value-type="string" calcext:value-type="string">
            <text:p>2724±975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9205±4203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2724±975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2">
          <table:table-cell office:value-type="string" calcext:value-type="string">
            <text:p>@uiabrasil.com.br</text:p>
          </table:table-cell>
          <table:table-cell office:value-type="string" calcext:value-type="string">
            <text:p>9205±4203s</text:p>
          </table:table-cell>
          <table:table-cell office:value-type="string" calcext:value-type="string">
            <text:p>BLACK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9653±7610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1614±102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clipseguros.com.br</text:p>
          </table:table-cell>
          <table:table-cell office:value-type="string" calcext:value-type="string">
            <text:p>9653±7610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2">
          <table:table-cell office:value-type="string" calcext:value-type="string">
            <text:p>@divulganatural.com.br</text:p>
          </table:table-cell>
          <table:table-cell office:value-type="string" calcext:value-type="string">
            <text:p>1614±102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4201±903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boenno.com.br</text:p>
          </table:table-cell>
          <table:table-cell office:value-type="string" calcext:value-type="string">
            <text:p>663±294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4201±903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2">
          <table:table-cell office:value-type="string" calcext:value-type="string">
            <text:p>@boenno.com.br</text:p>
          </table:table-cell>
          <table:table-cell office:value-type="string" calcext:value-type="string">
            <text:p>663±294s</text:p>
          </table:table-cell>
          <table:table-cell office:value-type="string" calcext:value-type="string">
            <text:p>BLACK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6849±2290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.feriasmes6.com.br</text:p>
          </table:table-cell>
          <table:table-cell office:value-type="string" calcext:value-type="string">
            <text:p>8272±2552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14182±5606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11073±7069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dicaboapravoce.com.br</text:p>
          </table:table-cell>
          <table:table-cell office:value-type="string" calcext:value-type="string">
            <text:p>6849±2290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8272±2552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2">
          <table:table-cell office:value-type="string" calcext:value-type="string">
            <text:p>@objetivodireto.com.br</text:p>
          </table:table-cell>
          <table:table-cell office:value-type="string" calcext:value-type="string">
            <text:p>11073±7069s</text:p>
          </table:table-cell>
          <table:table-cell office:value-type="string" calcext:value-type="string">
            <text:p>BLACK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6207±2814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emktcorporh.com.br</text:p>
          </table:table-cell>
          <table:table-cell office:value-type="string" calcext:value-type="string">
            <text:p>22797±9269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.mespromo33.com.br</text:p>
          </table:table-cell>
          <table:table-cell office:value-type="string" calcext:value-type="string">
            <text:p>14063±2754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publicmkt.com.br</text:p>
          </table:table-cell>
          <table:table-cell office:value-type="string" calcext:value-type="string">
            <text:p>3927±1094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18138±4568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6523±3136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6207±2814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cpro29060.publiccloud.com.br</text:p>
          </table:table-cell>
          <table:table-cell office:value-type="string" calcext:value-type="string">
            <text:p>3826±591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emktcorporh.com.br</text:p>
          </table:table-cell>
          <table:table-cell office:value-type="string" calcext:value-type="string">
            <text:p>22797±9269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14063±2754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publicmkt.com.br</text:p>
          </table:table-cell>
          <table:table-cell office:value-type="string" calcext:value-type="string">
            <text:p>3927±1094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zzzt.com.br</text:p>
          </table:table-cell>
          <table:table-cell office:value-type="string" calcext:value-type="string">
            <text:p>6523±3136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158.478.258-70</text:p>
          </table:table-cell>
          <table:table-cell office:value-type="string" calcext:value-type="string">
            <text:p>22797±9269s</text:p>
          </table:table-cell>
          <table:table-cell office:value-type="string" calcext:value-type="string">
            <text:p>BLACK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disparoagora.com.br</text:p>
          </table:table-cell>
          <table:table-cell office:value-type="string" calcext:value-type="string">
            <text:p>16753±5493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2">
          <table:table-cell office:value-type="string" calcext:value-type="string">
            <text:p>@disparoagora.com.br</text:p>
          </table:table-cell>
          <table:table-cell office:value-type="string" calcext:value-type="string">
            <text:p>16753±5493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005.010.609/0001-65</text:p>
          </table:table-cell>
          <table:table-cell office:value-type="string" calcext:value-type="string">
            <text:p>16753±5493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redirecional.com.br</text:p>
          </table:table-cell>
          <table:table-cell office:value-type="string" calcext:value-type="string">
            <text:p>150±26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7sasve.com.br</text:p>
          </table:table-cell>
          <table:table-cell office:value-type="string" calcext:value-type="string">
            <text:p>6221±1780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.ag204.com.br</text:p>
          </table:table-cell>
          <table:table-cell office:value-type="string" calcext:value-type="string">
            <text:p>1921±1219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7sasve.com.br</text:p>
          </table:table-cell>
          <table:table-cell office:value-type="string" calcext:value-type="string">
            <text:p>6221±1780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ag204.com.br</text:p>
          </table:table-cell>
          <table:table-cell office:value-type="string" calcext:value-type="string">
            <text:p>1921±1219s</text:p>
          </table:table-cell>
          <table:table-cell office:value-type="string" calcext:value-type="string">
            <text:p>BLACK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uol.com.br</text:p>
          </table:table-cell>
          <table:table-cell office:value-type="string" calcext:value-type="string">
            <text:p>16335±2987s</text:p>
          </table:table-cell>
          <table:table-cell office:value-type="string" calcext:value-type="string">
            <text:p>GRAY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.ag205.com.br</text:p>
          </table:table-cell>
          <table:table-cell office:value-type="string" calcext:value-type="string">
            <text:p>8785±5308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ag205.com.br</text:p>
          </table:table-cell>
          <table:table-cell office:value-type="string" calcext:value-type="string">
            <text:p>8785±5308s</text:p>
          </table:table-cell>
          <table:table-cell office:value-type="string" calcext:value-type="string">
            <text:p>BLA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2">
          <table:table-cell office:value-type="string" calcext:value-type="string">
            <text:p>.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8635±3970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4870±2247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11982±4756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emailpro12.com.br</text:p>
          </table:table-cell>
          <table:table-cell office:value-type="string" calcext:value-type="string">
            <text:p>21367±10438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fortalezabeach.com.br</text:p>
          </table:table-cell>
          <table:table-cell office:value-type="string" calcext:value-type="string">
            <text:p>8635±3970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informebr.com.br</text:p>
          </table:table-cell>
          <table:table-cell office:value-type="string" calcext:value-type="string">
            <text:p>4870±2247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2">
          <table:table-cell office:value-type="string" calcext:value-type="string">
            <text:p>@melhornews.com.br</text:p>
          </table:table-cell>
          <table:table-cell office:value-type="string" calcext:value-type="string">
            <text:p>11982±4756s</text:p>
          </table:table-cell>
          <table:table-cell office:value-type="string" calcext:value-type="string">
            <text:p>BLACK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.51srvqrm.com.br</text:p>
          </table:table-cell>
          <table:table-cell office:value-type="string" calcext:value-type="string">
            <text:p>5944±1309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hilead.com.br</text:p>
          </table:table-cell>
          <table:table-cell office:value-type="string" calcext:value-type="string">
            <text:p>1525±1405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5603±2014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51srvqrm.com.br</text:p>
          </table:table-cell>
          <table:table-cell office:value-type="string" calcext:value-type="string">
            <text:p>5944±1309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2">
          <table:table-cell office:value-type="string" calcext:value-type="string">
            <text:p>@lilasartes.com.br</text:p>
          </table:table-cell>
          <table:table-cell office:value-type="string" calcext:value-type="string">
            <text:p>5603±2014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021.833.182/0001-51</text:p>
          </table:table-cell>
          <table:table-cell office:value-type="string" calcext:value-type="string">
            <text:p>1525±1405s</text:p>
          </table:table-cell>
          <table:table-cell office:value-type="string" calcext:value-type="string">
            <text:p>BLACK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119.81.169.109</text:p>
          </table:table-cell>
          <table:table-cell office:value-type="string" calcext:value-type="string">
            <text:p>12967s</text:p>
          </table:table-cell>
          <table:table-cell office:value-type="string" calcext:value-type="string">
            <text:p>GRAY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3607±908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6704±1364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4284±1484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4675±2455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6704±1364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2">
          <table:table-cell office:value-type="string" calcext:value-type="string">
            <text:p>@caminhoespromocoes.com.br</text:p>
          </table:table-cell>
          <table:table-cell office:value-type="string" calcext:value-type="string">
            <text:p>4284±1484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4675±2455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9500±2395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@pm02-01.pontofrio.hl.partner.hilead.com.br</text:p>
          </table:table-cell>
          <table:table-cell office:value-type="string" calcext:value-type="string">
            <text:p>5325±3329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5214±2668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2964±778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desbravo.com.br</text:p>
          </table:table-cell>
          <table:table-cell office:value-type="string" calcext:value-type="string">
            <text:p>1845±1622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5214±2668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2964±778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2">
          <table:table-cell office:value-type="string" calcext:value-type="string">
            <text:p>@desbravo.com.br</text:p>
          </table:table-cell>
          <table:table-cell office:value-type="string" calcext:value-type="string">
            <text:p>1845±1622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28021±7154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2">
          <table:table-cell office:value-type="string" calcext:value-type="string">
            <text:p>@multandankon.com.br</text:p>
          </table:table-cell>
          <table:table-cell office:value-type="string" calcext:value-type="string">
            <text:p>28021±7154s</text:p>
          </table:table-cell>
          <table:table-cell office:value-type="string" calcext:value-type="string">
            <text:p>BLA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4fanclub.com.br</text:p>
          </table:table-cell>
          <table:table-cell office:value-type="string" calcext:value-type="string">
            <text:p>7410±3955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.ag207.com.br</text:p>
          </table:table-cell>
          <table:table-cell office:value-type="string" calcext:value-type="string">
            <text:p>9599±2704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6991±2527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4fanclub.com.br</text:p>
          </table:table-cell>
          <table:table-cell office:value-type="string" calcext:value-type="string">
            <text:p>7410±3955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9599±2704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@aprovaeaprove.com.br</text:p>
          </table:table-cell>
          <table:table-cell office:value-type="string" calcext:value-type="string">
            <text:p>6991±2527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cpro28960.publiccloud.com.br</text:p>
          </table:table-cell>
          <table:table-cell office:value-type="string" calcext:value-type="string">
            <text:p>3809±2615s</text:p>
          </table:table-cell>
          <table:table-cell office:value-type="string" calcext:value-type="string">
            <text:p>BLACK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1393±1149s</text:p>
          </table:table-cell>
          <table:table-cell office:value-type="string" calcext:value-type="string">
            <text:p>GRAY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puv-midia.com.br</text:p>
          </table:table-cell>
          <table:table-cell office:value-type="string" calcext:value-type="string">
            <text:p>3070±848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@puv-midia.com.br</text:p>
          </table:table-cell>
          <table:table-cell office:value-type="string" calcext:value-type="string">
            <text:p>3070±848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evolutionnight.com.br</text:p>
          </table:table-cell>
          <table:table-cell office:value-type="string" calcext:value-type="string">
            <text:p>9035±2149s</text:p>
          </table:table-cell>
          <table:table-cell office:value-type="string" calcext:value-type="string">
            <text:p>BLACK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6468±2114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6196±1833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6468±2114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@blackarts.com.br</text:p>
          </table:table-cell>
          <table:table-cell office:value-type="string" calcext:value-type="string">
            <text:p>6196±1833s</text:p>
          </table:table-cell>
          <table:table-cell office:value-type="string" calcext:value-type="string">
            <text:p>BLACK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power6.jogosmortias.com.br</text:p>
          </table:table-cell>
          <table:table-cell office:value-type="string" calcext:value-type="string">
            <text:p>6744±662s</text:p>
          </table:table-cell>
          <table:table-cell office:value-type="string" calcext:value-type="string">
            <text:p>GRAY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2">
          <table:table-cell office:value-type="string" calcext:value-type="string">
            <text:p>.mail1.newsproduct.com.br</text:p>
          </table:table-cell>
          <table:table-cell office:value-type="string" calcext:value-type="string">
            <text:p>17611±2409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6770±2101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baggiocap.com.br</text:p>
          </table:table-cell>
          <table:table-cell office:value-type="string" calcext:value-type="string">
            <text:p>6770±2101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c.planetmailer.com.br</text:p>
          </table:table-cell>
          <table:table-cell office:value-type="string" calcext:value-type="string">
            <text:p>9864±1186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lojahost.biz</text:p>
          </table:table-cell>
          <table:table-cell office:value-type="string" calcext:value-type="string">
            <text:p>17519±7412s</text:p>
          </table:table-cell>
          <table:table-cell office:value-type="string" calcext:value-type="string">
            <text:p>BLACK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megaenvios.com.br</text:p>
          </table:table-cell>
          <table:table-cell office:value-type="string" calcext:value-type="string">
            <text:p>3708±1823s</text:p>
          </table:table-cell>
          <table:table-cell office:value-type="string" calcext:value-type="string">
            <text:p>GRAY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2">
          <table:table-cell office:value-type="string" calcext:value-type="string">
            <text:p>@megaenvios.com.br</text:p>
          </table:table-cell>
          <table:table-cell office:value-type="string" calcext:value-type="string">
            <text:p>3708±1823s</text:p>
          </table:table-cell>
          <table:table-cell office:value-type="string" calcext:value-type="string">
            <text:p>GRAY</text:p>
          </table:table-cell>
          <table:table-cell office:value-type="percentage" office:value="0.1" calcext:value-type="percentage">
            <text:p>10,0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4863±1143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bolsaude.com.br</text:p>
          </table:table-cell>
          <table:table-cell office:value-type="string" calcext:value-type="string">
            <text:p>8156±6112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mktsocomdescontobr.com.br</text:p>
          </table:table-cell>
          <table:table-cell office:value-type="string" calcext:value-type="string">
            <text:p>3354±1492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ofertaslimitadas.com.br</text:p>
          </table:table-cell>
          <table:table-cell office:value-type="string" calcext:value-type="string">
            <text:p>825±191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4863±1143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bolsaude.com.br</text:p>
          </table:table-cell>
          <table:table-cell office:value-type="string" calcext:value-type="string">
            <text:p>8156±6112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mktsocomdescontobr.com.br</text:p>
          </table:table-cell>
          <table:table-cell office:value-type="string" calcext:value-type="string">
            <text:p>3354±1492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2">
          <table:table-cell office:value-type="string" calcext:value-type="string">
            <text:p>@ofertaslimitadas.com.br</text:p>
          </table:table-cell>
          <table:table-cell office:value-type="string" calcext:value-type="string">
            <text:p>833±204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076.694.584-70</text:p>
          </table:table-cell>
          <table:table-cell office:value-type="string" calcext:value-type="string">
            <text:p>12362±7797s</text:p>
          </table:table-cell>
          <table:table-cell office:value-type="string" calcext:value-type="string">
            <text:p>BLACK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7521±3325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7521±3325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1992±1168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2">
          <table:table-cell office:value-type="string" calcext:value-type="string">
            <text:p>@saopauloreal.com.br</text:p>
          </table:table-cell>
          <table:table-cell office:value-type="string" calcext:value-type="string">
            <text:p>1992±1168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6837±2683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25831±6499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favoritoseu.com.br</text:p>
          </table:table-cell>
          <table:table-cell office:value-type="string" calcext:value-type="string">
            <text:p>6837±2683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2">
          <table:table-cell office:value-type="string" calcext:value-type="string">
            <text:p>@meudisc.tk</text:p>
          </table:table-cell>
          <table:table-cell office:value-type="string" calcext:value-type="string">
            <text:p>25831±6499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341±62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402±84s</text:p>
          </table:table-cell>
          <table:table-cell office:value-type="string" calcext:value-type="string">
            <text:p>BLACK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formmail.com.br</text:p>
          </table:table-cell>
          <table:table-cell office:value-type="string" calcext:value-type="string">
            <text:p>635±306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5797±2229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2">
          <table:table-cell office:value-type="string" calcext:value-type="string">
            <text:p>@novidadessempre.com.br</text:p>
          </table:table-cell>
          <table:table-cell office:value-type="string" calcext:value-type="string">
            <text:p>5797±2229s</text:p>
          </table:table-cell>
          <table:table-cell office:value-type="string" calcext:value-type="string">
            <text:p>BLACK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12223±4163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semprefavorito.com.br</text:p>
          </table:table-cell>
          <table:table-cell office:value-type="string" calcext:value-type="string">
            <text:p>12223±4163s</text:p>
          </table:table-cell>
          <table:table-cell office:value-type="string" calcext:value-type="string">
            <text:p>BLACK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informativoamil.com.br</text:p>
          </table:table-cell>
          <table:table-cell office:value-type="string" calcext:value-type="string">
            <text:p>10533±544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2">
          <table:table-cell office:value-type="string" calcext:value-type="string">
            <text:p>@informativoamil.com.br</text:p>
          </table:table-cell>
          <table:table-cell office:value-type="string" calcext:value-type="string">
            <text:p>10533±544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4885±160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aquinadevendas.pro.br</text:p>
          </table:table-cell>
          <table:table-cell office:value-type="string" calcext:value-type="string">
            <text:p>13881±830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6398±240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6606±2623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informativonews.com.br</text:p>
          </table:table-cell>
          <table:table-cell office:value-type="string" calcext:value-type="string">
            <text:p>4885±1600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mixecia.com.br</text:p>
          </table:table-cell>
          <table:table-cell office:value-type="string" calcext:value-type="string">
            <text:p>6398±240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2">
          <table:table-cell office:value-type="string" calcext:value-type="string">
            <text:p>@passemais.com.br</text:p>
          </table:table-cell>
          <table:table-cell office:value-type="string" calcext:value-type="string">
            <text:p>6606±2623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318.184.448-95</text:p>
          </table:table-cell>
          <table:table-cell office:value-type="string" calcext:value-type="string">
            <text:p>15318±9107s</text:p>
          </table:table-cell>
          <table:table-cell office:value-type="string" calcext:value-type="string">
            <text:p>BLACK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964.114.493-68</text:p>
          </table:table-cell>
          <table:table-cell office:value-type="string" calcext:value-type="string">
            <text:p>766±469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4845±2081s</text:p>
          </table:table-cell>
          <table:table-cell office:value-type="string" calcext:value-type="string">
            <text:p>BLACK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softmixer.info</text:p>
          </table:table-cell>
          <table:table-cell office:value-type="string" calcext:value-type="string">
            <text:p>16487±9590s</text:p>
          </table:table-cell>
          <table:table-cell office:value-type="string" calcext:value-type="string">
            <text:p>GRAY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softmixer.info</text:p>
          </table:table-cell>
          <table:table-cell office:value-type="string" calcext:value-type="string">
            <text:p>16487±9590s</text:p>
          </table:table-cell>
          <table:table-cell office:value-type="string" calcext:value-type="string">
            <text:p>GRAY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sistemafiel.com.br</text:p>
          </table:table-cell>
          <table:table-cell office:value-type="string" calcext:value-type="string">
            <text:p>2724±534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atualidadesempre.com.br</text:p>
          </table:table-cell>
          <table:table-cell office:value-type="string" calcext:value-type="string">
            <text:p>4845±2081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2">
          <table:table-cell office:value-type="string" calcext:value-type="string">
            <text:p>@sistemafiel.com.br</text:p>
          </table:table-cell>
          <table:table-cell office:value-type="string" calcext:value-type="string">
            <text:p>2724±534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48serdmias.com.br</text:p>
          </table:table-cell>
          <table:table-cell office:value-type="string" calcext:value-type="string">
            <text:p>4605±1401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up100srv.com.br</text:p>
          </table:table-cell>
          <table:table-cell office:value-type="string" calcext:value-type="string">
            <text:p>13001±3938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48serdmias.com.br</text:p>
          </table:table-cell>
          <table:table-cell office:value-type="string" calcext:value-type="string">
            <text:p>4605±1401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up100srv.com.br</text:p>
          </table:table-cell>
          <table:table-cell office:value-type="string" calcext:value-type="string">
            <text:p>13001±3938s</text:p>
          </table:table-cell>
          <table:table-cell office:value-type="string" calcext:value-type="string">
            <text:p>BLACK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amilsaude.net.br</text:p>
          </table:table-cell>
          <table:table-cell office:value-type="string" calcext:value-type="string">
            <text:p>5957±2131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13663±4692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6761±2291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leadtop.com.br</text:p>
          </table:table-cell>
          <table:table-cell office:value-type="string" calcext:value-type="string">
            <text:p>9380±3409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958±521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cleancarro.com.br</text:p>
          </table:table-cell>
          <table:table-cell office:value-type="string" calcext:value-type="string">
            <text:p>13663±4692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958±521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informacaoajato.com.br</text:p>
          </table:table-cell>
          <table:table-cell office:value-type="string" calcext:value-type="string">
            <text:p>6761±2291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959±523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197±37s</text:p>
          </table:table-cell>
          <table:table-cell office:value-type="string" calcext:value-type="string">
            <text:p>BLACK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6967±3803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jorgematheus.com.br</text:p>
          </table:table-cell>
          <table:table-cell office:value-type="string" calcext:value-type="string">
            <text:p>6967±3803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2">
          <table:table-cell office:value-type="string" calcext:value-type="string">
            <text:p>@mail226.atl121.mcsv.net</text:p>
          </table:table-cell>
          <table:table-cell office:value-type="string" calcext:value-type="string">
            <text:p>18365±365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52ervqermis.com.br</text:p>
          </table:table-cell>
          <table:table-cell office:value-type="string" calcext:value-type="string">
            <text:p>4874±1056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2">
          <table:table-cell office:value-type="string" calcext:value-type="string">
            <text:p>.dnsbr100.com.br</text:p>
          </table:table-cell>
          <table:table-cell office:value-type="string" calcext:value-type="string">
            <text:p>13576±8732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4266±1738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52ervqermis.com.br</text:p>
          </table:table-cell>
          <table:table-cell office:value-type="string" calcext:value-type="string">
            <text:p>4874±1056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dnsbr100.com.br</text:p>
          </table:table-cell>
          <table:table-cell office:value-type="string" calcext:value-type="string">
            <text:p>13576±8732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4266±1738s</text:p>
          </table:table-cell>
          <table:table-cell office:value-type="string" calcext:value-type="string">
            <text:p>BLA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ofertadahora.com.br</text:p>
          </table:table-cell>
          <table:table-cell office:value-type="string" calcext:value-type="string">
            <text:p>14306±9468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12187±3418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perauva.com.br</text:p>
          </table:table-cell>
          <table:table-cell office:value-type="string" calcext:value-type="string">
            <text:p>9308±3462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levandoainformacao.com.br</text:p>
          </table:table-cell>
          <table:table-cell office:value-type="string" calcext:value-type="string">
            <text:p>12187±3418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perauva.com.br</text:p>
          </table:table-cell>
          <table:table-cell office:value-type="string" calcext:value-type="string">
            <text:p>9308±3462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comunicadoutil.com.br</text:p>
          </table:table-cell>
          <table:table-cell office:value-type="string" calcext:value-type="string">
            <text:p>9754±3170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2">
          <table:table-cell office:value-type="string" calcext:value-type="string">
            <text:p>@comunicadoutil.com.br</text:p>
          </table:table-cell>
          <table:table-cell office:value-type="string" calcext:value-type="string">
            <text:p>9754±3170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017.896.649/0001-35</text:p>
          </table:table-cell>
          <table:table-cell office:value-type="string" calcext:value-type="string">
            <text:p>9074±5581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dicaparar.com.br</text:p>
          </table:table-cell>
          <table:table-cell office:value-type="string" calcext:value-type="string">
            <text:p>7094±3854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dicaparar.com.br</text:p>
          </table:table-cell>
          <table:table-cell office:value-type="string" calcext:value-type="string">
            <text:p>7094±3854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.mespromo30.com.br</text:p>
          </table:table-cell>
          <table:table-cell office:value-type="string" calcext:value-type="string">
            <text:p>15542±2489s</text:p>
          </table:table-cell>
          <table:table-cell office:value-type="string" calcext:value-type="string">
            <text:p>GRAY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15542±2489s</text:p>
          </table:table-cell>
          <table:table-cell office:value-type="string" calcext:value-type="string">
            <text:p>GRAY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2">
          <table:table-cell office:value-type="string" calcext:value-type="string">
            <text:p>@g.clubnet.com.br</text:p>
          </table:table-cell>
          <table:table-cell office:value-type="string" calcext:value-type="string">
            <text:p>16828±3942s</text:p>
          </table:table-cell>
          <table:table-cell office:value-type="string" calcext:value-type="string">
            <text:p>BLACK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32srvlqudas.com.br</text:p>
          </table:table-cell>
          <table:table-cell office:value-type="string" calcext:value-type="string">
            <text:p>15457±2616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32srvlqudas.com.br</text:p>
          </table:table-cell>
          <table:table-cell office:value-type="string" calcext:value-type="string">
            <text:p>15457±2616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cpro29149.publiccloud.com.br</text:p>
          </table:table-cell>
          <table:table-cell office:value-type="string" calcext:value-type="string">
            <text:p>4487±2648s</text:p>
          </table:table-cell>
          <table:table-cell office:value-type="string" calcext:value-type="string">
            <text:p>GRAY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1163±211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2">
          <table:table-cell office:value-type="string" calcext:value-type="string">
            <text:p>@parceiroafiliadobr.com.br</text:p>
          </table:table-cell>
          <table:table-cell office:value-type="string" calcext:value-type="string">
            <text:p>1163±211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1163±211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2408±1034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39serqemas.com.br</text:p>
          </table:table-cell>
          <table:table-cell office:value-type="string" calcext:value-type="string">
            <text:p>3654±1224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2408±1034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39serqemas.com.br</text:p>
          </table:table-cell>
          <table:table-cell office:value-type="string" calcext:value-type="string">
            <text:p>3654±1224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2">
          <table:table-cell office:value-type="string" calcext:value-type="string">
            <text:p>.topofertas1.com.br</text:p>
          </table:table-cell>
          <table:table-cell office:value-type="string" calcext:value-type="string">
            <text:p>8285±1970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8285±1970s</text:p>
          </table:table-cell>
          <table:table-cell office:value-type="string" calcext:value-type="string">
            <text:p>WHITE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4814±2947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3084±1914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1253±419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12449±9198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2">
          <table:table-cell office:value-type="string" calcext:value-type="string">
            <text:p>@amigoti.com.br</text:p>
          </table:table-cell>
          <table:table-cell office:value-type="string" calcext:value-type="string">
            <text:p>12449±9198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2">
          <table:table-cell office:value-type="string" calcext:value-type="string">
            <text:p>@phitomdesigner.info</text:p>
          </table:table-cell>
          <table:table-cell office:value-type="string" calcext:value-type="string">
            <text:p>18300±6143s</text:p>
          </table:table-cell>
          <table:table-cell office:value-type="string" calcext:value-type="string">
            <text:p>BLACK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dadosenvios.com.br</text:p>
          </table:table-cell>
          <table:table-cell office:value-type="string" calcext:value-type="string">
            <text:p>11642±3674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dadosenvios.com.br</text:p>
          </table:table-cell>
          <table:table-cell office:value-type="string" calcext:value-type="string">
            <text:p>11642±3674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3334±2167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036.218.151-98</text:p>
          </table:table-cell>
          <table:table-cell office:value-type="string" calcext:value-type="string">
            <text:p>10108±3321s</text:p>
          </table:table-cell>
          <table:table-cell office:value-type="string" calcext:value-type="string">
            <text:p>BLACK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2">
          <table:table-cell office:value-type="string" calcext:value-type="string">
            <text:p>@161.202.164.229-static.reverse.softlayer.com</text:p>
          </table:table-cell>
          <table:table-cell office:value-type="string" calcext:value-type="string">
            <text:p>10131±607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7967±2087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.academiao2.com.br</text:p>
          </table:table-cell>
          <table:table-cell office:value-type="string" calcext:value-type="string">
            <text:p>2451±1654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lgvida.com.br</text:p>
          </table:table-cell>
          <table:table-cell office:value-type="string" calcext:value-type="string">
            <text:p>7205±2457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.pub4.com.br</text:p>
          </table:table-cell>
          <table:table-cell office:value-type="string" calcext:value-type="string">
            <text:p>6109±3872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5254±1886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7967±2087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2451±1654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lgvida.com.br</text:p>
          </table:table-cell>
          <table:table-cell office:value-type="string" calcext:value-type="string">
            <text:p>7205±2457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6109±3872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2">
          <table:table-cell office:value-type="string" calcext:value-type="string">
            <text:p>@vaiverao.com.br</text:p>
          </table:table-cell>
          <table:table-cell office:value-type="string" calcext:value-type="string">
            <text:p>5254±1886s</text:p>
          </table:table-cell>
          <table:table-cell office:value-type="string" calcext:value-type="string">
            <text:p>BLACK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233±63s</text:p>
          </table:table-cell>
          <table:table-cell office:value-type="string" calcext:value-type="string">
            <text:p>GRAY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34srvquemis.com.br</text:p>
          </table:table-cell>
          <table:table-cell office:value-type="string" calcext:value-type="string">
            <text:p>5702±1059s</text:p>
          </table:table-cell>
          <table:table-cell office:value-type="string" calcext:value-type="string">
            <text:p>GRAY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34srvquemis.com.br</text:p>
          </table:table-cell>
          <table:table-cell office:value-type="string" calcext:value-type="string">
            <text:p>5702±1059s</text:p>
          </table:table-cell>
          <table:table-cell office:value-type="string" calcext:value-type="string">
            <text:p>GRAY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4fitclan.com.br</text:p>
          </table:table-cell>
          <table:table-cell office:value-type="string" calcext:value-type="string">
            <text:p>21098±551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4fitclan.com.br</text:p>
          </table:table-cell>
          <table:table-cell office:value-type="string" calcext:value-type="string">
            <text:p>21098±551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5559±2474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ciclodobem.com</text:p>
          </table:table-cell>
          <table:table-cell office:value-type="string" calcext:value-type="string">
            <text:p>10834±5062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2">
          <table:table-cell office:value-type="string" calcext:value-type="string">
            <text:p>@amazinglider.com.br</text:p>
          </table:table-cell>
          <table:table-cell office:value-type="string" calcext:value-type="string">
            <text:p>5559±2474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hyperclub.com.br</text:p>
          </table:table-cell>
          <table:table-cell office:value-type="string" calcext:value-type="string">
            <text:p>11748±4074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32serqmais.com.br</text:p>
          </table:table-cell>
          <table:table-cell office:value-type="string" calcext:value-type="string">
            <text:p>1606±49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6878±3087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32serqmais.com.br</text:p>
          </table:table-cell>
          <table:table-cell office:value-type="string" calcext:value-type="string">
            <text:p>1606±495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mestredainformacao.com.br</text:p>
          </table:table-cell>
          <table:table-cell office:value-type="string" calcext:value-type="string">
            <text:p>6878±3087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3025±1451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1031±773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192.169.90.142</text:p>
          </table:table-cell>
          <table:table-cell office:value-type="string" calcext:value-type="string">
            <text:p>20985±5873s</text:p>
          </table:table-cell>
          <table:table-cell office:value-type="string" calcext:value-type="string">
            <text:p>BLACK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7283±3166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2">
          <table:table-cell office:value-type="string" calcext:value-type="string">
            <text:p>@vocenasituacao.com.br</text:p>
          </table:table-cell>
          <table:table-cell office:value-type="string" calcext:value-type="string">
            <text:p>7283±3166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3195±949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.ag208.com.br</text:p>
          </table:table-cell>
          <table:table-cell office:value-type="string" calcext:value-type="string">
            <text:p>566±217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1795±1070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6765±2716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3195±949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566±217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conectadosaqui.com.br</text:p>
          </table:table-cell>
          <table:table-cell office:value-type="string" calcext:value-type="string">
            <text:p>1795±1070s</text:p>
          </table:table-cell>
          <table:table-cell office:value-type="string" calcext:value-type="string">
            <text:p>BLACK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abpro.info</text:p>
          </table:table-cell>
          <table:table-cell office:value-type="string" calcext:value-type="string">
            <text:p>444±95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6.liveprimecloud.com</text:p>
          </table:table-cell>
          <table:table-cell office:value-type="string" calcext:value-type="string">
            <text:p>16234±1333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2">
          <table:table-cell office:value-type="string" calcext:value-type="string">
            <text:p>@abpro.info</text:p>
          </table:table-cell>
          <table:table-cell office:value-type="string" calcext:value-type="string">
            <text:p>444±95s</text:p>
          </table:table-cell>
          <table:table-cell office:value-type="string" calcext:value-type="string">
            <text:p>GRAY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naoparanaopara.com.br</text:p>
          </table:table-cell>
          <table:table-cell office:value-type="string" calcext:value-type="string">
            <text:p>5732±2769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2">
          <table:table-cell office:value-type="string" calcext:value-type="string">
            <text:p>@naoparanaopara.com.br</text:p>
          </table:table-cell>
          <table:table-cell office:value-type="string" calcext:value-type="string">
            <text:p>5732±2769s</text:p>
          </table:table-cell>
          <table:table-cell office:value-type="string" calcext:value-type="string">
            <text:p>BLACK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1621±1032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3305±1808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gmailnet.net.br</text:p>
          </table:table-cell>
          <table:table-cell office:value-type="string" calcext:value-type="string">
            <text:p>1621±1032s</text:p>
          </table:table-cell>
          <table:table-cell office:value-type="string" calcext:value-type="string">
            <text:p>BLACK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comprasconscientes.com.br</text:p>
          </table:table-cell>
          <table:table-cell office:value-type="string" calcext:value-type="string">
            <text:p>13665±2846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.ofertagora3.com.br</text:p>
          </table:table-cell>
          <table:table-cell office:value-type="string" calcext:value-type="string">
            <text:p>8152±1933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2">
          <table:table-cell office:value-type="string" calcext:value-type="string">
            <text:p>@comprasconscientes.com.br</text:p>
          </table:table-cell>
          <table:table-cell office:value-type="string" calcext:value-type="string">
            <text:p>13665±2846s</text:p>
          </table:table-cell>
          <table:table-cell office:value-type="string" calcext:value-type="string">
            <text:p>GRAY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8152±1933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4575±2772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afdecoracoes.com.br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etreze.com.br</text:p>
          </table:table-cell>
          <table:table-cell office:value-type="string" calcext:value-type="string">
            <text:p>6751±3200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eurides.com.br</text:p>
          </table:table-cell>
          <table:table-cell office:value-type="string" calcext:value-type="string">
            <text:p>6155±1946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5838±2829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afdecoracoes.com.br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etreze.com.br</text:p>
          </table:table-cell>
          <table:table-cell office:value-type="string" calcext:value-type="string">
            <text:p>6751±3200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eurides.com.br</text:p>
          </table:table-cell>
          <table:table-cell office:value-type="string" calcext:value-type="string">
            <text:p>6155±1946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003.135.881/0001-46</text:p>
          </table:table-cell>
          <table:table-cell office:value-type="string" calcext:value-type="string">
            <text:p>11462±4373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228.852.148-13</text:p>
          </table:table-cell>
          <table:table-cell office:value-type="string" calcext:value-type="string">
            <text:p>6155±1946s</text:p>
          </table:table-cell>
          <table:table-cell office:value-type="string" calcext:value-type="string">
            <text:p>BLACK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5611±1385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mx.gonzagaaluguel.com.br</text:p>
          </table:table-cell>
          <table:table-cell office:value-type="string" calcext:value-type="string">
            <text:p>3265±783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5611±1385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cpro29163.publiccloud.com.br</text:p>
          </table:table-cell>
          <table:table-cell office:value-type="string" calcext:value-type="string">
            <text:p>3547±504s</text:p>
          </table:table-cell>
          <table:table-cell office:value-type="string" calcext:value-type="string">
            <text:p>GRAY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enviodemkt.com.br</text:p>
          </table:table-cell>
          <table:table-cell office:value-type="string" calcext:value-type="string">
            <text:p>2980±1275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.mailgvtop08.com.br</text:p>
          </table:table-cell>
          <table:table-cell office:value-type="string" calcext:value-type="string">
            <text:p>3293±1457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5838±2829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2">
          <table:table-cell office:value-type="string" calcext:value-type="string">
            <text:p>@mail13.atl161.mcsv.net</text:p>
          </table:table-cell>
          <table:table-cell office:value-type="string" calcext:value-type="string">
            <text:p>16141±2014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3293±1457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@netlive.net.br</text:p>
          </table:table-cell>
          <table:table-cell office:value-type="string" calcext:value-type="string">
            <text:p>11431±5492s</text:p>
          </table:table-cell>
          <table:table-cell office:value-type="string" calcext:value-type="string">
            <text:p>BLACK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power46.topatudoyes.com.br</text:p>
          </table:table-cell>
          <table:table-cell office:value-type="string" calcext:value-type="string">
            <text:p>9120±791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send91b.com.br</text:p>
          </table:table-cell>
          <table:table-cell office:value-type="string" calcext:value-type="string">
            <text:p>1070±23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2">
          <table:table-cell office:value-type="string" calcext:value-type="string">
            <text:p>.topofertas2.com.br</text:p>
          </table:table-cell>
          <table:table-cell office:value-type="string" calcext:value-type="string">
            <text:p>8380±2392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ns11.redirecional.com.br</text:p>
          </table:table-cell>
          <table:table-cell office:value-type="string" calcext:value-type="string">
            <text:p>2299±395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send91b.com.br</text:p>
          </table:table-cell>
          <table:table-cell office:value-type="string" calcext:value-type="string">
            <text:p>1070±239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8380±2392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75±16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2432±957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2401±1779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folhetimnews.com.br</text:p>
          </table:table-cell>
          <table:table-cell office:value-type="string" calcext:value-type="string">
            <text:p>2432±957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phillipi.com.br</text:p>
          </table:table-cell>
          <table:table-cell office:value-type="string" calcext:value-type="string">
            <text:p>2401±1779s</text:p>
          </table:table-cell>
          <table:table-cell office:value-type="string" calcext:value-type="string">
            <text:p>BLACK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cialimento.com.br</text:p>
          </table:table-cell>
          <table:table-cell office:value-type="string" calcext:value-type="string">
            <text:p>1136±339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costabrasilsaude.com.br</text:p>
          </table:table-cell>
          <table:table-cell office:value-type="string" calcext:value-type="string">
            <text:p>13865±98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cialimento.com.br</text:p>
          </table:table-cell>
          <table:table-cell office:value-type="string" calcext:value-type="string">
            <text:p>1136±339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d-view.costabrasilsaude.com.br</text:p>
          </table:table-cell>
          <table:table-cell office:value-type="string" calcext:value-type="string">
            <text:p>13865±98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2">
          <table:table-cell office:value-type="string" calcext:value-type="string">
            <text:p>@d.clubnet.com.br</text:p>
          </table:table-cell>
          <table:table-cell office:value-type="string" calcext:value-type="string">
            <text:p>17595±3961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010.747.294/0001-73</text:p>
          </table:table-cell>
          <table:table-cell office:value-type="string" calcext:value-type="string">
            <text:p>13865±98s</text:p>
          </table:table-cell>
          <table:table-cell office:value-type="string" calcext:value-type="string">
            <text:p>GRAY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4117±1590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publicmail.com.br</text:p>
          </table:table-cell>
          <table:table-cell office:value-type="string" calcext:value-type="string">
            <text:p>16166±8062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4117±1590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nutrileads.com.br</text:p>
          </table:table-cell>
          <table:table-cell office:value-type="string" calcext:value-type="string">
            <text:p>6943±3816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publicmail.com.br</text:p>
          </table:table-cell>
          <table:table-cell office:value-type="string" calcext:value-type="string">
            <text:p>16166±8062s</text:p>
          </table:table-cell>
          <table:table-cell office:value-type="string" calcext:value-type="string">
            <text:p>BLACK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liderancaabsoluta.com.br</text:p>
          </table:table-cell>
          <table:table-cell office:value-type="string" calcext:value-type="string">
            <text:p>17441±3941s</text:p>
          </table:table-cell>
          <table:table-cell office:value-type="string" calcext:value-type="string">
            <text:p>GRAY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12981±2776s</text:p>
          </table:table-cell>
          <table:table-cell office:value-type="string" calcext:value-type="string">
            <text:p>GRAY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2">
          <table:table-cell office:value-type="string" calcext:value-type="string">
            <text:p>@liderancaabsoluta.com.br</text:p>
          </table:table-cell>
          <table:table-cell office:value-type="string" calcext:value-type="string">
            <text:p>17441±3941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5098±348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7804±5314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6530±2078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8805±3105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1993±1226s</text:p>
          </table:table-cell>
          <table:table-cell office:value-type="string" calcext:value-type="string">
            <text:p>BLACK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2">
          <table:table-cell office:value-type="string" calcext:value-type="string">
            <text:p>.dedic100.com.br</text:p>
          </table:table-cell>
          <table:table-cell office:value-type="string" calcext:value-type="string">
            <text:p>3632±2386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dedic100.com.br</text:p>
          </table:table-cell>
          <table:table-cell office:value-type="string" calcext:value-type="string">
            <text:p>3632±2386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300.619.828-06</text:p>
          </table:table-cell>
          <table:table-cell office:value-type="string" calcext:value-type="string">
            <text:p>10249±2282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1988±1323s</text:p>
          </table:table-cell>
          <table:table-cell office:value-type="string" calcext:value-type="string">
            <text:p>BLACK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2">
          <table:table-cell office:value-type="string" calcext:value-type="string">
            <text:p>.agencia2017.com.br</text:p>
          </table:table-cell>
          <table:table-cell office:value-type="string" calcext:value-type="string">
            <text:p>472±129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472±129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fatimaoliveira.com.br</text:p>
          </table:table-cell>
          <table:table-cell office:value-type="string" calcext:value-type="string">
            <text:p>9269±5406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jogosmortias.com.br</text:p>
          </table:table-cell>
          <table:table-cell office:value-type="string" calcext:value-type="string">
            <text:p>1477±1012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3882±2133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fatimaoliveira.com.br</text:p>
          </table:table-cell>
          <table:table-cell office:value-type="string" calcext:value-type="string">
            <text:p>9269±5406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sistemainfalivel.com.br</text:p>
          </table:table-cell>
          <table:table-cell office:value-type="string" calcext:value-type="string">
            <text:p>3882±2133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023.533.128-70</text:p>
          </table:table-cell>
          <table:table-cell office:value-type="string" calcext:value-type="string">
            <text:p>9269±5406s</text:p>
          </table:table-cell>
          <table:table-cell office:value-type="string" calcext:value-type="string">
            <text:p>BLACK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omelhordesconto.com.br</text:p>
          </table:table-cell>
          <table:table-cell office:value-type="string" calcext:value-type="string">
            <text:p>14222±1334s</text:p>
          </table:table-cell>
          <table:table-cell office:value-type="string" calcext:value-type="string">
            <text:p>GRAY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2">
          <table:table-cell office:value-type="string" calcext:value-type="string">
            <text:p>@omelhordesconto.com.br</text:p>
          </table:table-cell>
          <table:table-cell office:value-type="string" calcext:value-type="string">
            <text:p>14222±1334s</text:p>
          </table:table-cell>
          <table:table-cell office:value-type="string" calcext:value-type="string">
            <text:p>GRAY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6593±2288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6035±3493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6035±3493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2">
          <table:table-cell office:value-type="string" calcext:value-type="string">
            <text:p>@clarohdofertas.com.br</text:p>
          </table:table-cell>
          <table:table-cell office:value-type="string" calcext:value-type="string">
            <text:p>11287±5814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simulacaoonlinesaude.com</text:p>
          </table:table-cell>
          <table:table-cell office:value-type="string" calcext:value-type="string">
            <text:p>1634±388s</text:p>
          </table:table-cell>
          <table:table-cell office:value-type="string" calcext:value-type="string">
            <text:p>GRAY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simulacaoonlinesaude.com</text:p>
          </table:table-cell>
          <table:table-cell office:value-type="string" calcext:value-type="string">
            <text:p>1634±388s</text:p>
          </table:table-cell>
          <table:table-cell office:value-type="string" calcext:value-type="string">
            <text:p>GRAY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189±44s</text:p>
          </table:table-cell>
          <table:table-cell office:value-type="string" calcext:value-type="string">
            <text:p>GRAY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233±325s</text:p>
          </table:table-cell>
          <table:table-cell office:value-type="string" calcext:value-type="string">
            <text:p>GRAY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segurosinformacao.com.br</text:p>
          </table:table-cell>
          <table:table-cell office:value-type="string" calcext:value-type="string">
            <text:p>3440±123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2">
          <table:table-cell office:value-type="string" calcext:value-type="string">
            <text:p>@segurosinformacao.com.br</text:p>
          </table:table-cell>
          <table:table-cell office:value-type="string" calcext:value-type="string">
            <text:p>3440±123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124.935.888-43</text:p>
          </table:table-cell>
          <table:table-cell office:value-type="string" calcext:value-type="string">
            <text:p>3440±1239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newinfo.net.br</text:p>
          </table:table-cell>
          <table:table-cell office:value-type="string" calcext:value-type="string">
            <text:p>1386±1133s</text:p>
          </table:table-cell>
          <table:table-cell office:value-type="string" calcext:value-type="string">
            <text:p>BLA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newinfo.net.br</text:p>
          </table:table-cell>
          <table:table-cell office:value-type="string" calcext:value-type="string">
            <text:p>1386±1133s</text:p>
          </table:table-cell>
          <table:table-cell office:value-type="string" calcext:value-type="string">
            <text:p>BLACK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@personalinstructions.atlantisnew.com</text:p>
          </table:table-cell>
          <table:table-cell office:value-type="string" calcext:value-type="string">
            <text:p>7569±223s</text:p>
          </table:table-cell>
          <table:table-cell office:value-type="string" calcext:value-type="string">
            <text:p>GRAY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2">
          <table:table-cell office:value-type="string" calcext:value-type="string">
            <text:p>.agencia2015.com.br</text:p>
          </table:table-cell>
          <table:table-cell office:value-type="string" calcext:value-type="string">
            <text:p>237±4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237±4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power8.jogosmortias.com.br</text:p>
          </table:table-cell>
          <table:table-cell office:value-type="string" calcext:value-type="string">
            <text:p>13308±986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6344±2225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fecomercio.net.br</text:p>
          </table:table-cell>
          <table:table-cell office:value-type="string" calcext:value-type="string">
            <text:p>13785±1747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d-view.fecomercio.net.br</text:p>
          </table:table-cell>
          <table:table-cell office:value-type="string" calcext:value-type="string">
            <text:p>13785±1747s</text:p>
          </table:table-cell>
          <table:table-cell office:value-type="string" calcext:value-type="string">
            <text:p>GRAY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2">
          <table:table-cell office:value-type="string" calcext:value-type="string">
            <text:p>@ricardoeletro.com.br</text:p>
          </table:table-cell>
          <table:table-cell office:value-type="string" calcext:value-type="string">
            <text:p>6855±279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2270±1993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2">
          <table:table-cell office:value-type="string" calcext:value-type="string">
            <text:p>@oportunidadehoje.com.br</text:p>
          </table:table-cell>
          <table:table-cell office:value-type="string" calcext:value-type="string">
            <text:p>2270±1993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1137±479s</text:p>
          </table:table-cell>
          <table:table-cell office:value-type="string" calcext:value-type="string">
            <text:p>BLACK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clublead.com.br</text:p>
          </table:table-cell>
          <table:table-cell office:value-type="string" calcext:value-type="string">
            <text:p>7196±2079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ns18.redirecional.com.br</text:p>
          </table:table-cell>
          <table:table-cell office:value-type="string" calcext:value-type="string">
            <text:p>1632±34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284±1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1914±945s</text:p>
          </table:table-cell>
          <table:table-cell office:value-type="string" calcext:value-type="string">
            <text:p>BLACK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boanews.com.br</text:p>
          </table:table-cell>
          <table:table-cell office:value-type="string" calcext:value-type="string">
            <text:p>1914±945s</text:p>
          </table:table-cell>
          <table:table-cell office:value-type="string" calcext:value-type="string">
            <text:p>BLACK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2768±1876s</text:p>
          </table:table-cell>
          <table:table-cell office:value-type="string" calcext:value-type="string">
            <text:p>BLACK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2619±1617s</text:p>
          </table:table-cell>
          <table:table-cell office:value-type="string" calcext:value-type="string">
            <text:p>GRAY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qualitylead.com.br</text:p>
          </table:table-cell>
          <table:table-cell office:value-type="string" calcext:value-type="string">
            <text:p>2619±1617s</text:p>
          </table:table-cell>
          <table:table-cell office:value-type="string" calcext:value-type="string">
            <text:p>GRAY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8018±3013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.agencia2016.com.br</text:p>
          </table:table-cell>
          <table:table-cell office:value-type="string" calcext:value-type="string">
            <text:p>226±48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.agencia2030.com.br</text:p>
          </table:table-cell>
          <table:table-cell office:value-type="string" calcext:value-type="string">
            <text:p>627±12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infomailnews.com.br</text:p>
          </table:table-cell>
          <table:table-cell office:value-type="string" calcext:value-type="string">
            <text:p>12922±7074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speedycrm.com.br</text:p>
          </table:table-cell>
          <table:table-cell office:value-type="string" calcext:value-type="string">
            <text:p>2349±67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abraceestacausa.com.br</text:p>
          </table:table-cell>
          <table:table-cell office:value-type="string" calcext:value-type="string">
            <text:p>8018±3013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226±48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agencia2030.com.br</text:p>
          </table:table-cell>
          <table:table-cell office:value-type="string" calcext:value-type="string">
            <text:p>627±12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2">
          <table:table-cell office:value-type="string" calcext:value-type="string">
            <text:p>@infomailnews.com.br</text:p>
          </table:table-cell>
          <table:table-cell office:value-type="string" calcext:value-type="string">
            <text:p>12922±7074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1028±434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.ofertagora2.com.br</text:p>
          </table:table-cell>
          <table:table-cell office:value-type="string" calcext:value-type="string">
            <text:p>5189±137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169.55.254.109-static.reverse.softlayer.com</text:p>
          </table:table-cell>
          <table:table-cell office:value-type="string" calcext:value-type="string">
            <text:p>8972±32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d.planetmailer.com.br</text:p>
          </table:table-cell>
          <table:table-cell office:value-type="string" calcext:value-type="string">
            <text:p>10183±441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@e.promailer.com.br</text:p>
          </table:table-cell>
          <table:table-cell office:value-type="string" calcext:value-type="string">
            <text:p>16030±4528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ofertagora2.com.br</text:p>
          </table:table-cell>
          <table:table-cell office:value-type="string" calcext:value-type="string">
            <text:p>5189±137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1028±434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2">
          <table:table-cell office:value-type="string" calcext:value-type="string">
            <text:p>.lead1000.com.br</text:p>
          </table:table-cell>
          <table:table-cell office:value-type="string" calcext:value-type="string">
            <text:p>2785±2247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lead1000.com.br</text:p>
          </table:table-cell>
          <table:table-cell office:value-type="string" calcext:value-type="string">
            <text:p>2785±2247s</text:p>
          </table:table-cell>
          <table:table-cell office:value-type="string" calcext:value-type="string">
            <text:p>BLACK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8932±323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fair.ee</text:p>
          </table:table-cell>
          <table:table-cell office:value-type="string" calcext:value-type="string">
            <text:p>13805±2424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infusionmail.com</text:p>
          </table:table-cell>
          <table:table-cell office:value-type="string" calcext:value-type="string">
            <text:p>10551±205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dicasprazerosas.com.br</text:p>
          </table:table-cell>
          <table:table-cell office:value-type="string" calcext:value-type="string">
            <text:p>8932±323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fair.ee</text:p>
          </table:table-cell>
          <table:table-cell office:value-type="string" calcext:value-type="string">
            <text:p>13805±2424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2">
          <table:table-cell office:value-type="string" calcext:value-type="string">
            <text:p>@infusionmail.com</text:p>
          </table:table-cell>
          <table:table-cell office:value-type="string" calcext:value-type="string">
            <text:p>10551±205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926.769.440-53</text:p>
          </table:table-cell>
          <table:table-cell office:value-type="string" calcext:value-type="string">
            <text:p>7659±340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jvs.tur.br</text:p>
          </table:table-cell>
          <table:table-cell office:value-type="string" calcext:value-type="string">
            <text:p>1670±401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jvs.tur.br</text:p>
          </table:table-cell>
          <table:table-cell office:value-type="string" calcext:value-type="string">
            <text:p>1670±401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064.075.997/0001-21</text:p>
          </table:table-cell>
          <table:table-cell office:value-type="string" calcext:value-type="string">
            <text:p>1670±401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6897±4138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1793±1106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thomsonreuters.com</text:p>
          </table:table-cell>
          <table:table-cell office:value-type="string" calcext:value-type="string">
            <text:p>5833±347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5503±179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6897±4138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icorpo.com.br</text:p>
          </table:table-cell>
          <table:table-cell office:value-type="string" calcext:value-type="string">
            <text:p>1793±1106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2">
          <table:table-cell office:value-type="string" calcext:value-type="string">
            <text:p>@voceinformado.com.br</text:p>
          </table:table-cell>
          <table:table-cell office:value-type="string" calcext:value-type="string">
            <text:p>5503±1792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756.050.740-91</text:p>
          </table:table-cell>
          <table:table-cell office:value-type="string" calcext:value-type="string">
            <text:p>16486±5469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mx2.maquinavendas.com.br</text:p>
          </table:table-cell>
          <table:table-cell office:value-type="string" calcext:value-type="string">
            <text:p>9611±1429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296.659.688-07</text:p>
          </table:table-cell>
          <table:table-cell office:value-type="string" calcext:value-type="string">
            <text:p>1477±621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3892±1767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servirbem.com.br</text:p>
          </table:table-cell>
          <table:table-cell office:value-type="string" calcext:value-type="string">
            <text:p>3892±1767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243±160s</text:p>
          </table:table-cell>
          <table:table-cell office:value-type="string" calcext:value-type="string">
            <text:p>BLACK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abnt.org.br</text:p>
          </table:table-cell>
          <table:table-cell office:value-type="string" calcext:value-type="string">
            <text:p>6507±2915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2">
          <table:table-cell office:value-type="string" calcext:value-type="string">
            <text:p>@169.55.254.182-static.reverse.softlayer.com</text:p>
          </table:table-cell>
          <table:table-cell office:value-type="string" calcext:value-type="string">
            <text:p>6836±409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033.402.892/0002-97</text:p>
          </table:table-cell>
          <table:table-cell office:value-type="string" calcext:value-type="string">
            <text:p>6507±2915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3862±2491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bonustelecom.com.br</text:p>
          </table:table-cell>
          <table:table-cell office:value-type="string" calcext:value-type="string">
            <text:p>3862±2491s</text:p>
          </table:table-cell>
          <table:table-cell office:value-type="string" calcext:value-type="string">
            <text:p>BLACK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cxapostal.com.br</text:p>
          </table:table-cell>
          <table:table-cell office:value-type="string" calcext:value-type="string">
            <text:p>1770±757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7267±197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mailmania.com</text:p>
          </table:table-cell>
          <table:table-cell office:value-type="string" calcext:value-type="string">
            <text:p>4565±196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xyzsend.com.br</text:p>
          </table:table-cell>
          <table:table-cell office:value-type="string" calcext:value-type="string">
            <text:p>86±1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bee-pot5.formmail.com.br</text:p>
          </table:table-cell>
          <table:table-cell office:value-type="string" calcext:value-type="string">
            <text:p>2826±74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cxapostal.com.br</text:p>
          </table:table-cell>
          <table:table-cell office:value-type="string" calcext:value-type="string">
            <text:p>1770±757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7267±197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mailmania.com</text:p>
          </table:table-cell>
          <table:table-cell office:value-type="string" calcext:value-type="string">
            <text:p>4565±1966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2">
          <table:table-cell office:value-type="string" calcext:value-type="string">
            <text:p>@xyzsend.com.br</text:p>
          </table:table-cell>
          <table:table-cell office:value-type="string" calcext:value-type="string">
            <text:p>86±1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310.917.268-25</text:p>
          </table:table-cell>
          <table:table-cell office:value-type="string" calcext:value-type="string">
            <text:p>86±15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cipmail.com.br</text:p>
          </table:table-cell>
          <table:table-cell office:value-type="string" calcext:value-type="string">
            <text:p>3778±990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cupompegoumkt.com.br</text:p>
          </table:table-cell>
          <table:table-cell office:value-type="string" calcext:value-type="string">
            <text:p>7224±5675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.mail4.newsproduct.com.br</text:p>
          </table:table-cell>
          <table:table-cell office:value-type="string" calcext:value-type="string">
            <text:p>15079±4793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cipmail.com.br</text:p>
          </table:table-cell>
          <table:table-cell office:value-type="string" calcext:value-type="string">
            <text:p>3778±990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@cpro29143.publiccloud.com.br</text:p>
          </table:table-cell>
          <table:table-cell office:value-type="string" calcext:value-type="string">
            <text:p>3948±2891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mkt.cupompegoumkt.com.br</text:p>
          </table:table-cell>
          <table:table-cell office:value-type="string" calcext:value-type="string">
            <text:p>7224±5675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2">
          <table:table-cell office:value-type="string" calcext:value-type="string">
            <text:p>@redirecional.com.br</text:p>
          </table:table-cell>
          <table:table-cell office:value-type="string" calcext:value-type="string">
            <text:p>151±2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apreciadoresdeinformacoes.com.br</text:p>
          </table:table-cell>
          <table:table-cell office:value-type="string" calcext:value-type="string">
            <text:p>12875±2721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14009±1021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apreciadoresdeinformacoes.com.br</text:p>
          </table:table-cell>
          <table:table-cell office:value-type="string" calcext:value-type="string">
            <text:p>12875±2721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2">
          <table:table-cell office:value-type="string" calcext:value-type="string">
            <text:p>@reduziracontadeagua.com.br</text:p>
          </table:table-cell>
          <table:table-cell office:value-type="string" calcext:value-type="string">
            <text:p>14009±10219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bee-pot2.formmail.com.br</text:p>
          </table:table-cell>
          <table:table-cell office:value-type="string" calcext:value-type="string">
            <text:p>3352±650s</text:p>
          </table:table-cell>
          <table:table-cell office:value-type="string" calcext:value-type="string">
            <text:p>GRAY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1000±814s</text:p>
          </table:table-cell>
          <table:table-cell office:value-type="string" calcext:value-type="string">
            <text:p>BLA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novidadesonline.com.br</text:p>
          </table:table-cell>
          <table:table-cell office:value-type="string" calcext:value-type="string">
            <text:p>1000±814s</text:p>
          </table:table-cell>
          <table:table-cell office:value-type="string" calcext:value-type="string">
            <text:p>BLACK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citrusdigital.com.br</text:p>
          </table:table-cell>
          <table:table-cell office:value-type="string" calcext:value-type="string">
            <text:p>1040±45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hojeedia.com</text:p>
          </table:table-cell>
          <table:table-cell office:value-type="string" calcext:value-type="string">
            <text:p>7824±4194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2730±66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d-view.abnt.org.br</text:p>
          </table:table-cell>
          <table:table-cell office:value-type="string" calcext:value-type="string">
            <text:p>3621±417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e.citrusdigital.com.br</text:p>
          </table:table-cell>
          <table:table-cell office:value-type="string" calcext:value-type="string">
            <text:p>1040±45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hojeedia.com</text:p>
          </table:table-cell>
          <table:table-cell office:value-type="string" calcext:value-type="string">
            <text:p>7824±4194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2">
          <table:table-cell office:value-type="string" calcext:value-type="string">
            <text:p>@jornalpromo.com.br</text:p>
          </table:table-cell>
          <table:table-cell office:value-type="string" calcext:value-type="string">
            <text:p>2730±66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264.864.258-73</text:p>
          </table:table-cell>
          <table:table-cell office:value-type="string" calcext:value-type="string">
            <text:p>1040±459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1589±86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atlantisnew.com</text:p>
          </table:table-cell>
          <table:table-cell office:value-type="string" calcext:value-type="string">
            <text:p>1334±151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cpro29057.publiccloud.com.br</text:p>
          </table:table-cell>
          <table:table-cell office:value-type="string" calcext:value-type="string">
            <text:p>5381±4663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d-view.bionexo.com</text:p>
          </table:table-cell>
          <table:table-cell office:value-type="string" calcext:value-type="string">
            <text:p>11715±2308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2">
          <table:table-cell office:value-type="string" calcext:value-type="string">
            <text:p>@z.pedidosepropostas.com.br</text:p>
          </table:table-cell>
          <table:table-cell office:value-type="string" calcext:value-type="string">
            <text:p>1393±1149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redenissan.com.br</text:p>
          </table:table-cell>
          <table:table-cell office:value-type="string" calcext:value-type="string">
            <text:p>9231±5765s</text:p>
          </table:table-cell>
          <table:table-cell office:value-type="string" calcext:value-type="string">
            <text:p>BLACK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maniavest.com.br</text:p>
          </table:table-cell>
          <table:table-cell office:value-type="string" calcext:value-type="string">
            <text:p>3931±163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5421±1443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159.122.110.174-static.reverse.softlayer.com</text:p>
          </table:table-cell>
          <table:table-cell office:value-type="string" calcext:value-type="string">
            <text:p>4934±248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contactbr02.atlantisnew.com</text:p>
          </table:table-cell>
          <table:table-cell office:value-type="string" calcext:value-type="string">
            <text:p>6540±103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maniavest.com.br</text:p>
          </table:table-cell>
          <table:table-cell office:value-type="string" calcext:value-type="string">
            <text:p>3931±163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mecanica.in</text:p>
          </table:table-cell>
          <table:table-cell office:value-type="string" calcext:value-type="string">
            <text:p>5421±1443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2">
          <table:table-cell office:value-type="string" calcext:value-type="string">
            <text:p>@redenissan.com.br</text:p>
          </table:table-cell>
          <table:table-cell office:value-type="string" calcext:value-type="string">
            <text:p>9231±5765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004.104.117/0001-76</text:p>
          </table:table-cell>
          <table:table-cell office:value-type="string" calcext:value-type="string">
            <text:p>9231±5765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promocoesdanet.com.br</text:p>
          </table:table-cell>
          <table:table-cell office:value-type="string" calcext:value-type="string">
            <text:p>18±8s</text:p>
          </table:table-cell>
          <table:table-cell office:value-type="string" calcext:value-type="string">
            <text:p>BLOCK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promocoesdanet.com.br</text:p>
          </table:table-cell>
          <table:table-cell office:value-type="string" calcext:value-type="string">
            <text:p>18±8s</text:p>
          </table:table-cell>
          <table:table-cell office:value-type="string" calcext:value-type="string">
            <text:p>BLOCK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caminhaoturbinado.com.br</text:p>
          </table:table-cell>
          <table:table-cell office:value-type="string" calcext:value-type="string">
            <text:p>4927±222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canalpro.com.br</text:p>
          </table:table-cell>
          <table:table-cell office:value-type="string" calcext:value-type="string">
            <text:p>7860±4477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cybermaxy.info</text:p>
          </table:table-cell>
          <table:table-cell office:value-type="string" calcext:value-type="string">
            <text:p>1015±38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jornal-sampa.com.br</text:p>
          </table:table-cell>
          <table:table-cell office:value-type="string" calcext:value-type="string">
            <text:p>2784±84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snd.com.br</text:p>
          </table:table-cell>
          <table:table-cell office:value-type="string" calcext:value-type="string">
            <text:p>12730±5998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caminhaoturbinado.com.br</text:p>
          </table:table-cell>
          <table:table-cell office:value-type="string" calcext:value-type="string">
            <text:p>4927±2222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canalpro.com.br</text:p>
          </table:table-cell>
          <table:table-cell office:value-type="string" calcext:value-type="string">
            <text:p>7860±4477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cybermaxy.info</text:p>
          </table:table-cell>
          <table:table-cell office:value-type="string" calcext:value-type="string">
            <text:p>1015±385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2">
          <table:table-cell office:value-type="string" calcext:value-type="string">
            <text:p>@jornal-sampa.com.br</text:p>
          </table:table-cell>
          <table:table-cell office:value-type="string" calcext:value-type="string">
            <text:p>2784±84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ns12.redirecional.com.br</text:p>
          </table:table-cell>
          <table:table-cell office:value-type="string" calcext:value-type="string">
            <text:p>2047±53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056.227.648/0001-50</text:p>
          </table:table-cell>
          <table:table-cell office:value-type="string" calcext:value-type="string">
            <text:p>12730±5998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186.195.246.1</text:p>
          </table:table-cell>
          <table:table-cell office:value-type="string" calcext:value-type="string">
            <text:p>3393±937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300.069.718-73</text:p>
          </table:table-cell>
          <table:table-cell office:value-type="string" calcext:value-type="string">
            <text:p>7860±4477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@bee-pot11.formmail.com.br</text:p>
          </table:table-cell>
          <table:table-cell office:value-type="string" calcext:value-type="string">
            <text:p>2731±676s</text:p>
          </table:table-cell>
          <table:table-cell office:value-type="string" calcext:value-type="string">
            <text:p>GRAY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100gota.com.br</text:p>
          </table:table-cell>
          <table:table-cell office:value-type="string" calcext:value-type="string">
            <text:p>3991±66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essage-business.com</text:p>
          </table:table-cell>
          <table:table-cell office:value-type="string" calcext:value-type="string">
            <text:p>909±2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100gota.com.br</text:p>
          </table:table-cell>
          <table:table-cell office:value-type="string" calcext:value-type="string">
            <text:p>3991±66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@message-business.com</text:p>
          </table:table-cell>
          <table:table-cell office:value-type="string" calcext:value-type="string">
            <text:p>909±227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ns17.redirecional.com.br</text:p>
          </table:table-cell>
          <table:table-cell office:value-type="string" calcext:value-type="string">
            <text:p>1658±31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2">
          <table:table-cell office:value-type="string" calcext:value-type="string">
            <text:p>.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1693±698s</text:p>
          </table:table-cell>
          <table:table-cell office:value-type="string" calcext:value-type="string">
            <text:p>GRAY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41sevqemais.com.br</text:p>
          </table:table-cell>
          <table:table-cell office:value-type="string" calcext:value-type="string">
            <text:p>8789±231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41sevqemais.com.br</text:p>
          </table:table-cell>
          <table:table-cell office:value-type="string" calcext:value-type="string">
            <text:p>8789±2316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2">
          <table:table-cell office:value-type="string" calcext:value-type="string">
            <text:p>@50.23.99.230-static.reverse.softlayer.com</text:p>
          </table:table-cell>
          <table:table-cell office:value-type="string" calcext:value-type="string">
            <text:p>3813±133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039.406.347-35</text:p>
          </table:table-cell>
          <table:table-cell office:value-type="string" calcext:value-type="string">
            <text:p>359±14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6893±4785s</text:p>
          </table:table-cell>
          <table:table-cell office:value-type="string" calcext:value-type="string">
            <text:p>BLACK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uoll.net.br</text:p>
          </table:table-cell>
          <table:table-cell office:value-type="string" calcext:value-type="string">
            <text:p>6893±4785s</text:p>
          </table:table-cell>
          <table:table-cell office:value-type="string" calcext:value-type="string">
            <text:p>BLACK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4685±1034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4455±164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capitalleads.com.br</text:p>
          </table:table-cell>
          <table:table-cell office:value-type="string" calcext:value-type="string">
            <text:p>4685±1034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@maisumdominio.com.br</text:p>
          </table:table-cell>
          <table:table-cell office:value-type="string" calcext:value-type="string">
            <text:p>4455±164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ns14.redirecional.com.br</text:p>
          </table:table-cell>
          <table:table-cell office:value-type="string" calcext:value-type="string">
            <text:p>3105±127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2">
          <table:table-cell office:value-type="string" calcext:value-type="string">
            <text:p>.agencia2026.com.br</text:p>
          </table:table-cell>
          <table:table-cell office:value-type="string" calcext:value-type="string">
            <text:p>419±108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.server6.mktturbomail.com.br</text:p>
          </table:table-cell>
          <table:table-cell office:value-type="string" calcext:value-type="string">
            <text:p>8514±24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agencia2026.com.br</text:p>
          </table:table-cell>
          <table:table-cell office:value-type="string" calcext:value-type="string">
            <text:p>419±108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mail47.us4.mcsv.net</text:p>
          </table:table-cell>
          <table:table-cell office:value-type="string" calcext:value-type="string">
            <text:p>8607±27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ns7.redirecional.com.br</text:p>
          </table:table-cell>
          <table:table-cell office:value-type="string" calcext:value-type="string">
            <text:p>1544±404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2">
          <table:table-cell office:value-type="string" calcext:value-type="string">
            <text:p>@onedrive.microsoft.com</text:p>
          </table:table-cell>
          <table:table-cell office:value-type="string" calcext:value-type="string">
            <text:p>7534±135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bionexo.com</text:p>
          </table:table-cell>
          <table:table-cell office:value-type="string" calcext:value-type="string">
            <text:p>10144±2054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8.85.53.126-static.reverse.softlayer.com</text:p>
          </table:table-cell>
          <table:table-cell office:value-type="string" calcext:value-type="string">
            <text:p>8098±2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@159.122.110.172-static.reverse.softlayer.com</text:p>
          </table:table-cell>
          <table:table-cell office:value-type="string" calcext:value-type="string">
            <text:p>8330±25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ns10.redirecional.com.br</text:p>
          </table:table-cell>
          <table:table-cell office:value-type="string" calcext:value-type="string">
            <text:p>1519±310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abrisatoldosecoberturas.com.br</text:p>
          </table:table-cell>
          <table:table-cell office:value-type="string" calcext:value-type="string">
            <text:p>4833±1475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a.produtodigital.srv.br</text:p>
          </table:table-cell>
          <table:table-cell office:value-type="string" calcext:value-type="string">
            <text:p>8609±74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@abrisatoldosecoberturas.com.br</text:p>
          </table:table-cell>
          <table:table-cell office:value-type="string" calcext:value-type="string">
            <text:p>4833±1475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bee-pot19.formmail.com.br</text:p>
          </table:table-cell>
          <table:table-cell office:value-type="string" calcext:value-type="string">
            <text:p>2473±51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3316±246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2">
          <table:table-cell office:value-type="string" calcext:value-type="string">
            <text:p>.folha2.com.br</text:p>
          </table:table-cell>
          <table:table-cell office:value-type="string" calcext:value-type="string">
            <text:p>1866±1264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2">
          <table:table-cell office:value-type="string" calcext:value-type="string">
            <text:p>.mailgvtop07.com.br</text:p>
          </table:table-cell>
          <table:table-cell office:value-type="string" calcext:value-type="string">
            <text:p>1767±68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folha2.com.br</text:p>
          </table:table-cell>
          <table:table-cell office:value-type="string" calcext:value-type="string">
            <text:p>1866±1264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1767±680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119.81.169.110</text:p>
          </table:table-cell>
          <table:table-cell office:value-type="string" calcext:value-type="string">
            <text:p>4113±23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169.45.64.118</text:p>
          </table:table-cell>
          <table:table-cell office:value-type="string" calcext:value-type="string">
            <text:p>2231±11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cliqueagora.net.br</text:p>
          </table:table-cell>
          <table:table-cell office:value-type="string" calcext:value-type="string">
            <text:p>6131±291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promocoesdeagora.com.br</text:p>
          </table:table-cell>
          <table:table-cell office:value-type="string" calcext:value-type="string">
            <text:p>4087±40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159.122.110.171-static.reverse.softlayer.com</text:p>
          </table:table-cell>
          <table:table-cell office:value-type="string" calcext:value-type="string">
            <text:p>7727±168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2">
          <table:table-cell office:value-type="string" calcext:value-type="string">
            <text:p>@cliqueagora.net.br</text:p>
          </table:table-cell>
          <table:table-cell office:value-type="string" calcext:value-type="string">
            <text:p>6131±291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1858±1700s</text:p>
          </table:table-cell>
          <table:table-cell office:value-type="string" calcext:value-type="string">
            <text:p>BLA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descontolimitado.com.br</text:p>
          </table:table-cell>
          <table:table-cell office:value-type="string" calcext:value-type="string">
            <text:p>1858±1700s</text:p>
          </table:table-cell>
          <table:table-cell office:value-type="string" calcext:value-type="string">
            <text:p>BLACK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6287±3143s</text:p>
          </table:table-cell>
          <table:table-cell office:value-type="string" calcext:value-type="string">
            <text:p>GRAY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6287±3143s</text:p>
          </table:table-cell>
          <table:table-cell office:value-type="string" calcext:value-type="string">
            <text:p>GRAY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.feriasmes17.com.br</text:p>
          </table:table-cell>
          <table:table-cell office:value-type="string" calcext:value-type="string">
            <text:p>9692±252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mktbra.com</text:p>
          </table:table-cell>
          <table:table-cell office:value-type="string" calcext:value-type="string">
            <text:p>13344±6114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.newsletter2.com.br</text:p>
          </table:table-cell>
          <table:table-cell office:value-type="string" calcext:value-type="string">
            <text:p>9943±450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pabxvirtual.tk</text:p>
          </table:table-cell>
          <table:table-cell office:value-type="string" calcext:value-type="string">
            <text:p>1482±28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feriasmes17.com.br</text:p>
          </table:table-cell>
          <table:table-cell office:value-type="string" calcext:value-type="string">
            <text:p>9692±252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newsletter2.com.br</text:p>
          </table:table-cell>
          <table:table-cell office:value-type="string" calcext:value-type="string">
            <text:p>9943±450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pabxvirtual.tk</text:p>
          </table:table-cell>
          <table:table-cell office:value-type="string" calcext:value-type="string">
            <text:p>1482±28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speedycrm.com.br</text:p>
          </table:table-cell>
          <table:table-cell office:value-type="string" calcext:value-type="string">
            <text:p>1832±69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2">
          <table:table-cell office:value-type="string" calcext:value-type="string">
            <text:p>@a.virtualtrade.com.br</text:p>
          </table:table-cell>
          <table:table-cell office:value-type="string" calcext:value-type="string">
            <text:p>8565±1416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bee-pot4.formmail.com.br</text:p>
          </table:table-cell>
          <table:table-cell office:value-type="string" calcext:value-type="string">
            <text:p>2444±49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01.109.184/0004-38</text:p>
          </table:table-cell>
          <table:table-cell office:value-type="string" calcext:value-type="string">
            <text:p>6067±179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7749±3559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359±61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2">
          <table:table-cell office:value-type="string" calcext:value-type="string">
            <text:p>.feriasmes8.com.br</text:p>
          </table:table-cell>
          <table:table-cell office:value-type="string" calcext:value-type="string">
            <text:p>9850±295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.mail3.newsproduct.com.br</text:p>
          </table:table-cell>
          <table:table-cell office:value-type="string" calcext:value-type="string">
            <text:p>9818±461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2">
          <table:table-cell office:value-type="string" calcext:value-type="string">
            <text:p>@c.cluboferta.com.br</text:p>
          </table:table-cell>
          <table:table-cell office:value-type="string" calcext:value-type="string">
            <text:p>5315±116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feriasmes8.com.br</text:p>
          </table:table-cell>
          <table:table-cell office:value-type="string" calcext:value-type="string">
            <text:p>9850±2953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402.216.238-41</text:p>
          </table:table-cell>
          <table:table-cell office:value-type="string" calcext:value-type="string">
            <text:p>3718±184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copytech.com</text:p>
          </table:table-cell>
          <table:table-cell office:value-type="string" calcext:value-type="string">
            <text:p>3776±96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.mailgvtop06.com.br</text:p>
          </table:table-cell>
          <table:table-cell office:value-type="string" calcext:value-type="string">
            <text:p>819±440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copytech.com</text:p>
          </table:table-cell>
          <table:table-cell office:value-type="string" calcext:value-type="string">
            <text:p>3776±964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mail147.atl101.mcdlv.net</text:p>
          </table:table-cell>
          <table:table-cell office:value-type="string" calcext:value-type="string">
            <text:p>8025±3089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819±440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@mduol.com.br</text:p>
          </table:table-cell>
          <table:table-cell office:value-type="string" calcext:value-type="string">
            <text:p>101±20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ns2.redirecional.com.br</text:p>
          </table:table-cell>
          <table:table-cell office:value-type="string" calcext:value-type="string">
            <text:p>2596±348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table:style-name="ce3" office:value-type="string" calcext:value-type="string">
            <text:p>69.162.123.122</text:p>
          </table:table-cell>
          <table:table-cell office:value-type="string" calcext:value-type="string">
            <text:p>16860±10220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2">
          <table:table-cell office:value-type="string" calcext:value-type="string">
            <text:p>.topofertas4.com.br</text:p>
          </table:table-cell>
          <table:table-cell office:value-type="string" calcext:value-type="string">
            <text:p>9058±265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2">
          <table:table-cell office:value-type="string" calcext:value-type="string">
            <text:p>@159.8.135.73-static.reverse.softlayer.com</text:p>
          </table:table-cell>
          <table:table-cell office:value-type="string" calcext:value-type="string">
            <text:p>5017±20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bee-pot9.formmail.com.br</text:p>
          </table:table-cell>
          <table:table-cell office:value-type="string" calcext:value-type="string">
            <text:p>2818±63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ns6.redirecional.com.br</text:p>
          </table:table-cell>
          <table:table-cell office:value-type="string" calcext:value-type="string">
            <text:p>1916±41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topofertas4.com.br</text:p>
          </table:table-cell>
          <table:table-cell office:value-type="string" calcext:value-type="string">
            <text:p>9058±265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larohdofertas.com.br</text:p>
          </table:table-cell>
          <table:table-cell office:value-type="string" calcext:value-type="string">
            <text:p>7313±4612s</text:p>
          </table:table-cell>
          <table:table-cell office:value-type="string" calcext:value-type="string">
            <text:p>BLACK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3522±2465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izeecloud.com</text:p>
          </table:table-cell>
          <table:table-cell office:value-type="string" calcext:value-type="string">
            <text:p>3153±172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159.8.95.59-static.reverse.softlayer.com</text:p>
          </table:table-cell>
          <table:table-cell office:value-type="string" calcext:value-type="string">
            <text:p>2256±19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2">
          <table:table-cell office:value-type="string" calcext:value-type="string">
            <text:p>@exitosaude.com.br</text:p>
          </table:table-cell>
          <table:table-cell office:value-type="string" calcext:value-type="string">
            <text:p>3522±2465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power7.jogosmortias.com.br</text:p>
          </table:table-cell>
          <table:table-cell office:value-type="string" calcext:value-type="string">
            <text:p>6905±58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cluboferta.com.br</text:p>
          </table:table-cell>
          <table:table-cell office:value-type="string" calcext:value-type="string">
            <text:p>3410±138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grupoalphastudio.com.br</text:p>
          </table:table-cell>
          <table:table-cell office:value-type="string" calcext:value-type="string">
            <text:p>3219±154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499±177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158.85.53.119-static.reverse.softlayer.com</text:p>
          </table:table-cell>
          <table:table-cell office:value-type="string" calcext:value-type="string">
            <text:p>3850±19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2">
          <table:table-cell office:value-type="string" calcext:value-type="string">
            <text:p>@grupoalphastudio.com.br</text:p>
          </table:table-cell>
          <table:table-cell office:value-type="string" calcext:value-type="string">
            <text:p>3219±154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14.432.087/0001-80</text:p>
          </table:table-cell>
          <table:table-cell office:value-type="string" calcext:value-type="string">
            <text:p>3219±1546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18.780.360/0001-19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866±20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169.55.75.123-static.reverse.softlayer.com</text:p>
          </table:table-cell>
          <table:table-cell office:value-type="string" calcext:value-type="string">
            <text:p>4999±152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3.formmail.com.br</text:p>
          </table:table-cell>
          <table:table-cell office:value-type="string" calcext:value-type="string">
            <text:p>2837±648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bee-pot7.formmail.com.br</text:p>
          </table:table-cell>
          <table:table-cell office:value-type="string" calcext:value-type="string">
            <text:p>2971±80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pro25294.publiccloud.com.br</text:p>
          </table:table-cell>
          <table:table-cell office:value-type="string" calcext:value-type="string">
            <text:p>3814±26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@soqueromais.com.br</text:p>
          </table:table-cell>
          <table:table-cell office:value-type="string" calcext:value-type="string">
            <text:p>866±206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2">
          <table:table-cell office:value-type="string" calcext:value-type="string">
            <text:p>.mail1.mktseguro.com.br</text:p>
          </table:table-cell>
          <table:table-cell office:value-type="string" calcext:value-type="string">
            <text:p>11181±701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seniorplus.com.br</text:p>
          </table:table-cell>
          <table:table-cell office:value-type="string" calcext:value-type="string">
            <text:p>11902±1004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servidorparaemail.com.br</text:p>
          </table:table-cell>
          <table:table-cell office:value-type="string" calcext:value-type="string">
            <text:p>7321±171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3.81.135-static.reverse.softlayer.com</text:p>
          </table:table-cell>
          <table:table-cell office:value-type="string" calcext:value-type="string">
            <text:p>4800±49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169.55.10.118-static.reverse.softlayer.com</text:p>
          </table:table-cell>
          <table:table-cell office:value-type="string" calcext:value-type="string">
            <text:p>4462±192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2.izeecloud.com</text:p>
          </table:table-cell>
          <table:table-cell office:value-type="string" calcext:value-type="string">
            <text:p>3153±172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bee-pot17.formmail.com.br</text:p>
          </table:table-cell>
          <table:table-cell office:value-type="string" calcext:value-type="string">
            <text:p>3067±630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seniorplus.com.br</text:p>
          </table:table-cell>
          <table:table-cell office:value-type="string" calcext:value-type="string">
            <text:p>11902±1004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@servidorparaemail.com.br</text:p>
          </table:table-cell>
          <table:table-cell office:value-type="string" calcext:value-type="string">
            <text:p>7321±1711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034.173.682/0001-56</text:p>
          </table:table-cell>
          <table:table-cell office:value-type="string" calcext:value-type="string">
            <text:p>9589±388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2">
          <table:table-cell office:value-type="string" calcext:value-type="string">
            <text:p>.ag203.com.br</text:p>
          </table:table-cell>
          <table:table-cell office:value-type="string" calcext:value-type="string">
            <text:p>3232±2369s</text:p>
          </table:table-cell>
          <table:table-cell office:value-type="string" calcext:value-type="string">
            <text:p>BLACK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3232±2369s</text:p>
          </table:table-cell>
          <table:table-cell office:value-type="string" calcext:value-type="string">
            <text:p>BLACK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6610±248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bee-pot10.formmail.com.br</text:p>
          </table:table-cell>
          <table:table-cell office:value-type="string" calcext:value-type="string">
            <text:p>3337±61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bee-pot15.formmail.com.br</text:p>
          </table:table-cell>
          <table:table-cell office:value-type="string" calcext:value-type="string">
            <text:p>2158±53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bee-pot8.formmail.com.br</text:p>
          </table:table-cell>
          <table:table-cell office:value-type="string" calcext:value-type="string">
            <text:p>3176±86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8128.publiccloud.com.br</text:p>
          </table:table-cell>
          <table:table-cell office:value-type="string" calcext:value-type="string">
            <text:p>4637±616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enviomas.com.br</text:p>
          </table:table-cell>
          <table:table-cell office:value-type="string" calcext:value-type="string">
            <text:p>6610±248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2">
          <table:table-cell office:value-type="string" calcext:value-type="string">
            <text:p>@l.planetmailer.com.br</text:p>
          </table:table-cell>
          <table:table-cell office:value-type="string" calcext:value-type="string">
            <text:p>6865±150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553±23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1265±1114s</text:p>
          </table:table-cell>
          <table:table-cell office:value-type="string" calcext:value-type="string">
            <text:p>BLACK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ofertasnaturais.com.br</text:p>
          </table:table-cell>
          <table:table-cell office:value-type="string" calcext:value-type="string">
            <text:p>1265±1114s</text:p>
          </table:table-cell>
          <table:table-cell office:value-type="string" calcext:value-type="string">
            <text:p>BLACK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grupovirtual.com.br</text:p>
          </table:table-cell>
          <table:table-cell office:value-type="string" calcext:value-type="string">
            <text:p>449±297s</text:p>
          </table:table-cell>
          <table:table-cell office:value-type="string" calcext:value-type="string">
            <text:p>GRAY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bwmail.com.br</text:p>
          </table:table-cell>
          <table:table-cell office:value-type="string" calcext:value-type="string">
            <text:p>17967±1265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1654±120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gruupon.com.br</text:p>
          </table:table-cell>
          <table:table-cell office:value-type="string" calcext:value-type="string">
            <text:p>3087±82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.mailgvtop04.com.br</text:p>
          </table:table-cell>
          <table:table-cell office:value-type="string" calcext:value-type="string">
            <text:p>1423±44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168.1.28.202-static.reverse.softlayer.com</text:p>
          </table:table-cell>
          <table:table-cell office:value-type="string" calcext:value-type="string">
            <text:p>4098±146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bwmail.com.br</text:p>
          </table:table-cell>
          <table:table-cell office:value-type="string" calcext:value-type="string">
            <text:p>17967±1265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corretorpme.com.br</text:p>
          </table:table-cell>
          <table:table-cell office:value-type="string" calcext:value-type="string">
            <text:p>1654±1202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gruupon.com.br</text:p>
          </table:table-cell>
          <table:table-cell office:value-type="string" calcext:value-type="string">
            <text:p>3087±821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mailgvtop04.com.br</text:p>
          </table:table-cell>
          <table:table-cell office:value-type="string" calcext:value-type="string">
            <text:p>1423±44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5.redirecional.com.br</text:p>
          </table:table-cell>
          <table:table-cell office:value-type="string" calcext:value-type="string">
            <text:p>1009±20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16.redirecional.com.br</text:p>
          </table:table-cell>
          <table:table-cell office:value-type="string" calcext:value-type="string">
            <text:p>1335±2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ns5.redirecional.com.br</text:p>
          </table:table-cell>
          <table:table-cell office:value-type="string" calcext:value-type="string">
            <text:p>1303±32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2">
          <table:table-cell office:value-type="string" calcext:value-type="string">
            <text:p>@parceiro.grupovirtual.com.br</text:p>
          </table:table-cell>
          <table:table-cell office:value-type="string" calcext:value-type="string">
            <text:p>449±29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clubholiday.hu</text:p>
          </table:table-cell>
          <table:table-cell office:value-type="string" calcext:value-type="string">
            <text:p>4264±1248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escorpiaovt.com</text:p>
          </table:table-cell>
          <table:table-cell office:value-type="string" calcext:value-type="string">
            <text:p>3826±166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.especialmes5.com.br</text:p>
          </table:table-cell>
          <table:table-cell office:value-type="string" calcext:value-type="string">
            <text:p>7608±390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microsoft.com</text:p>
          </table:table-cell>
          <table:table-cell office:value-type="string" calcext:value-type="string">
            <text:p>4484±71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produtoincrivel.com.br</text:p>
          </table:table-cell>
          <table:table-cell office:value-type="string" calcext:value-type="string">
            <text:p>7921±407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7910±296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server.escorpiaovt.com</text:p>
          </table:table-cell>
          <table:table-cell office:value-type="string" calcext:value-type="string">
            <text:p>3826±166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bee-pot16.formmail.com.br</text:p>
          </table:table-cell>
          <table:table-cell office:value-type="string" calcext:value-type="string">
            <text:p>2165±50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clubholiday.hu</text:p>
          </table:table-cell>
          <table:table-cell office:value-type="string" calcext:value-type="string">
            <text:p>4252±124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7608±390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mail175.atl121.mcsv.net</text:p>
          </table:table-cell>
          <table:table-cell office:value-type="string" calcext:value-type="string">
            <text:p>9180±4215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2">
          <table:table-cell office:value-type="string" calcext:value-type="string">
            <text:p>@produtoincrivel.com.br</text:p>
          </table:table-cell>
          <table:table-cell office:value-type="string" calcext:value-type="string">
            <text:p>7921±407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7910±2967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presskit.com.br</text:p>
          </table:table-cell>
          <table:table-cell office:value-type="string" calcext:value-type="string">
            <text:p>3230±143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169.55.10.119-static.reverse.softlayer.com</text:p>
          </table:table-cell>
          <table:table-cell office:value-type="string" calcext:value-type="string">
            <text:p>2998±13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50.23.56.19-static.reverse.softlayer.com</text:p>
          </table:table-cell>
          <table:table-cell office:value-type="string" calcext:value-type="string">
            <text:p>5092±175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2">
          <table:table-cell office:value-type="string" calcext:value-type="string">
            <text:p>@presskit.com.br</text:p>
          </table:table-cell>
          <table:table-cell office:value-type="string" calcext:value-type="string">
            <text:p>3230±143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1457±1116s</text:p>
          </table:table-cell>
          <table:table-cell office:value-type="string" calcext:value-type="string">
            <text:p>BLACK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omunicadosaude.com.br</text:p>
          </table:table-cell>
          <table:table-cell office:value-type="string" calcext:value-type="string">
            <text:p>197±120s</text:p>
          </table:table-cell>
          <table:table-cell office:value-type="string" calcext:value-type="string">
            <text:p>GRAY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comunicadosaude.com.br</text:p>
          </table:table-cell>
          <table:table-cell office:value-type="string" calcext:value-type="string">
            <text:p>197±120s</text:p>
          </table:table-cell>
          <table:table-cell office:value-type="string" calcext:value-type="string">
            <text:p>GRAY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o-cartaweb.com.br</text:p>
          </table:table-cell>
          <table:table-cell office:value-type="string" calcext:value-type="string">
            <text:p>4924±22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59.8.135.75-static.reverse.softlayer.com</text:p>
          </table:table-cell>
          <table:table-cell office:value-type="string" calcext:value-type="string">
            <text:p>2907±17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69.55.75.106-static.reverse.softlayer.com</text:p>
          </table:table-cell>
          <table:table-cell office:value-type="string" calcext:value-type="string">
            <text:p>3664±116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bee-pot12.formmail.com.br</text:p>
          </table:table-cell>
          <table:table-cell office:value-type="string" calcext:value-type="string">
            <text:p>2372±60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o-cartaweb.com.br</text:p>
          </table:table-cell>
          <table:table-cell office:value-type="string" calcext:value-type="string">
            <text:p>4924±22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015.590.694/0001-31</text:p>
          </table:table-cell>
          <table:table-cell office:value-type="string" calcext:value-type="string">
            <text:p>6043±138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119.81.169.106</text:p>
          </table:table-cell>
          <table:table-cell office:value-type="string" calcext:value-type="string">
            <text:p>3304±535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691.925.378-04</text:p>
          </table:table-cell>
          <table:table-cell office:value-type="string" calcext:value-type="string">
            <text:p>4300±156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2">
          <table:table-cell office:value-type="string" calcext:value-type="string">
            <text:p>@161.202.163.62-static.reverse.softlayer.com</text:p>
          </table:table-cell>
          <table:table-cell office:value-type="string" calcext:value-type="string">
            <text:p>8358±5043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mx2.maquinadevendasnfe.net.br</text:p>
          </table:table-cell>
          <table:table-cell office:value-type="string" calcext:value-type="string">
            <text:p>4530±12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010.939.623/0001-88</text:p>
          </table:table-cell>
          <table:table-cell office:value-type="string" calcext:value-type="string">
            <text:p>1046±45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dwseguros.com.br</text:p>
          </table:table-cell>
          <table:table-cell office:value-type="string" calcext:value-type="string">
            <text:p>3825±64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159.8.135.68-static.reverse.softlayer.com</text:p>
          </table:table-cell>
          <table:table-cell office:value-type="string" calcext:value-type="string">
            <text:p>3291±7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dwseguros.com.br</text:p>
          </table:table-cell>
          <table:table-cell office:value-type="string" calcext:value-type="string">
            <text:p>3825±64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2">
          <table:table-cell office:value-type="string" calcext:value-type="string">
            <text:p>@g.leadvip.com.br</text:p>
          </table:table-cell>
          <table:table-cell office:value-type="string" calcext:value-type="string">
            <text:p>2524±159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03.962.660/0001-41</text:p>
          </table:table-cell>
          <table:table-cell office:value-type="string" calcext:value-type="string">
            <text:p>15192±1094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978±19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novogrupolirios.com.br</text:p>
          </table:table-cell>
          <table:table-cell office:value-type="string" calcext:value-type="string">
            <text:p>515±23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umail.uz</text:p>
          </table:table-cell>
          <table:table-cell office:value-type="string" calcext:value-type="string">
            <text:p>826±37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184.173.0.46-static.reverse.softlayer.com</text:p>
          </table:table-cell>
          <table:table-cell office:value-type="string" calcext:value-type="string">
            <text:p>3041±4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18.formmail.com.br</text:p>
          </table:table-cell>
          <table:table-cell office:value-type="string" calcext:value-type="string">
            <text:p>2679±64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bee-pot6.formmail.com.br</text:p>
          </table:table-cell>
          <table:table-cell office:value-type="string" calcext:value-type="string">
            <text:p>3043±58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@umail.uz</text:p>
          </table:table-cell>
          <table:table-cell office:value-type="string" calcext:value-type="string">
            <text:p>826±379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244±47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2">
          <table:table-cell office:value-type="string" calcext:value-type="string">
            <text:p>.mailgvtop01.com.br</text:p>
          </table:table-cell>
          <table:table-cell office:value-type="string" calcext:value-type="string">
            <text:p>612±26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58.85.53.117-static.reverse.softlayer.com</text:p>
          </table:table-cell>
          <table:table-cell office:value-type="string" calcext:value-type="string">
            <text:p>1505±215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61.202.163.14-static.reverse.softlayer.com</text:p>
          </table:table-cell>
          <table:table-cell office:value-type="string" calcext:value-type="string">
            <text:p>2459±12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169.55.75.111-static.reverse.softlayer.com</text:p>
          </table:table-cell>
          <table:table-cell office:value-type="string" calcext:value-type="string">
            <text:p>3135±169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50.23.37.85-static.reverse.softlayer.com</text:p>
          </table:table-cell>
          <table:table-cell office:value-type="string" calcext:value-type="string">
            <text:p>2076±13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13.formmail.com.br</text:p>
          </table:table-cell>
          <table:table-cell office:value-type="string" calcext:value-type="string">
            <text:p>2577±70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bee-pot20.formmail.com.br</text:p>
          </table:table-cell>
          <table:table-cell office:value-type="string" calcext:value-type="string">
            <text:p>3067±78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612±26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multitechsysb.com.br</text:p>
          </table:table-cell>
          <table:table-cell office:value-type="string" calcext:value-type="string">
            <text:p>111±9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2">
          <table:table-cell office:value-type="string" calcext:value-type="string">
            <text:p>@netel.trana.com.br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ns3.redirecional.com.br</text:p>
          </table:table-cell>
          <table:table-cell office:value-type="string" calcext:value-type="string">
            <text:p>1424±35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power51.topatudoyes.com.br</text:p>
          </table:table-cell>
          <table:table-cell office:value-type="string" calcext:value-type="string">
            <text:p>8509±744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5.602.941/0001-19</text:p>
          </table:table-cell>
          <table:table-cell office:value-type="string" calcext:value-type="string">
            <text:p>3388±171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439±374s</text:p>
          </table:table-cell>
          <table:table-cell office:value-type="string" calcext:value-type="string">
            <text:p>BLACK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ansuplementos.com.br</text:p>
          </table:table-cell>
          <table:table-cell office:value-type="string" calcext:value-type="string">
            <text:p>439±374s</text:p>
          </table:table-cell>
          <table:table-cell office:value-type="string" calcext:value-type="string">
            <text:p>BLACK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2970±84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usarbempegarbem.com.br</text:p>
          </table:table-cell>
          <table:table-cell office:value-type="string" calcext:value-type="string">
            <text:p>6655±300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161.202.163.13-static.reverse.softlayer.com</text:p>
          </table:table-cell>
          <table:table-cell office:value-type="string" calcext:value-type="string">
            <text:p>11006±7395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oseucapital.com.br</text:p>
          </table:table-cell>
          <table:table-cell office:value-type="string" calcext:value-type="string">
            <text:p>2970±84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2">
          <table:table-cell office:value-type="string" calcext:value-type="string">
            <text:p>@usarbempegarbem.com.br</text:p>
          </table:table-cell>
          <table:table-cell office:value-type="string" calcext:value-type="string">
            <text:p>6655±3009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00.399.960/0001-76</text:p>
          </table:table-cell>
          <table:table-cell office:value-type="string" calcext:value-type="string">
            <text:p>195±70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4812±228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rsys5.com</text:p>
          </table:table-cell>
          <table:table-cell office:value-type="string" calcext:value-type="string">
            <text:p>1307±65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spcbrasil.com.br</text:p>
          </table:table-cell>
          <table:table-cell office:value-type="string" calcext:value-type="string">
            <text:p>10569±717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terewister10a.com</text:p>
          </table:table-cell>
          <table:table-cell office:value-type="string" calcext:value-type="string">
            <text:p>2525±158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61.202.164.250-static.reverse.softlayer.com</text:p>
          </table:table-cell>
          <table:table-cell office:value-type="string" calcext:value-type="string">
            <text:p>3428±4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184.173.50.60-static.reverse.softlayer.com</text:p>
          </table:table-cell>
          <table:table-cell office:value-type="string" calcext:value-type="string">
            <text:p>3663±16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d-view.spcbrasil.com.br</text:p>
          </table:table-cell>
          <table:table-cell office:value-type="string" calcext:value-type="string">
            <text:p>10569±717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envfrm.rsys5.com</text:p>
          </table:table-cell>
          <table:table-cell office:value-type="string" calcext:value-type="string">
            <text:p>1307±65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2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4812±228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table:style-name="ce3" office:value-type="string" calcext:value-type="string">
            <text:p>69.162.123.125</text:p>
          </table:table-cell>
          <table:table-cell office:value-type="string" calcext:value-type="string">
            <text:p>13417±12563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486±442s</text:p>
          </table:table-cell>
          <table:table-cell office:value-type="string" calcext:value-type="string">
            <text:p>BLACK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descartepro.com.br</text:p>
          </table:table-cell>
          <table:table-cell office:value-type="string" calcext:value-type="string">
            <text:p>549±44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4927±163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59.8.95.62-static.reverse.softlayer.com</text:p>
          </table:table-cell>
          <table:table-cell office:value-type="string" calcext:value-type="string">
            <text:p>3293±10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1.202.163.59-static.reverse.softlayer.com</text:p>
          </table:table-cell>
          <table:table-cell office:value-type="string" calcext:value-type="string">
            <text:p>6454±527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169.55.254.106-static.reverse.softlayer.com</text:p>
          </table:table-cell>
          <table:table-cell office:value-type="string" calcext:value-type="string">
            <text:p>3156±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cpro29164.publiccloud.com.br</text:p>
          </table:table-cell>
          <table:table-cell office:value-type="string" calcext:value-type="string">
            <text:p>687±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descartepro.com.br</text:p>
          </table:table-cell>
          <table:table-cell office:value-type="string" calcext:value-type="string">
            <text:p>549±44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2">
          <table:table-cell office:value-type="string" calcext:value-type="string">
            <text:p>@masterpromosul.com.br</text:p>
          </table:table-cell>
          <table:table-cell office:value-type="string" calcext:value-type="string">
            <text:p>4927±163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4.redirecional.com.br</text:p>
          </table:table-cell>
          <table:table-cell office:value-type="string" calcext:value-type="string">
            <text:p>1381±33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ns8.redirecional.com.br</text:p>
          </table:table-cell>
          <table:table-cell office:value-type="string" calcext:value-type="string">
            <text:p>1150±2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power33.novogrupolirios.com.br</text:p>
          </table:table-cell>
          <table:table-cell office:value-type="string" calcext:value-type="string">
            <text:p>2591±18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power42.topatudoyes.com.br</text:p>
          </table:table-cell>
          <table:table-cell office:value-type="string" calcext:value-type="string">
            <text:p>7698±684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06.943.198/0001-23</text:p>
          </table:table-cell>
          <table:table-cell office:value-type="string" calcext:value-type="string">
            <text:p>574±17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189.1.161.244</text:p>
          </table:table-cell>
          <table:table-cell office:value-type="string" calcext:value-type="string">
            <text:p>574±17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1651±13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puxaweb.com.br</text:p>
          </table:table-cell>
          <table:table-cell office:value-type="string" calcext:value-type="string">
            <text:p>3181±91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69.45.64.107-static.reverse.softlayer.com</text:p>
          </table:table-cell>
          <table:table-cell office:value-type="string" calcext:value-type="string">
            <text:p>747±18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184.173.0.42-static.reverse.softlayer.com</text:p>
          </table:table-cell>
          <table:table-cell office:value-type="string" calcext:value-type="string">
            <text:p>2075±314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5.liveprimecloud.com</text:p>
          </table:table-cell>
          <table:table-cell office:value-type="string" calcext:value-type="string">
            <text:p>4102±105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50.23.56.11-static.reverse.softlayer.com</text:p>
          </table:table-cell>
          <table:table-cell office:value-type="string" calcext:value-type="string">
            <text:p>3472±166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ns13.redirecional.com.br</text:p>
          </table:table-cell>
          <table:table-cell office:value-type="string" calcext:value-type="string">
            <text:p>1444±42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power11.jogosmortias.com.br</text:p>
          </table:table-cell>
          <table:table-cell office:value-type="string" calcext:value-type="string">
            <text:p>1379±11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puxaweb.com.br</text:p>
          </table:table-cell>
          <table:table-cell office:value-type="string" calcext:value-type="string">
            <text:p>3181±912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@retornadas.grupos.com.br</text:p>
          </table:table-cell>
          <table:table-cell office:value-type="string" calcext:value-type="string">
            <text:p>1651±13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1651±133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2">
          <table:table-cell office:value-type="string" calcext:value-type="string">
            <text:p>.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169.55.254.120-static.reverse.softlayer.com</text:p>
          </table:table-cell>
          <table:table-cell office:value-type="string" calcext:value-type="string">
            <text:p>1788±6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contactbr04.atlantisnew.com</text:p>
          </table:table-cell>
          <table:table-cell office:value-type="string" calcext:value-type="string">
            <text:p>3172±147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2">
          <table:table-cell office:value-type="string" calcext:value-type="string">
            <text:p>@l.virtualtrade.com.br</text:p>
          </table:table-cell>
          <table:table-cell office:value-type="string" calcext:value-type="string">
            <text:p>2752±1298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ns9.redirecional.com.br</text:p>
          </table:table-cell>
          <table:table-cell office:value-type="string" calcext:value-type="string">
            <text:p>848±247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power41.novogrupolirios.com.br</text:p>
          </table:table-cell>
          <table:table-cell office:value-type="string" calcext:value-type="string">
            <text:p>3334±495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vmi48159.contabo.host</text:p>
          </table:table-cell>
          <table:table-cell office:value-type="string" calcext:value-type="string">
            <text:p>7477±461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cuponsespeciais.com.br</text:p>
          </table:table-cell>
          <table:table-cell office:value-type="string" calcext:value-type="string">
            <text:p>1949±369s</text:p>
          </table:table-cell>
          <table:table-cell office:value-type="string" calcext:value-type="string">
            <text:p>GRAY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cuponsespeciais.com.br</text:p>
          </table:table-cell>
          <table:table-cell office:value-type="string" calcext:value-type="string">
            <text:p>1949±369s</text:p>
          </table:table-cell>
          <table:table-cell office:value-type="string" calcext:value-type="string">
            <text:p>GRAY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3489±248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59.122.110.166-static.reverse.softlayer.com</text:p>
          </table:table-cell>
          <table:table-cell office:value-type="string" calcext:value-type="string">
            <text:p>2193±15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1.202.163.12-static.reverse.softlayer.com</text:p>
          </table:table-cell>
          <table:table-cell office:value-type="string" calcext:value-type="string">
            <text:p>8505±696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9.45.64.101-static.reverse.softlayer.com</text:p>
          </table:table-cell>
          <table:table-cell office:value-type="string" calcext:value-type="string">
            <text:p>697±19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169.55.75.102-static.reverse.softlayer.com</text:p>
          </table:table-cell>
          <table:table-cell office:value-type="string" calcext:value-type="string">
            <text:p>4335±235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50.23.56.5-static.reverse.softlayer.com</text:p>
          </table:table-cell>
          <table:table-cell office:value-type="string" calcext:value-type="string">
            <text:p>2610±10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2">
          <table:table-cell office:value-type="string" calcext:value-type="string">
            <text:p>@dilead.com.br</text:p>
          </table:table-cell>
          <table:table-cell office:value-type="string" calcext:value-type="string">
            <text:p>3489±248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1961±82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273.875.188-15</text:p>
          </table:table-cell>
          <table:table-cell office:value-type="string" calcext:value-type="string">
            <text:p>2611±57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growsenderr.com.br</text:p>
          </table:table-cell>
          <table:table-cell office:value-type="string" calcext:value-type="string">
            <text:p>40±32s</text:p>
          </table:table-cell>
          <table:table-cell office:value-type="string" calcext:value-type="string">
            <text:p>GRAY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813±380s</text:p>
          </table:table-cell>
          <table:table-cell office:value-type="string" calcext:value-type="string">
            <text:p>GRAY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1444±52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engnatural.com.br</text:p>
          </table:table-cell>
          <table:table-cell office:value-type="string" calcext:value-type="string">
            <text:p>2870±40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.mailgvtop09.com.br</text:p>
          </table:table-cell>
          <table:table-cell office:value-type="string" calcext:value-type="string">
            <text:p>685±26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1198±59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netlens.com.br</text:p>
          </table:table-cell>
          <table:table-cell office:value-type="string" calcext:value-type="string">
            <text:p>3611±316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59.8.135.71-static.reverse.softlayer.com</text:p>
          </table:table-cell>
          <table:table-cell office:value-type="string" calcext:value-type="string">
            <text:p>1808±2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74.37.195.55-static.reverse.softlayer.com</text:p>
          </table:table-cell>
          <table:table-cell office:value-type="string" calcext:value-type="string">
            <text:p>1554±5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184.173.0.43-static.reverse.softlayer.com</text:p>
          </table:table-cell>
          <table:table-cell office:value-type="string" calcext:value-type="string">
            <text:p>2409±1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50.23.37.80-static.reverse.softlayer.com</text:p>
          </table:table-cell>
          <table:table-cell office:value-type="string" calcext:value-type="string">
            <text:p>1475±29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50.23.9.24-static.reverse.softlayer.com</text:p>
          </table:table-cell>
          <table:table-cell office:value-type="string" calcext:value-type="string">
            <text:p>2435±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agenciasego.com.br</text:p>
          </table:table-cell>
          <table:table-cell office:value-type="string" calcext:value-type="string">
            <text:p>1444±52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engnatural.com.br</text:p>
          </table:table-cell>
          <table:table-cell office:value-type="string" calcext:value-type="string">
            <text:p>2870±40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mailgvtop09.com.br</text:p>
          </table:table-cell>
          <table:table-cell office:value-type="string" calcext:value-type="string">
            <text:p>685±26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2">
          <table:table-cell office:value-type="string" calcext:value-type="string">
            <text:p>@netlens.com.br</text:p>
          </table:table-cell>
          <table:table-cell office:value-type="string" calcext:value-type="string">
            <text:p>3611±316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1198±59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119.81.169.108</text:p>
          </table:table-cell>
          <table:table-cell office:value-type="string" calcext:value-type="string">
            <text:p>2188±307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143.577.708-58</text:p>
          </table:table-cell>
          <table:table-cell office:value-type="string" calcext:value-type="string">
            <text:p>3611±316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34.998.608-80</text:p>
          </table:table-cell>
          <table:table-cell office:value-type="string" calcext:value-type="string">
            <text:p>4175±3777s</text:p>
          </table:table-cell>
          <table:table-cell office:value-type="string" calcext:value-type="string">
            <text:p>BLACK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comoganhardinheiromd.com</text:p>
          </table:table-cell>
          <table:table-cell office:value-type="string" calcext:value-type="string">
            <text:p>1119±46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gosummertime.com.br</text:p>
          </table:table-cell>
          <table:table-cell office:value-type="string" calcext:value-type="string">
            <text:p>6011±429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aquinavendas.com.br</text:p>
          </table:table-cell>
          <table:table-cell office:value-type="string" calcext:value-type="string">
            <text:p>6391±605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novaboxmidia.com.br</text:p>
          </table:table-cell>
          <table:table-cell office:value-type="string" calcext:value-type="string">
            <text:p>1705±31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shopshapebr.net.br</text:p>
          </table:table-cell>
          <table:table-cell office:value-type="string" calcext:value-type="string">
            <text:p>3121±99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2656±42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169.55.10.116-static.reverse.softlayer.com</text:p>
          </table:table-cell>
          <table:table-cell office:value-type="string" calcext:value-type="string">
            <text:p>1331±3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bee-pot14.formmail.com.br</text:p>
          </table:table-cell>
          <table:table-cell office:value-type="string" calcext:value-type="string">
            <text:p>1745±43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comoganhardinheiromd.com</text:p>
          </table:table-cell>
          <table:table-cell office:value-type="string" calcext:value-type="string">
            <text:p>1119±46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gosummertime.com.br</text:p>
          </table:table-cell>
          <table:table-cell office:value-type="string" calcext:value-type="string">
            <text:p>6011±4291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28.atl31.mcdlv.net</text:p>
          </table:table-cell>
          <table:table-cell office:value-type="string" calcext:value-type="string">
            <text:p>12899±1072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mail67.atl71.mcdlv.net</text:p>
          </table:table-cell>
          <table:table-cell office:value-type="string" calcext:value-type="string">
            <text:p>3767±301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novaboxmidia.com.br</text:p>
          </table:table-cell>
          <table:table-cell office:value-type="string" calcext:value-type="string">
            <text:p>1705±31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power50.topatudoyes.com.br</text:p>
          </table:table-cell>
          <table:table-cell office:value-type="string" calcext:value-type="string">
            <text:p>2598±91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shopshapebr.net.br</text:p>
          </table:table-cell>
          <table:table-cell office:value-type="string" calcext:value-type="string">
            <text:p>3121±99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2">
          <table:table-cell office:value-type="string" calcext:value-type="string">
            <text:p>@superevista.com.br</text:p>
          </table:table-cell>
          <table:table-cell office:value-type="string" calcext:value-type="string">
            <text:p>2656±42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156.161.608-73</text:p>
          </table:table-cell>
          <table:table-cell office:value-type="string" calcext:value-type="string">
            <text:p>3870±1603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310±18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agenciaprodutora.com.br</text:p>
          </table:table-cell>
          <table:table-cell office:value-type="string" calcext:value-type="string">
            <text:p>7965±601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bhoost.net</text:p>
          </table:table-cell>
          <table:table-cell office:value-type="string" calcext:value-type="string">
            <text:p>2458±92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mg.gov.br</text:p>
          </table:table-cell>
          <table:table-cell office:value-type="string" calcext:value-type="string">
            <text:p>2075±5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nickwide.com.br</text:p>
          </table:table-cell>
          <table:table-cell office:value-type="string" calcext:value-type="string">
            <text:p>126±8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.oli2.bhoost.net</text:p>
          </table:table-cell>
          <table:table-cell office:value-type="string" calcext:value-type="string">
            <text:p>2458±92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59.122.110.170-static.reverse.softlayer.com</text:p>
          </table:table-cell>
          <table:table-cell office:value-type="string" calcext:value-type="string">
            <text:p>1704±16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198.11.209.36-static.reverse.softlayer.com</text:p>
          </table:table-cell>
          <table:table-cell office:value-type="string" calcext:value-type="string">
            <text:p>1216±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7972.publiccloud.com.br</text:p>
          </table:table-cell>
          <table:table-cell office:value-type="string" calcext:value-type="string">
            <text:p>2040±2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cpro29145.publiccloud.com.br</text:p>
          </table:table-cell>
          <table:table-cell office:value-type="string" calcext:value-type="string">
            <text:p>2135±65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d-view.agenciaprodutora.com.br</text:p>
          </table:table-cell>
          <table:table-cell office:value-type="string" calcext:value-type="string">
            <text:p>7965±601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2">
          <table:table-cell office:value-type="string" calcext:value-type="string">
            <text:p>@nickwide.com.br</text:p>
          </table:table-cell>
          <table:table-cell office:value-type="string" calcext:value-type="string">
            <text:p>126±8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11.437.986/0001-88</text:p>
          </table:table-cell>
          <table:table-cell office:value-type="string" calcext:value-type="string">
            <text:p>7965±601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16.636.540/0001-04</text:p>
          </table:table-cell>
          <table:table-cell office:value-type="string" calcext:value-type="string">
            <text:p>2075±588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2064±140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827.323.299-91</text:p>
          </table:table-cell>
          <table:table-cell office:value-type="string" calcext:value-type="string">
            <text:p>126±8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seu-cartaovirtual.com.br</text:p>
          </table:table-cell>
          <table:table-cell office:value-type="string" calcext:value-type="string">
            <text:p>2870±100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conquistapecas.com.br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power36.novogrupolirios.com.br</text:p>
          </table:table-cell>
          <table:table-cell office:value-type="string" calcext:value-type="string">
            <text:p>1975±16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power47.topatudoyes.com.br</text:p>
          </table:table-cell>
          <table:table-cell office:value-type="string" calcext:value-type="string">
            <text:p>7970±7152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seu-cartaovirtual.com.br</text:p>
          </table:table-cell>
          <table:table-cell office:value-type="string" calcext:value-type="string">
            <text:p>2870±100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2">
          <table:table-cell office:value-type="string" calcext:value-type="string">
            <text:p>@tw.widetechsysb.com.br</text:p>
          </table:table-cell>
          <table:table-cell office:value-type="string" calcext:value-type="string">
            <text:p>12±4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042.893.818/0001-20</text:p>
          </table:table-cell>
          <table:table-cell office:value-type="string" calcext:value-type="string">
            <text:p>1744±1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700±13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2614±133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ktenvios.net</text:p>
          </table:table-cell>
          <table:table-cell office:value-type="string" calcext:value-type="string">
            <text:p>1155±43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1524±25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uhmailsrvc.com</text:p>
          </table:table-cell>
          <table:table-cell office:value-type="string" calcext:value-type="string">
            <text:p>5970±52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59.8.135.72-static.reverse.softlayer.com</text:p>
          </table:table-cell>
          <table:table-cell office:value-type="string" calcext:value-type="string">
            <text:p>884±4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54-static.reverse.softlayer.com</text:p>
          </table:table-cell>
          <table:table-cell office:value-type="string" calcext:value-type="string">
            <text:p>6197±522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3.6-static.reverse.softlayer.com</text:p>
          </table:table-cell>
          <table:table-cell office:value-type="string" calcext:value-type="string">
            <text:p>5051±402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61.202.164.239-static.reverse.softlayer.com</text:p>
          </table:table-cell>
          <table:table-cell office:value-type="string" calcext:value-type="string">
            <text:p>1574±1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184.173.0.45-static.reverse.softlayer.com</text:p>
          </table:table-cell>
          <table:table-cell office:value-type="string" calcext:value-type="string">
            <text:p>1192±241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0.23.37.89-static.reverse.softlayer.com</text:p>
          </table:table-cell>
          <table:table-cell office:value-type="string" calcext:value-type="string">
            <text:p>1266±30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50.23.56.9-static.reverse.softlayer.com</text:p>
          </table:table-cell>
          <table:table-cell office:value-type="string" calcext:value-type="string">
            <text:p>2546±169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700±13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balaodainformatica.com.br</text:p>
          </table:table-cell>
          <table:table-cell office:value-type="string" calcext:value-type="string">
            <text:p>2614±133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d-view.uhmailsrvc.com</text:p>
          </table:table-cell>
          <table:table-cell office:value-type="string" calcext:value-type="string">
            <text:p>5970±52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2">
          <table:table-cell office:value-type="string" calcext:value-type="string">
            <text:p>@newsmailmarketing.com.br</text:p>
          </table:table-cell>
          <table:table-cell office:value-type="string" calcext:value-type="string">
            <text:p>1526±25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2614±133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056.914.459-01</text:p>
          </table:table-cell>
          <table:table-cell office:value-type="string" calcext:value-type="string">
            <text:p>1711±68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783±712s</text:p>
          </table:table-cell>
          <table:table-cell office:value-type="string" calcext:value-type="string">
            <text:p>BLACK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903±859s</text:p>
          </table:table-cell>
          <table:table-cell office:value-type="string" calcext:value-type="string">
            <text:p>BLACK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mma.com.br</text:p>
          </table:table-cell>
          <table:table-cell office:value-type="string" calcext:value-type="string">
            <text:p>783±712s</text:p>
          </table:table-cell>
          <table:table-cell office:value-type="string" calcext:value-type="string">
            <text:p>BLACK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promocaoprodutos.com.br</text:p>
          </table:table-cell>
          <table:table-cell office:value-type="string" calcext:value-type="string">
            <text:p>903±859s</text:p>
          </table:table-cell>
          <table:table-cell office:value-type="string" calcext:value-type="string">
            <text:p>BLACK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1647±1310s</text:p>
          </table:table-cell>
          <table:table-cell office:value-type="string" calcext:value-type="string">
            <text:p>GRAY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cfa.org.br</text:p>
          </table:table-cell>
          <table:table-cell office:value-type="string" calcext:value-type="string">
            <text:p>3819±248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dipt.com.br</text:p>
          </table:table-cell>
          <table:table-cell office:value-type="string" calcext:value-type="string">
            <text:p>16509±1509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mktqualidadedevida.com.br</text:p>
          </table:table-cell>
          <table:table-cell office:value-type="string" calcext:value-type="string">
            <text:p>2971±154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905±26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58.85.53.118-static.reverse.softlayer.com</text:p>
          </table:table-cell>
          <table:table-cell office:value-type="string" calcext:value-type="string">
            <text:p>716±21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61.202.164.233-static.reverse.softlayer.com</text:p>
          </table:table-cell>
          <table:table-cell office:value-type="string" calcext:value-type="string">
            <text:p>900±34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184.172.193.110-static.reverse.softlayer.com</text:p>
          </table:table-cell>
          <table:table-cell office:value-type="string" calcext:value-type="string">
            <text:p>6807±630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bounce.twitter.com</text:p>
          </table:table-cell>
          <table:table-cell office:value-type="string" calcext:value-type="string">
            <text:p>905±26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d-view.cfa.org.br</text:p>
          </table:table-cell>
          <table:table-cell office:value-type="string" calcext:value-type="string">
            <text:p>3819±248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ghiimobiliaria.send.esp.br</text:p>
          </table:table-cell>
          <table:table-cell office:value-type="string" calcext:value-type="string">
            <text:p>3113±226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2">
          <table:table-cell office:value-type="string" calcext:value-type="string">
            <text:p>@mktqualidadedevida.com.br</text:p>
          </table:table-cell>
          <table:table-cell office:value-type="string" calcext:value-type="string">
            <text:p>2971±154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power40.novogrupolirios.com.br</text:p>
          </table:table-cell>
          <table:table-cell office:value-type="string" calcext:value-type="string">
            <text:p>1113±61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034.061.135/0001-89</text:p>
          </table:table-cell>
          <table:table-cell office:value-type="string" calcext:value-type="string">
            <text:p>3819±248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062.658.182/0001-40</text:p>
          </table:table-cell>
          <table:table-cell office:value-type="string" calcext:value-type="string">
            <text:p>3452±196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686±43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clubserver.com.br</text:p>
          </table:table-cell>
          <table:table-cell office:value-type="string" calcext:value-type="string">
            <text:p>1257±29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grupoalphawebenvios.com.br</text:p>
          </table:table-cell>
          <table:table-cell office:value-type="string" calcext:value-type="string">
            <text:p>1303±91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informacaorelevante.com.br</text:p>
          </table:table-cell>
          <table:table-cell office:value-type="string" calcext:value-type="string">
            <text:p>235±8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169.54.189.60-static.reverse.softlayer.com</text:p>
          </table:table-cell>
          <table:table-cell office:value-type="string" calcext:value-type="string">
            <text:p>454±19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50.23.37.81-static.reverse.softlayer.com</text:p>
          </table:table-cell>
          <table:table-cell office:value-type="string" calcext:value-type="string">
            <text:p>784±19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cpro29166.publiccloud.com.br</text:p>
          </table:table-cell>
          <table:table-cell office:value-type="string" calcext:value-type="string">
            <text:p>1250±2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grupoalphawebenvios.com.br</text:p>
          </table:table-cell>
          <table:table-cell office:value-type="string" calcext:value-type="string">
            <text:p>1303±91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informacaorelevante.com.br</text:p>
          </table:table-cell>
          <table:table-cell office:value-type="string" calcext:value-type="string">
            <text:p>235±81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2">
          <table:table-cell office:value-type="string" calcext:value-type="string">
            <text:p>@onemta.com.br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power10.jogosmortias.com.br</text:p>
          </table:table-cell>
          <table:table-cell office:value-type="string" calcext:value-type="string">
            <text:p>1742±105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power26.jogosmortias.com.br</text:p>
          </table:table-cell>
          <table:table-cell office:value-type="string" calcext:value-type="string">
            <text:p>14685±1354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power34.novogrupolirios.com.br</text:p>
          </table:table-cell>
          <table:table-cell office:value-type="string" calcext:value-type="string">
            <text:p>852±8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power37.novogrupolirios.com.br</text:p>
          </table:table-cell>
          <table:table-cell office:value-type="string" calcext:value-type="string">
            <text:p>1282±43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16.962.902/0001-49</text:p>
          </table:table-cell>
          <table:table-cell office:value-type="string" calcext:value-type="string">
            <text:p>1303±918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081.660.797-47</text:p>
          </table:table-cell>
          <table:table-cell office:value-type="string" calcext:value-type="string">
            <text:p>365±14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mallingalphaweb.com.br</text:p>
          </table:table-cell>
          <table:table-cell office:value-type="string" calcext:value-type="string">
            <text:p>9097±8162s</text:p>
          </table:table-cell>
          <table:table-cell office:value-type="string" calcext:value-type="string">
            <text:p>GRAY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mallingalphaweb.com.br</text:p>
          </table:table-cell>
          <table:table-cell office:value-type="string" calcext:value-type="string">
            <text:p>9097±8162s</text:p>
          </table:table-cell>
          <table:table-cell office:value-type="string" calcext:value-type="string">
            <text:p>GRAY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216.828.178-57</text:p>
          </table:table-cell>
          <table:table-cell office:value-type="string" calcext:value-type="string">
            <text:p>9097±8162s</text:p>
          </table:table-cell>
          <table:table-cell office:value-type="string" calcext:value-type="string">
            <text:p>GRAY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digitalks.com.br</text:p>
          </table:table-cell>
          <table:table-cell office:value-type="string" calcext:value-type="string">
            <text:p>911±15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loginlogistica.com.br</text:p>
          </table:table-cell>
          <table:table-cell office:value-type="string" calcext:value-type="string">
            <text:p>2457±149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.resultmarketing3.com.br</text:p>
          </table:table-cell>
          <table:table-cell office:value-type="string" calcext:value-type="string">
            <text:p>4332±353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366±31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orteiosdodia.com.br</text:p>
          </table:table-cell>
          <table:table-cell office:value-type="string" calcext:value-type="string">
            <text:p>905±64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terra.com</text:p>
          </table:table-cell>
          <table:table-cell office:value-type="string" calcext:value-type="string">
            <text:p>1314±51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59.8.178.88-static.reverse.softlayer.com</text:p>
          </table:table-cell>
          <table:table-cell office:value-type="string" calcext:value-type="string">
            <text:p>548±11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1.202.163.56-static.reverse.softlayer.com</text:p>
          </table:table-cell>
          <table:table-cell office:value-type="string" calcext:value-type="string">
            <text:p>7397±645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8.1.28.203-static.reverse.softlayer.com</text:p>
          </table:table-cell>
          <table:table-cell office:value-type="string" calcext:value-type="string">
            <text:p>1071±3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254.172-static.reverse.softlayer.com</text:p>
          </table:table-cell>
          <table:table-cell office:value-type="string" calcext:value-type="string">
            <text:p>1102±11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169.55.75.109-static.reverse.softlayer.com</text:p>
          </table:table-cell>
          <table:table-cell office:value-type="string" calcext:value-type="string">
            <text:p>3160±240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a.clubserver.com.br</text:p>
          </table:table-cell>
          <table:table-cell office:value-type="string" calcext:value-type="string">
            <text:p>2092±103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d-view.digitalks.com.br</text:p>
          </table:table-cell>
          <table:table-cell office:value-type="string" calcext:value-type="string">
            <text:p>911±15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e.send.esp.br</text:p>
          </table:table-cell>
          <table:table-cell office:value-type="string" calcext:value-type="string">
            <text:p>2557±182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power43.topatudoyes.com.br</text:p>
          </table:table-cell>
          <table:table-cell office:value-type="string" calcext:value-type="string">
            <text:p>7345±709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power49.topatudoyes.com.br</text:p>
          </table:table-cell>
          <table:table-cell office:value-type="string" calcext:value-type="string">
            <text:p>6864±654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4332±353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segurocaixa.net.br</text:p>
          </table:table-cell>
          <table:table-cell office:value-type="string" calcext:value-type="string">
            <text:p>366±31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sorteiosdodia.com.br</text:p>
          </table:table-cell>
          <table:table-cell office:value-type="string" calcext:value-type="string">
            <text:p>905±64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2">
          <table:table-cell office:value-type="string" calcext:value-type="string">
            <text:p>@u.planetmailer.com.br</text:p>
          </table:table-cell>
          <table:table-cell office:value-type="string" calcext:value-type="string">
            <text:p>657±20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12.145.534/0001-95</text:p>
          </table:table-cell>
          <table:table-cell office:value-type="string" calcext:value-type="string">
            <text:p>911±15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170±4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42.278.291/0001-24</text:p>
          </table:table-cell>
          <table:table-cell office:value-type="string" calcext:value-type="string">
            <text:p>2457±149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4332±353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876±859s</text:p>
          </table:table-cell>
          <table:table-cell office:value-type="string" calcext:value-type="string">
            <text:p>GRAY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3438±272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122.126.158-static.reverse.softlayer.com</text:p>
          </table:table-cell>
          <table:table-cell office:value-type="string" calcext:value-type="string">
            <text:p>508±4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135.69-static.reverse.softlayer.com</text:p>
          </table:table-cell>
          <table:table-cell office:value-type="string" calcext:value-type="string">
            <text:p>931±3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95.52-static.reverse.softlayer.com</text:p>
          </table:table-cell>
          <table:table-cell office:value-type="string" calcext:value-type="string">
            <text:p>717±28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59.8.95.56-static.reverse.softlayer.com</text:p>
          </table:table-cell>
          <table:table-cell office:value-type="string" calcext:value-type="string">
            <text:p>610±31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9.45.64.119-static.reverse.softlayer.com</text:p>
          </table:table-cell>
          <table:table-cell office:value-type="string" calcext:value-type="string">
            <text:p>769±26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2">
          <table:table-cell office:value-type="string" calcext:value-type="string">
            <text:p>@169.55.75.108-static.reverse.softlayer.com</text:p>
          </table:table-cell>
          <table:table-cell office:value-type="string" calcext:value-type="string">
            <text:p>524±23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2034±139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66.132.199-16</text:p>
          </table:table-cell>
          <table:table-cell office:value-type="string" calcext:value-type="string">
            <text:p>757±31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growdiveb.com.br</text:p>
          </table:table-cell>
          <table:table-cell office:value-type="string" calcext:value-type="string">
            <text:p>9±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helpdesk.ventiladoresbrasil.info</text:p>
          </table:table-cell>
          <table:table-cell office:value-type="string" calcext:value-type="string">
            <text:p>2524±225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m8mail.com.br</text:p>
          </table:table-cell>
          <table:table-cell office:value-type="string" calcext:value-type="string">
            <text:p>4089±361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mandrillapp.com</text:p>
          </table:table-cell>
          <table:table-cell office:value-type="string" calcext:value-type="string">
            <text:p>791±27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mktseguro.com.br</text:p>
          </table:table-cell>
          <table:table-cell office:value-type="string" calcext:value-type="string">
            <text:p>5695±528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tbdlv.net.br</text:p>
          </table:table-cell>
          <table:table-cell office:value-type="string" calcext:value-type="string">
            <text:p>178±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ventiladoresbrasil.info</text:p>
          </table:table-cell>
          <table:table-cell office:value-type="string" calcext:value-type="string">
            <text:p>2524±225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58.85.53.104-static.reverse.softlayer.com</text:p>
          </table:table-cell>
          <table:table-cell office:value-type="string" calcext:value-type="string">
            <text:p>628±36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59.122.31.22-static.reverse.softlayer.com</text:p>
          </table:table-cell>
          <table:table-cell office:value-type="string" calcext:value-type="string">
            <text:p>314±5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161.202.163.7-static.reverse.softlayer.com</text:p>
          </table:table-cell>
          <table:table-cell office:value-type="string" calcext:value-type="string">
            <text:p>1993±144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growdiveb.com.br</text:p>
          </table:table-cell>
          <table:table-cell office:value-type="string" calcext:value-type="string">
            <text:p>9±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.planetmailer.com.br</text:p>
          </table:table-cell>
          <table:table-cell office:value-type="string" calcext:value-type="string">
            <text:p>713±42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m8mail.com.br</text:p>
          </table:table-cell>
          <table:table-cell office:value-type="string" calcext:value-type="string">
            <text:p>4089±361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andrillapp.com</text:p>
          </table:table-cell>
          <table:table-cell office:value-type="string" calcext:value-type="string">
            <text:p>791±27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mkt.cupompegounews.com.br</text:p>
          </table:table-cell>
          <table:table-cell office:value-type="string" calcext:value-type="string">
            <text:p>8360±768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power4.jogosmortias.com.br</text:p>
          </table:table-cell>
          <table:table-cell office:value-type="string" calcext:value-type="string">
            <text:p>725±21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power45.topatudoyes.com.br</text:p>
          </table:table-cell>
          <table:table-cell office:value-type="string" calcext:value-type="string">
            <text:p>398±8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2">
          <table:table-cell office:value-type="string" calcext:value-type="string">
            <text:p>@widetechsysb.com.br</text:p>
          </table:table-cell>
          <table:table-cell office:value-type="string" calcext:value-type="string">
            <text:p>12±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3.562.868-51</text:p>
          </table:table-cell>
          <table:table-cell office:value-type="string" calcext:value-type="string">
            <text:p>5695±528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30.281.119-26</text:p>
          </table:table-cell>
          <table:table-cell office:value-type="string" calcext:value-type="string">
            <text:p>178±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abrilinterativo.com.br</text:p>
          </table:table-cell>
          <table:table-cell office:value-type="string" calcext:value-type="string">
            <text:p>2377±198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1336±115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3618±328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formarmkt.com.br</text:p>
          </table:table-cell>
          <table:table-cell office:value-type="string" calcext:value-type="string">
            <text:p>1619±148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isendservice.com.br</text:p>
          </table:table-cell>
          <table:table-cell office:value-type="string" calcext:value-type="string">
            <text:p>2218±198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ailexpresso.com.br</text:p>
          </table:table-cell>
          <table:table-cell office:value-type="string" calcext:value-type="string">
            <text:p>73±3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vertigocreativo.info</text:p>
          </table:table-cell>
          <table:table-cell office:value-type="string" calcext:value-type="string">
            <text:p>406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59.8.103.21-static.reverse.softlayer.com</text:p>
          </table:table-cell>
          <table:table-cell office:value-type="string" calcext:value-type="string">
            <text:p>3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8.1.28.198-static.reverse.softlayer.com</text:p>
          </table:table-cell>
          <table:table-cell office:value-type="string" calcext:value-type="string">
            <text:p>545±12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45.64.116-static.reverse.softlayer.com</text:p>
          </table:table-cell>
          <table:table-cell office:value-type="string" calcext:value-type="string">
            <text:p>397±12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169.55.10.126-static.reverse.softlayer.com</text:p>
          </table:table-cell>
          <table:table-cell office:value-type="string" calcext:value-type="string">
            <text:p>568±7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bounce.abrilinterativo.com.br</text:p>
          </table:table-cell>
          <table:table-cell office:value-type="string" calcext:value-type="string">
            <text:p>2377±198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cmail.mailexpresso.com.br</text:p>
          </table:table-cell>
          <table:table-cell office:value-type="string" calcext:value-type="string">
            <text:p>73±3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conteudorelevante.net.br</text:p>
          </table:table-cell>
          <table:table-cell office:value-type="string" calcext:value-type="string">
            <text:p>1336±115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-view.formarmkt.com.br</text:p>
          </table:table-cell>
          <table:table-cell office:value-type="string" calcext:value-type="string">
            <text:p>1619±148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d-view.mmtgapnet.com.br</text:p>
          </table:table-cell>
          <table:table-cell office:value-type="string" calcext:value-type="string">
            <text:p>2357±200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e-trapemix.com.br</text:p>
          </table:table-cell>
          <table:table-cell office:value-type="string" calcext:value-type="string">
            <text:p>3618±328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2">
          <table:table-cell office:value-type="string" calcext:value-type="string">
            <text:p>@pedidosepropostas.com.br</text:p>
          </table:table-cell>
          <table:table-cell office:value-type="string" calcext:value-type="string">
            <text:p>578±56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ower13.jogosmortias.com.br</text:p>
          </table:table-cell>
          <table:table-cell office:value-type="string" calcext:value-type="string">
            <text:p>399±5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power32.novogrupolirios.com.br</text:p>
          </table:table-cell>
          <table:table-cell office:value-type="string" calcext:value-type="string">
            <text:p>489±16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01.109.184/0001-95</text:p>
          </table:table-cell>
          <table:table-cell office:value-type="string" calcext:value-type="string">
            <text:p>894±47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01.914.765/0001-08</text:p>
          </table:table-cell>
          <table:table-cell office:value-type="string" calcext:value-type="string">
            <text:p>1435±129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01.942.883/0001-11</text:p>
          </table:table-cell>
          <table:table-cell office:value-type="string" calcext:value-type="string">
            <text:p>2218±198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06.163.277/0001-11</text:p>
          </table:table-cell>
          <table:table-cell office:value-type="string" calcext:value-type="string">
            <text:p>73±3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43.217.850/0001-59</text:p>
          </table:table-cell>
          <table:table-cell office:value-type="string" calcext:value-type="string">
            <text:p>933±730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44.597.052/0001-62</text:p>
          </table:table-cell>
          <table:table-cell office:value-type="string" calcext:value-type="string">
            <text:p>1487±1158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52.509.678-76</text:p>
          </table:table-cell>
          <table:table-cell office:value-type="string" calcext:value-type="string">
            <text:p>576±42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2015agencia.com.br</text:p>
          </table:table-cell>
          <table:table-cell office:value-type="string" calcext:value-type="string">
            <text:p>9172±895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236±18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2015agencia.com.br</text:p>
          </table:table-cell>
          <table:table-cell office:value-type="string" calcext:value-type="string">
            <text:p>9172±895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50.23.9.20-static.reverse.softlayer.com</text:p>
          </table:table-cell>
          <table:table-cell office:value-type="string" calcext:value-type="string">
            <text:p>352±24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cpro29165.publiccloud.com.br</text:p>
          </table:table-cell>
          <table:table-cell office:value-type="string" calcext:value-type="string">
            <text:p>260±8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1428-245.members.linode.com</text:p>
          </table:table-cell>
          <table:table-cell office:value-type="string" calcext:value-type="string">
            <text:p>152±4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power9.jogosmortias.com.br</text:p>
          </table:table-cell>
          <table:table-cell office:value-type="string" calcext:value-type="string">
            <text:p>1305±105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sdtcvert.com.br</text:p>
          </table:table-cell>
          <table:table-cell office:value-type="string" calcext:value-type="string">
            <text:p>23±4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string" calcext:value-type="string">
            <text:p>@temlead.com.br</text:p>
          </table:table-cell>
          <table:table-cell office:value-type="string" calcext:value-type="string">
            <text:p>236±18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763±64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19.81.169.107</text:p>
          </table:table-cell>
          <table:table-cell office:value-type="string" calcext:value-type="string">
            <text:p>565±3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158.85.149.71</text:p>
          </table:table-cell>
          <table:table-cell office:value-type="string" calcext:value-type="string">
            <text:p>1495±132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71±5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asfuzzy.com</text:p>
          </table:table-cell>
          <table:table-cell office:value-type="string" calcext:value-type="string">
            <text:p>1073±1021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bounce.asfuzzy.com</text:p>
          </table:table-cell>
          <table:table-cell office:value-type="string" calcext:value-type="string">
            <text:p>1073±1021s</text:p>
          </table:table-cell>
          <table:table-cell office:value-type="string" calcext:value-type="string">
            <text:p>GRAY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mazonses.com</text:p>
          </table:table-cell>
          <table:table-cell office:value-type="string" calcext:value-type="string">
            <text:p>6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.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ibpt.org.br</text:p>
          </table:table-cell>
          <table:table-cell office:value-type="string" calcext:value-type="string">
            <text:p>86±3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iob.com.br</text:p>
          </table:table-cell>
          <table:table-cell office:value-type="string" calcext:value-type="string">
            <text:p>87±6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jetdiveb.com.br</text:p>
          </table:table-cell>
          <table:table-cell office:value-type="string" calcext:value-type="string">
            <text:p>13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agga.com.br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personata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v-front-01.iob.com.br</text:p>
          </table:table-cell>
          <table:table-cell office:value-type="string" calcext:value-type="string">
            <text:p>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2-static.reverse.softlayer.com</text:p>
          </table:table-cell>
          <table:table-cell office:value-type="string" calcext:value-type="string">
            <text:p>206±19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8.85.53.123-static.reverse.softlayer.com</text:p>
          </table:table-cell>
          <table:table-cell office:value-type="string" calcext:value-type="string">
            <text:p>278±21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103.22-static.reverse.softlayer.com</text:p>
          </table:table-cell>
          <table:table-cell office:value-type="string" calcext:value-type="string">
            <text:p>620±6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95.53-static.reverse.softlayer.com</text:p>
          </table:table-cell>
          <table:table-cell office:value-type="string" calcext:value-type="string">
            <text:p>116±11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59.8.95.61-static.reverse.softlayer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4.77.164-static.reverse.softlayer.com</text:p>
          </table:table-cell>
          <table:table-cell office:value-type="string" calcext:value-type="string">
            <text:p>15495±1549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169.57.123.39-static.reverse.softlayer.com</text:p>
          </table:table-cell>
          <table:table-cell office:value-type="string" calcext:value-type="string">
            <text:p>103±8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46.16.191.100-static.reverse.softlayer.com</text:p>
          </table:table-cell>
          <table:table-cell office:value-type="string" calcext:value-type="string">
            <text:p>66±6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50.23.37.77-static.reverse.softlayer.com</text:p>
          </table:table-cell>
          <table:table-cell office:value-type="string" calcext:value-type="string">
            <text:p>428±38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50.23.5.59-static.reverse.softlayer.com</text:p>
          </table:table-cell>
          <table:table-cell office:value-type="string" calcext:value-type="string">
            <text:p>326±3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brava212.enviodemkt.com.br</text:p>
          </table:table-cell>
          <table:table-cell office:value-type="string" calcext:value-type="string">
            <text:p>61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naq19.cloudapp.net</text:p>
          </table:table-cell>
          <table:table-cell office:value-type="string" calcext:value-type="string">
            <text:p>1022±102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ibpt.org.br</text:p>
          </table:table-cell>
          <table:table-cell office:value-type="string" calcext:value-type="string">
            <text:p>86±3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d-view.loginlogistica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growtecrw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jetdiveb.com.br</text:p>
          </table:table-cell>
          <table:table-cell office:value-type="string" calcext:value-type="string">
            <text:p>13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23.us4.mcsv.net</text:p>
          </table:table-cell>
          <table:table-cell office:value-type="string" calcext:value-type="string">
            <text:p>114±5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8.suw11.mcdl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mailbox.pagga.com.br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2">
          <table:table-cell office:value-type="string" calcext:value-type="string">
            <text:p>@personata.com.br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oladian1.enviodemkt.com.br</text:p>
          </table:table-cell>
          <table:table-cell office:value-type="string" calcext:value-type="string">
            <text:p>25±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05.762.029/0001-24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1.808.206/0001-69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15.533.812/0001-70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40.303.109/0001-12</text:p>
          </table:table-cell>
          <table:table-cell office:value-type="string" calcext:value-type="string">
            <text:p>86±3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69.54.142.12</text:p>
          </table:table-cell>
          <table:table-cell office:value-type="string" calcext:value-type="string">
            <text:p>357±3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98.58.114.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 table:number-rows-repeated="1046796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1:Planilha1.D1048576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07:32:46.439000000</dc:date>
    <meta:document-statistic meta:table-count="1" meta:cell-count="7116" meta:object-count="0"/>
    <meta:generator>LibreOffice/4.1.4.2$Windows_x86 LibreOffice_project/0a0440ccc0227ad9829de5f46be37cfb6edcf72</meta:generator>
  </office:meta>
</office:document-meta>
</file>